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Arial Rounded MT Bold" fo:font-size="16pt" style:text-underline-style="solid" style:text-underline-width="auto" style:text-underline-color="#800000" style:font-size-asian="16pt" style:font-size-complex="16pt" style:font-relief="none"/>
    </style:style>
    <style:style style:name="ce2" style:family="table-cell" style:parent-style-name="Default">
      <style:text-properties style:font-name="Arial1"/>
    </style:style>
    <style:style style:name="ce3" style:family="table-cell" style:parent-style-name="Default" style:data-style-name="N118">
      <style:table-cell-properties style:text-align-source="fix" style:repeat-content="false"/>
      <style:paragraph-properties fo:text-align="center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in_Cos_Data" table:style-name="ta1" table:print="false">
        <table:table-column table:style-name="co1" table:number-columns-repeated="7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4"/>
        <table:table-row table:style-name="ro1">
          <table:table-cell table:style-name="Default" table:number-columns-repeated="10"/>
        </table:table-row>
        <table:table-row table:style-name="ro1">
          <table:table-cell table:style-name="ce1" office:value-type="string" table:number-columns-spanned="10" table:number-rows-spanned="2">
            <text:p>Linear Interpolation of the Sine and Cosine Function</text:p>
          </table:table-cell>
          <table:covered-table-cell table:number-columns-repeated="9" table:style-name="Default"/>
        </table:table-row>
        <table:table-row table:style-name="ro1">
          <table:covered-table-cell table:number-columns-repeated="10" table:style-name="Default"/>
        </table:table-row>
        <table:table-row table:style-name="ro1">
          <table:table-cell table:style-name="Default" table:number-columns-repeated="10"/>
        </table:table-row>
        <table:table-row table:style-name="ro2">
          <table:table-cell table:style-name="ce2" office:value-type="string">
            <text:p>Theta</text:p>
          </table:table-cell>
          <table:table-cell table:style-name="Default" office:value-type="string">
            <text:p>Theta</text:p>
          </table:table-cell>
          <table:table-cell table:style-name="Default" office:value-type="string">
            <text:p>Sin</text:p>
          </table:table-cell>
          <table:table-cell table:style-name="Default" office:value-type="string">
            <text:p>Cos</text:p>
          </table:table-cell>
          <table:table-cell table:style-name="Default" office:value-type="string">
            <text:p>Interp.</text:p>
          </table:table-cell>
          <table:table-cell table:style-name="Default" office:value-type="string">
            <text:p>Interp.</text:p>
          </table:table-cell>
          <table:table-cell table:style-name="Default" office:value-type="string">
            <text:p>Error Diff</text:p>
          </table:table-cell>
          <table:table-cell table:style-name="Default" office:value-type="string">
            <text:p>Error</text:p>
          </table:table-cell>
          <table:table-cell table:style-name="Default" office:value-type="string">
            <text:p>Error Diff</text:p>
          </table:table-cell>
          <table:table-cell table:style-name="Default" office:value-type="string">
            <text:p>Error</text:p>
          </table:table-cell>
        </table:table-row>
        <table:table-row table:style-name="ro1">
          <table:table-cell table:style-name="Default" office:value-type="string">
            <text:p>Deg</text:p>
          </table:table-cell>
          <table:table-cell table:style-name="Default" office:value-type="string">
            <text:p>Rad</text:p>
          </table:table-cell>
          <table:table-cell table:style-name="Default" table:number-columns-repeated="2"/>
          <table:table-cell table:style-name="Default" office:value-type="string">
            <text:p>Sin</text:p>
          </table:table-cell>
          <table:table-cell table:style-name="Default" office:value-type="string">
            <text:p>Cos</text:p>
          </table:table-cell>
          <table:table-cell table:number-columns-repeated="2" table:style-name="Default" office:value-type="string">
            <text:p>Sin</text:p>
          </table:table-cell>
          <table:table-cell table:number-columns-repeated="2" table:style-name="Default" office:value-type="string">
            <text:p>Cos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float" office:value="0">
            <text:p>0.00000</text:p>
          </table:table-cell>
          <table:table-cell table:formula="of:=RADIANS([.A8])" office:value-type="float" office:value="0">
            <text:p>0.00000</text:p>
          </table:table-cell>
          <table:table-cell table:formula="of:=SIN([.B8])" office:value-type="float" office:value="0">
            <text:p>0.00000</text:p>
          </table:table-cell>
          <table:table-cell table:formula="of:=COS([.B8])" office:value-type="float" office:value="1">
            <text:p>1.00000</text:p>
          </table:table-cell>
          <table:table-cell/>
          <table:table-cell table:style-name="Default" table:number-columns-repeated="5"/>
        </table:table-row>
        <table:table-row table:style-name="ro1">
          <table:table-cell office:value-type="float" office:value="5">
            <text:p>5.00000</text:p>
          </table:table-cell>
          <table:table-cell table:formula="of:=RADIANS([.A9])" office:value-type="float" office:value="0.0872664625997165">
            <text:p>0.08727</text:p>
          </table:table-cell>
          <table:table-cell table:formula="of:=SIN([.B9])" office:value-type="float" office:value="0.0871557427476582">
            <text:p>0.08716</text:p>
          </table:table-cell>
          <table:table-cell table:formula="of:=COS([.B9])" office:value-type="float" office:value="0.996194698091746">
            <text:p>0.99619</text:p>
          </table:table-cell>
          <table:table-cell table:formula="of:=[.C8]+([.C10]-[.C8])*(([.B9]-[.B8])/([.B10]-[.B8]))" office:value-type="float" office:value="0.0868240888334652">
            <text:p>0.08682</text:p>
          </table:table-cell>
          <table:table-cell table:formula="of:=[.D8]+([.D10]-[.D8])*(([.B9]-[.B8])/([.B10]-[.B8]))" office:value-type="float" office:value="0.992403876506104">
            <text:p>0.99240</text:p>
          </table:table-cell>
          <table:table-cell table:formula="of:=[.C9]-[.E9]" office:value-type="float" office:value="0.000331653914193">
            <text:p>0.00033</text:p>
          </table:table-cell>
          <table:table-cell table:formula="of:=([.C9]-[.E9])/[.C9]" office:value-type="percentage" office:value="0.00380530190825448">
            <text:p>0.38%</text:p>
          </table:table-cell>
          <table:table-cell table:formula="of:=[.D9]-[.F9]" office:value-type="float" office:value="0.00379082158564148">
            <text:p>0.00379</text:p>
          </table:table-cell>
          <table:table-cell table:formula="of:=([.D9]-[.F9])/[.D9]" office:value-type="percentage" office:value="0.00380530190825444">
            <text:p>0.38%</text:p>
          </table:table-cell>
        </table:table-row>
        <table:table-row table:style-name="ro1">
          <table:table-cell office:value-type="float" office:value="10">
            <text:p>10.00000</text:p>
          </table:table-cell>
          <table:table-cell table:formula="of:=RADIANS([.A10])" office:value-type="float" office:value="0.174532925199433">
            <text:p>0.17453</text:p>
          </table:table-cell>
          <table:table-cell table:formula="of:=SIN([.B10])" office:value-type="float" office:value="0.17364817766693">
            <text:p>0.17365</text:p>
          </table:table-cell>
          <table:table-cell table:formula="of:=COS([.B10])" office:value-type="float" office:value="0.984807753012208">
            <text:p>0.98481</text:p>
          </table:table-cell>
          <table:table-cell table:formula="of:=[.C9]+([.C11]-[.C9])*(([.B10]-[.B9])/([.B11]-[.B9]))" office:value-type="float" office:value="0.172987393925089">
            <text:p>0.17299</text:p>
          </table:table-cell>
          <table:table-cell table:formula="of:=[.D9]+([.D11]-[.D9])*(([.B10]-[.B9])/([.B11]-[.B9]))" office:value-type="float" office:value="0.981060262190407">
            <text:p>0.98106</text:p>
          </table:table-cell>
          <table:table-cell table:formula="of:=[.C10]-[.E10]" office:value-type="float" office:value="0.000660783741840865">
            <text:p>0.00066</text:p>
          </table:table-cell>
          <table:table-cell table:formula="of:=([.C10]-[.E10])/[.C10]" office:value-type="percentage" office:value="0.00380530190825437">
            <text:p>0.38%</text:p>
          </table:table-cell>
          <table:table-cell table:formula="of:=[.D10]-[.F10]" office:value-type="float" office:value="0.00374749082180115">
            <text:p>0.00375</text:p>
          </table:table-cell>
          <table:table-cell table:formula="of:=([.D10]-[.F10])/[.D10]" office:value-type="percentage" office:value="0.00380530190825446">
            <text:p>0.38%</text:p>
          </table:table-cell>
        </table:table-row>
        <table:table-row table:style-name="ro1">
          <table:table-cell office:value-type="float" office:value="15">
            <text:p>15.00000</text:p>
          </table:table-cell>
          <table:table-cell table:formula="of:=RADIANS([.A11])" office:value-type="float" office:value="0.261799387799149">
            <text:p>0.26180</text:p>
          </table:table-cell>
          <table:table-cell table:formula="of:=SIN([.B11])" office:value-type="float" office:value="0.258819045102521">
            <text:p>0.25882</text:p>
          </table:table-cell>
          <table:table-cell table:formula="of:=COS([.B11])" office:value-type="float" office:value="0.965925826289068">
            <text:p>0.96593</text:p>
          </table:table-cell>
          <table:table-cell table:formula="of:=[.C10]+([.C12]-[.C10])*(([.B11]-[.B10])/([.B12]-[.B10]))" office:value-type="float" office:value="0.257834160496299">
            <text:p>0.25783</text:p>
          </table:table-cell>
          <table:table-cell table:formula="of:=[.D10]+([.D12]-[.D10])*(([.B11]-[.B10])/([.B12]-[.B10]))" office:value-type="float" office:value="0.962250186899058">
            <text:p>0.96225</text:p>
          </table:table-cell>
          <table:table-cell table:formula="of:=[.C11]-[.E11]" office:value-type="float" office:value="0.000984884606221259">
            <text:p>0.00098</text:p>
          </table:table-cell>
          <table:table-cell table:formula="of:=([.C11]-[.E11])/[.C11]" office:value-type="percentage" office:value="0.00380530190825461">
            <text:p>0.38%</text:p>
          </table:table-cell>
          <table:table-cell table:formula="of:=[.D11]-[.F11]" office:value-type="float" office:value="0.00367563939001003">
            <text:p>0.00368</text:p>
          </table:table-cell>
          <table:table-cell table:formula="of:=([.D11]-[.F11])/[.D11]" office:value-type="percentage" office:value="0.00380530190825443">
            <text:p>0.38%</text:p>
          </table:table-cell>
        </table:table-row>
        <table:table-row table:style-name="ro1">
          <table:table-cell office:value-type="float" office:value="20">
            <text:p>20.00000</text:p>
          </table:table-cell>
          <table:table-cell table:formula="of:=RADIANS([.A12])" office:value-type="float" office:value="0.349065850398866">
            <text:p>0.34907</text:p>
          </table:table-cell>
          <table:table-cell table:formula="of:=SIN([.B12])" office:value-type="float" office:value="0.342020143325669">
            <text:p>0.34202</text:p>
          </table:table-cell>
          <table:table-cell table:formula="of:=COS([.B12])" office:value-type="float" office:value="0.939692620785908">
            <text:p>0.93969</text:p>
          </table:table-cell>
          <table:table-cell table:formula="of:=[.C11]+([.C13]-[.C11])*(([.B12]-[.B11])/([.B13]-[.B11]))" office:value-type="float" office:value="0.34071865342161">
            <text:p>0.34072</text:p>
          </table:table-cell>
          <table:table-cell table:formula="of:=[.D11]+([.D13]-[.D11])*(([.B12]-[.B11])/([.B13]-[.B11]))" office:value-type="float" office:value="0.936116806662859">
            <text:p>0.93612</text:p>
          </table:table-cell>
          <table:table-cell table:formula="of:=[.C12]-[.E12]" office:value-type="float" office:value="0.00130148990405859">
            <text:p>0.00130</text:p>
          </table:table-cell>
          <table:table-cell table:formula="of:=([.C12]-[.E12])/[.C12]" office:value-type="percentage" office:value="0.00380530190825435">
            <text:p>0.38%</text:p>
          </table:table-cell>
          <table:table-cell table:formula="of:=[.D12]-[.F12]" office:value-type="float" office:value="0.0035758141230493">
            <text:p>0.00358</text:p>
          </table:table-cell>
          <table:table-cell table:formula="of:=([.D12]-[.F12])/[.D12]" office:value-type="percentage" office:value="0.00380530190825451">
            <text:p>0.38%</text:p>
          </table:table-cell>
        </table:table-row>
        <table:table-row table:style-name="ro1">
          <table:table-cell office:value-type="float" office:value="25">
            <text:p>25.00000</text:p>
          </table:table-cell>
          <table:table-cell table:formula="of:=RADIANS([.A13])" office:value-type="float" office:value="0.436332312998582">
            <text:p>0.43633</text:p>
          </table:table-cell>
          <table:table-cell table:formula="of:=SIN([.B13])" office:value-type="float" office:value="0.422618261740699">
            <text:p>0.42262</text:p>
          </table:table-cell>
          <table:table-cell table:formula="of:=COS([.B13])" office:value-type="float" office:value="0.90630778703665">
            <text:p>0.90631</text:p>
          </table:table-cell>
          <table:table-cell table:formula="of:=[.C12]+([.C14]-[.C12])*(([.B13]-[.B12])/([.B14]-[.B12]))" office:value-type="float" office:value="0.421010071662834">
            <text:p>0.42101</text:p>
          </table:table-cell>
          <table:table-cell table:formula="of:=[.D12]+([.D14]-[.D12])*(([.B13]-[.B12])/([.B14]-[.B12]))" office:value-type="float" office:value="0.902859012285174">
            <text:p>0.90286</text:p>
          </table:table-cell>
          <table:table-cell table:formula="of:=[.C13]-[.E13]" office:value-type="float" office:value="0.00160819007786511">
            <text:p>0.00161</text:p>
          </table:table-cell>
          <table:table-cell table:formula="of:=([.C13]-[.E13])/[.C13]" office:value-type="percentage" office:value="0.00380530190825457">
            <text:p>0.38%</text:p>
          </table:table-cell>
          <table:table-cell table:formula="of:=[.D13]-[.F13]" office:value-type="float" office:value="0.00344877475147642">
            <text:p>0.00345</text:p>
          </table:table-cell>
          <table:table-cell table:formula="of:=([.D13]-[.F13])/[.D13]" office:value-type="percentage" office:value="0.00380530190825444">
            <text:p>0.38%</text:p>
          </table:table-cell>
        </table:table-row>
        <table:table-row table:style-name="ro1">
          <table:table-cell office:value-type="float" office:value="30">
            <text:p>30.00000</text:p>
          </table:table-cell>
          <table:table-cell table:formula="of:=RADIANS([.A14])" office:value-type="float" office:value="0.523598775598299">
            <text:p>0.52360</text:p>
          </table:table-cell>
          <table:table-cell table:formula="of:=SIN([.B14])" office:value-type="float" office:value="0.5">
            <text:p>0.50000</text:p>
          </table:table-cell>
          <table:table-cell table:formula="of:=COS([.B14])" office:value-type="float" office:value="0.866025403784439">
            <text:p>0.86603</text:p>
          </table:table-cell>
          <table:table-cell table:formula="of:=[.C13]+([.C15]-[.C13])*(([.B14]-[.B13])/([.B15]-[.B13]))" office:value-type="float" office:value="0.498097349045873">
            <text:p>0.49810</text:p>
          </table:table-cell>
          <table:table-cell table:formula="of:=[.D13]+([.D15]-[.D13])*(([.B14]-[.B13])/([.B15]-[.B13]))" office:value-type="float" office:value="0.862729915662821">
            <text:p>0.86273</text:p>
          </table:table-cell>
          <table:table-cell table:formula="of:=[.C14]-[.E14]" office:value-type="float" office:value="0.00190265095412723">
            <text:p>0.00190</text:p>
          </table:table-cell>
          <table:table-cell table:formula="of:=([.C14]-[.E14])/[.C14]" office:value-type="percentage" office:value="0.00380530190825446">
            <text:p>0.38%</text:p>
          </table:table-cell>
          <table:table-cell table:formula="of:=[.D14]-[.F14]" office:value-type="float" office:value="0.00329548812161784">
            <text:p>0.00330</text:p>
          </table:table-cell>
          <table:table-cell table:formula="of:=([.D14]-[.F14])/[.D14]" office:value-type="percentage" office:value="0.00380530190825455">
            <text:p>0.38%</text:p>
          </table:table-cell>
        </table:table-row>
        <table:table-row table:style-name="ro1">
          <table:table-cell office:value-type="float" office:value="35">
            <text:p>35.00000</text:p>
          </table:table-cell>
          <table:table-cell table:formula="of:=RADIANS([.A15])" office:value-type="float" office:value="0.610865238198015">
            <text:p>0.61087</text:p>
          </table:table-cell>
          <table:table-cell table:formula="of:=SIN([.B15])" office:value-type="float" office:value="0.573576436351046">
            <text:p>0.57358</text:p>
          </table:table-cell>
          <table:table-cell table:formula="of:=COS([.B15])" office:value-type="float" office:value="0.819152044288992">
            <text:p>0.81915</text:p>
          </table:table-cell>
          <table:table-cell table:formula="of:=[.C14]+([.C16]-[.C14])*(([.B15]-[.B14])/([.B16]-[.B14]))" office:value-type="float" office:value="0.57139380484327">
            <text:p>0.57139</text:p>
          </table:table-cell>
          <table:table-cell table:formula="of:=[.D14]+([.D16]-[.D14])*(([.B15]-[.B14])/([.B16]-[.B14]))" office:value-type="float" office:value="0.816034923451708">
            <text:p>0.81603</text:p>
          </table:table-cell>
          <table:table-cell table:formula="of:=[.C15]-[.E15]" office:value-type="float" office:value="0.00218263150777642">
            <text:p>0.00218</text:p>
          </table:table-cell>
          <table:table-cell table:formula="of:=([.C15]-[.E15])/[.C15]" office:value-type="percentage" office:value="0.00380530190825445">
            <text:p>0.38%</text:p>
          </table:table-cell>
          <table:table-cell table:formula="of:=[.D15]-[.F15]" office:value-type="float" office:value="0.00311712083728344">
            <text:p>0.00312</text:p>
          </table:table-cell>
          <table:table-cell table:formula="of:=([.D15]-[.F15])/[.D15]" office:value-type="percentage" office:value="0.00380530190825445">
            <text:p>0.38%</text:p>
          </table:table-cell>
        </table:table-row>
        <table:table-row table:style-name="ro1">
          <table:table-cell office:value-type="float" office:value="40">
            <text:p>40.00000</text:p>
          </table:table-cell>
          <table:table-cell table:formula="of:=RADIANS([.A16])" office:value-type="float" office:value="0.698131700797732">
            <text:p>0.69813</text:p>
          </table:table-cell>
          <table:table-cell table:formula="of:=SIN([.B16])" office:value-type="float" office:value="0.642787609686539">
            <text:p>0.64279</text:p>
          </table:table-cell>
          <table:table-cell table:formula="of:=COS([.B16])" office:value-type="float" office:value="0.766044443118978">
            <text:p>0.76604</text:p>
          </table:table-cell>
          <table:table-cell table:formula="of:=[.C15]+([.C17]-[.C15])*(([.B16]-[.B15])/([.B17]-[.B15]))" office:value-type="float" office:value="0.640341608768797">
            <text:p>0.64034</text:p>
          </table:table-cell>
          <table:table-cell table:formula="of:=[.D15]+([.D17]-[.D15])*(([.B16]-[.B15])/([.B17]-[.B15]))" office:value-type="float" office:value="0.76312941273777">
            <text:p>0.76313</text:p>
          </table:table-cell>
          <table:table-cell table:formula="of:=[.C16]-[.E16]" office:value-type="float" office:value="0.0024460009177425">
            <text:p>0.00245</text:p>
          </table:table-cell>
          <table:table-cell table:formula="of:=([.C16]-[.E16])/[.C16]" office:value-type="percentage" office:value="0.00380530190825444">
            <text:p>0.38%</text:p>
          </table:table-cell>
          <table:table-cell table:formula="of:=[.D16]-[.F16]" office:value-type="float" office:value="0.00291503038120833">
            <text:p>0.00292</text:p>
          </table:table-cell>
          <table:table-cell table:formula="of:=([.D16]-[.F16])/[.D16]" office:value-type="percentage" office:value="0.0038053019082544">
            <text:p>0.38%</text:p>
          </table:table-cell>
        </table:table-row>
        <table:table-row table:style-name="ro1">
          <table:table-cell office:value-type="float" office:value="45">
            <text:p>45.00000</text:p>
          </table:table-cell>
          <table:table-cell table:formula="of:=RADIANS([.A17])" office:value-type="float" office:value="0.785398163397448">
            <text:p>0.78540</text:p>
          </table:table-cell>
          <table:table-cell table:formula="of:=SIN([.B17])" office:value-type="float" office:value="0.707106781186547">
            <text:p>0.70711</text:p>
          </table:table-cell>
          <table:table-cell table:formula="of:=COS([.B17])" office:value-type="float" office:value="0.707106781186548">
            <text:p>0.70711</text:p>
          </table:table-cell>
          <table:table-cell table:formula="of:=[.C16]+([.C18]-[.C16])*(([.B17]-[.B16])/([.B18]-[.B16]))" office:value-type="float" office:value="0.704416026402759">
            <text:p>0.70442</text:p>
          </table:table-cell>
          <table:table-cell table:formula="of:=[.D16]+([.D18]-[.D16])*(([.B17]-[.B16])/([.B18]-[.B16]))" office:value-type="float" office:value="0.704416026402759">
            <text:p>0.70442</text:p>
          </table:table-cell>
          <table:table-cell table:formula="of:=[.C17]-[.E17]" office:value-type="float" office:value="0.00269075478378888">
            <text:p>0.00269</text:p>
          </table:table-cell>
          <table:table-cell table:formula="of:=([.C17]-[.E17])/[.C17]" office:value-type="percentage" office:value="0.00380530190825453">
            <text:p>0.38%</text:p>
          </table:table-cell>
          <table:table-cell table:formula="of:=[.D17]-[.F17]" office:value-type="float" office:value="0.00269075478378888">
            <text:p>0.00269</text:p>
          </table:table-cell>
          <table:table-cell table:formula="of:=([.D17]-[.F17])/[.D17]" office:value-type="percentage" office:value="0.00380530190825453">
            <text:p>0.38%</text:p>
          </table:table-cell>
        </table:table-row>
        <table:table-row table:style-name="ro1">
          <table:table-cell office:value-type="float" office:value="50">
            <text:p>50.00000</text:p>
          </table:table-cell>
          <table:table-cell table:formula="of:=RADIANS([.A18])" office:value-type="float" office:value="0.872664625997165">
            <text:p>0.87266</text:p>
          </table:table-cell>
          <table:table-cell table:formula="of:=SIN([.B18])" office:value-type="float" office:value="0.766044443118978">
            <text:p>0.76604</text:p>
          </table:table-cell>
          <table:table-cell table:formula="of:=COS([.B18])" office:value-type="float" office:value="0.642787609686539">
            <text:p>0.64279</text:p>
          </table:table-cell>
          <table:table-cell table:formula="of:=[.C17]+([.C19]-[.C17])*(([.B18]-[.B17])/([.B19]-[.B17]))" office:value-type="float" office:value="0.76312941273777">
            <text:p>0.76313</text:p>
          </table:table-cell>
          <table:table-cell table:formula="of:=[.D17]+([.D19]-[.D17])*(([.B18]-[.B17])/([.B19]-[.B17]))" office:value-type="float" office:value="0.640341608768797">
            <text:p>0.64034</text:p>
          </table:table-cell>
          <table:table-cell table:formula="of:=[.C18]-[.E18]" office:value-type="float" office:value="0.00291503038120833">
            <text:p>0.00292</text:p>
          </table:table-cell>
          <table:table-cell table:formula="of:=([.C18]-[.E18])/[.C18]" office:value-type="percentage" office:value="0.0038053019082544">
            <text:p>0.38%</text:p>
          </table:table-cell>
          <table:table-cell table:formula="of:=[.D18]-[.F18]" office:value-type="float" office:value="0.0024460009177425">
            <text:p>0.00245</text:p>
          </table:table-cell>
          <table:table-cell table:formula="of:=([.D18]-[.F18])/[.D18]" office:value-type="percentage" office:value="0.00380530190825444">
            <text:p>0.38%</text:p>
          </table:table-cell>
        </table:table-row>
        <table:table-row table:style-name="ro1">
          <table:table-cell office:value-type="float" office:value="55">
            <text:p>55.00000</text:p>
          </table:table-cell>
          <table:table-cell table:formula="of:=RADIANS([.A19])" office:value-type="float" office:value="0.959931088596881">
            <text:p>0.95993</text:p>
          </table:table-cell>
          <table:table-cell table:formula="of:=SIN([.B19])" office:value-type="float" office:value="0.819152044288992">
            <text:p>0.81915</text:p>
          </table:table-cell>
          <table:table-cell table:formula="of:=COS([.B19])" office:value-type="float" office:value="0.573576436351046">
            <text:p>0.57358</text:p>
          </table:table-cell>
          <table:table-cell table:formula="of:=[.C18]+([.C20]-[.C18])*(([.B19]-[.B18])/([.B20]-[.B18]))" office:value-type="float" office:value="0.816034923451708">
            <text:p>0.81603</text:p>
          </table:table-cell>
          <table:table-cell table:formula="of:=[.D18]+([.D20]-[.D18])*(([.B19]-[.B18])/([.B20]-[.B18]))" office:value-type="float" office:value="0.57139380484327">
            <text:p>0.57139</text:p>
          </table:table-cell>
          <table:table-cell table:formula="of:=[.C19]-[.E19]" office:value-type="float" office:value="0.00311712083728344">
            <text:p>0.00312</text:p>
          </table:table-cell>
          <table:table-cell table:formula="of:=([.C19]-[.E19])/[.C19]" office:value-type="percentage" office:value="0.00380530190825445">
            <text:p>0.38%</text:p>
          </table:table-cell>
          <table:table-cell table:formula="of:=[.D19]-[.F19]" office:value-type="float" office:value="0.00218263150777642">
            <text:p>0.00218</text:p>
          </table:table-cell>
          <table:table-cell table:formula="of:=([.D19]-[.F19])/[.D19]" office:value-type="percentage" office:value="0.00380530190825445">
            <text:p>0.38%</text:p>
          </table:table-cell>
        </table:table-row>
        <table:table-row table:style-name="ro1">
          <table:table-cell office:value-type="float" office:value="60">
            <text:p>60.00000</text:p>
          </table:table-cell>
          <table:table-cell table:formula="of:=RADIANS([.A20])" office:value-type="float" office:value="1.0471975511966">
            <text:p>1.04720</text:p>
          </table:table-cell>
          <table:table-cell table:formula="of:=SIN([.B20])" office:value-type="float" office:value="0.866025403784439">
            <text:p>0.86603</text:p>
          </table:table-cell>
          <table:table-cell table:formula="of:=COS([.B20])" office:value-type="float" office:value="0.5">
            <text:p>0.50000</text:p>
          </table:table-cell>
          <table:table-cell table:formula="of:=[.C19]+([.C21]-[.C19])*(([.B20]-[.B19])/([.B21]-[.B19]))" office:value-type="float" office:value="0.862729915662821">
            <text:p>0.86273</text:p>
          </table:table-cell>
          <table:table-cell table:formula="of:=[.D19]+([.D21]-[.D19])*(([.B20]-[.B19])/([.B21]-[.B19]))" office:value-type="float" office:value="0.498097349045873">
            <text:p>0.49810</text:p>
          </table:table-cell>
          <table:table-cell table:formula="of:=[.C20]-[.E20]" office:value-type="float" office:value="0.00329548812161784">
            <text:p>0.00330</text:p>
          </table:table-cell>
          <table:table-cell table:formula="of:=([.C20]-[.E20])/[.C20]" office:value-type="percentage" office:value="0.00380530190825455">
            <text:p>0.38%</text:p>
          </table:table-cell>
          <table:table-cell table:formula="of:=[.D20]-[.F20]" office:value-type="float" office:value="0.00190265095412723">
            <text:p>0.00190</text:p>
          </table:table-cell>
          <table:table-cell table:formula="of:=([.D20]-[.F20])/[.D20]" office:value-type="percentage" office:value="0.00380530190825445">
            <text:p>0.38%</text:p>
          </table:table-cell>
        </table:table-row>
        <table:table-row table:style-name="ro1">
          <table:table-cell office:value-type="float" office:value="65">
            <text:p>65.00000</text:p>
          </table:table-cell>
          <table:table-cell table:formula="of:=RADIANS([.A21])" office:value-type="float" office:value="1.13446401379631">
            <text:p>1.13446</text:p>
          </table:table-cell>
          <table:table-cell table:formula="of:=SIN([.B21])" office:value-type="float" office:value="0.90630778703665">
            <text:p>0.90631</text:p>
          </table:table-cell>
          <table:table-cell table:formula="of:=COS([.B21])" office:value-type="float" office:value="0.422618261740699">
            <text:p>0.42262</text:p>
          </table:table-cell>
          <table:table-cell table:formula="of:=[.C20]+([.C22]-[.C20])*(([.B21]-[.B20])/([.B22]-[.B20]))" office:value-type="float" office:value="0.902859012285174">
            <text:p>0.90286</text:p>
          </table:table-cell>
          <table:table-cell table:formula="of:=[.D20]+([.D22]-[.D20])*(([.B21]-[.B20])/([.B22]-[.B20]))" office:value-type="float" office:value="0.421010071662834">
            <text:p>0.42101</text:p>
          </table:table-cell>
          <table:table-cell table:formula="of:=[.C21]-[.E21]" office:value-type="float" office:value="0.00344877475147642">
            <text:p>0.00345</text:p>
          </table:table-cell>
          <table:table-cell table:formula="of:=([.C21]-[.E21])/[.C21]" office:value-type="percentage" office:value="0.00380530190825444">
            <text:p>0.38%</text:p>
          </table:table-cell>
          <table:table-cell table:formula="of:=[.D21]-[.F21]" office:value-type="float" office:value="0.00160819007786511">
            <text:p>0.00161</text:p>
          </table:table-cell>
          <table:table-cell table:formula="of:=([.D21]-[.F21])/[.D21]" office:value-type="percentage" office:value="0.00380530190825457">
            <text:p>0.38%</text:p>
          </table:table-cell>
        </table:table-row>
        <table:table-row table:style-name="ro1">
          <table:table-cell office:value-type="float" office:value="70">
            <text:p>70.00000</text:p>
          </table:table-cell>
          <table:table-cell table:formula="of:=RADIANS([.A22])" office:value-type="float" office:value="1.22173047639603">
            <text:p>1.22173</text:p>
          </table:table-cell>
          <table:table-cell table:formula="of:=SIN([.B22])" office:value-type="float" office:value="0.939692620785908">
            <text:p>0.93969</text:p>
          </table:table-cell>
          <table:table-cell table:formula="of:=COS([.B22])" office:value-type="float" office:value="0.342020143325669">
            <text:p>0.34202</text:p>
          </table:table-cell>
          <table:table-cell table:formula="of:=[.C21]+([.C23]-[.C21])*(([.B22]-[.B21])/([.B23]-[.B21]))" office:value-type="float" office:value="0.936116806662859">
            <text:p>0.93612</text:p>
          </table:table-cell>
          <table:table-cell table:formula="of:=[.D21]+([.D23]-[.D21])*(([.B22]-[.B21])/([.B23]-[.B21]))" office:value-type="float" office:value="0.34071865342161">
            <text:p>0.34072</text:p>
          </table:table-cell>
          <table:table-cell table:formula="of:=[.C22]-[.E22]" office:value-type="float" office:value="0.00357581412304919">
            <text:p>0.00358</text:p>
          </table:table-cell>
          <table:table-cell table:formula="of:=([.C22]-[.E22])/[.C22]" office:value-type="percentage" office:value="0.0038053019082544">
            <text:p>0.38%</text:p>
          </table:table-cell>
          <table:table-cell table:formula="of:=[.D22]-[.F22]" office:value-type="float" office:value="0.00130148990405865">
            <text:p>0.00130</text:p>
          </table:table-cell>
          <table:table-cell table:formula="of:=([.D22]-[.F22])/[.D22]" office:value-type="percentage" office:value="0.00380530190825452">
            <text:p>0.38%</text:p>
          </table:table-cell>
        </table:table-row>
        <table:table-row table:style-name="ro1">
          <table:table-cell office:value-type="float" office:value="75">
            <text:p>75.00000</text:p>
          </table:table-cell>
          <table:table-cell table:formula="of:=RADIANS([.A23])" office:value-type="float" office:value="1.30899693899575">
            <text:p>1.30900</text:p>
          </table:table-cell>
          <table:table-cell table:formula="of:=SIN([.B23])" office:value-type="float" office:value="0.965925826289068">
            <text:p>0.96593</text:p>
          </table:table-cell>
          <table:table-cell table:formula="of:=COS([.B23])" office:value-type="float" office:value="0.258819045102521">
            <text:p>0.25882</text:p>
          </table:table-cell>
          <table:table-cell table:formula="of:=[.C22]+([.C24]-[.C22])*(([.B23]-[.B22])/([.B24]-[.B22]))" office:value-type="float" office:value="0.962250186899058">
            <text:p>0.96225</text:p>
          </table:table-cell>
          <table:table-cell table:formula="of:=[.D22]+([.D24]-[.D22])*(([.B23]-[.B22])/([.B24]-[.B22]))" office:value-type="float" office:value="0.257834160496299">
            <text:p>0.25783</text:p>
          </table:table-cell>
          <table:table-cell table:formula="of:=[.C23]-[.E23]" office:value-type="float" office:value="0.00367563939001014">
            <text:p>0.00368</text:p>
          </table:table-cell>
          <table:table-cell table:formula="of:=([.C23]-[.E23])/[.C23]" office:value-type="percentage" office:value="0.00380530190825455">
            <text:p>0.38%</text:p>
          </table:table-cell>
          <table:table-cell table:formula="of:=[.D23]-[.F23]" office:value-type="float" office:value="0.000984884606221259">
            <text:p>0.00098</text:p>
          </table:table-cell>
          <table:table-cell table:formula="of:=([.D23]-[.F23])/[.D23]" office:value-type="percentage" office:value="0.00380530190825461">
            <text:p>0.38%</text:p>
          </table:table-cell>
        </table:table-row>
        <table:table-row table:style-name="ro1">
          <table:table-cell office:value-type="float" office:value="80">
            <text:p>80.00000</text:p>
          </table:table-cell>
          <table:table-cell table:formula="of:=RADIANS([.A24])" office:value-type="float" office:value="1.39626340159546">
            <text:p>1.39626</text:p>
          </table:table-cell>
          <table:table-cell table:formula="of:=SIN([.B24])" office:value-type="float" office:value="0.984807753012208">
            <text:p>0.98481</text:p>
          </table:table-cell>
          <table:table-cell table:formula="of:=COS([.B24])" office:value-type="float" office:value="0.17364817766693">
            <text:p>0.17365</text:p>
          </table:table-cell>
          <table:table-cell table:formula="of:=[.C23]+([.C25]-[.C23])*(([.B24]-[.B23])/([.B25]-[.B23]))" office:value-type="float" office:value="0.981060262190407">
            <text:p>0.98106</text:p>
          </table:table-cell>
          <table:table-cell table:formula="of:=[.D23]+([.D25]-[.D23])*(([.B24]-[.B23])/([.B25]-[.B23]))" office:value-type="float" office:value="0.17298739392509">
            <text:p>0.17299</text:p>
          </table:table-cell>
          <table:table-cell table:formula="of:=[.C24]-[.E24]" office:value-type="float" office:value="0.00374749082180115">
            <text:p>0.00375</text:p>
          </table:table-cell>
          <table:table-cell table:formula="of:=([.C24]-[.E24])/[.C24]" office:value-type="percentage" office:value="0.00380530190825446">
            <text:p>0.38%</text:p>
          </table:table-cell>
          <table:table-cell table:formula="of:=[.D24]-[.F24]" office:value-type="float" office:value="0.000660783741840865">
            <text:p>0.00066</text:p>
          </table:table-cell>
          <table:table-cell table:formula="of:=([.D24]-[.F24])/[.D24]" office:value-type="percentage" office:value="0.00380530190825437">
            <text:p>0.38%</text:p>
          </table:table-cell>
        </table:table-row>
        <table:table-row table:style-name="ro1">
          <table:table-cell office:value-type="float" office:value="85">
            <text:p>85.00000</text:p>
          </table:table-cell>
          <table:table-cell table:formula="of:=RADIANS([.A25])" office:value-type="float" office:value="1.48352986419518">
            <text:p>1.48353</text:p>
          </table:table-cell>
          <table:table-cell table:formula="of:=SIN([.B25])" office:value-type="float" office:value="0.996194698091746">
            <text:p>0.99619</text:p>
          </table:table-cell>
          <table:table-cell table:formula="of:=COS([.B25])" office:value-type="float" office:value="0.0871557427476581">
            <text:p>0.08716</text:p>
          </table:table-cell>
          <table:table-cell table:formula="of:=[.C24]+([.C26]-[.C24])*(([.B25]-[.B24])/([.B26]-[.B24]))" office:value-type="float" office:value="0.992403876506104">
            <text:p>0.99240</text:p>
          </table:table-cell>
          <table:table-cell table:formula="of:=[.D24]+([.D26]-[.D24])*(([.B25]-[.B24])/([.B26]-[.B24]))" office:value-type="float" office:value="0.0868240888334651">
            <text:p>0.08682</text:p>
          </table:table-cell>
          <table:table-cell table:formula="of:=[.C25]-[.E25]" office:value-type="float" office:value="0.00379082158564148">
            <text:p>0.00379</text:p>
          </table:table-cell>
          <table:table-cell table:formula="of:=([.C25]-[.E25])/[.C25]" office:value-type="percentage" office:value="0.00380530190825444">
            <text:p>0.38%</text:p>
          </table:table-cell>
          <table:table-cell table:formula="of:=[.D25]-[.F25]" office:value-type="float" office:value="0.000331653914193014">
            <text:p>0.00033</text:p>
          </table:table-cell>
          <table:table-cell table:formula="of:=([.D25]-[.F25])/[.D25]" office:value-type="percentage" office:value="0.00380530190825464">
            <text:p>0.38%</text:p>
          </table:table-cell>
        </table:table-row>
        <table:table-row table:style-name="ro1">
          <table:table-cell office:value-type="float" office:value="90">
            <text:p>90.00000</text:p>
          </table:table-cell>
          <table:table-cell table:formula="of:=RADIANS([.A26])" office:value-type="float" office:value="1.5707963267949">
            <text:p>1.57080</text:p>
          </table:table-cell>
          <table:table-cell table:formula="of:=SIN([.B26])" office:value-type="float" office:value="1">
            <text:p>1.00000</text:p>
          </table:table-cell>
          <table:table-cell table:formula="of:=COS([.B26])" office:value-type="float" office:value="6.12323399573677E-017">
            <text:p>0.00000</text:p>
          </table:table-cell>
          <table:table-cell table:formula="of:=[.C25]+([.C27]-[.C25])*(([.B26]-[.B25])/([.B27]-[.B25]))" office:value-type="float" office:value="0.996194698091746">
            <text:p>0.99619</text:p>
          </table:table-cell>
          <table:table-cell table:formula="of:=[.D25]+([.D27]-[.D25])*(([.B26]-[.B25])/([.B27]-[.B25]))" office:value-type="float" office:value="0">
            <text:p>0.00000</text:p>
          </table:table-cell>
          <table:table-cell table:formula="of:=[.C26]-[.E26]" office:value-type="float" office:value="0.00380530190825445">
            <text:p>0.00381</text:p>
          </table:table-cell>
          <table:table-cell table:formula="of:=([.C26]-[.E26])/[.C26]" office:value-type="percentage" office:value="0.00380530190825445">
            <text:p>0.38%</text:p>
          </table:table-cell>
          <table:table-cell table:formula="of:=[.D26]-[.F26]" office:value-type="float" office:value="6.12323399573677E-017">
            <text:p>0.00000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95">
            <text:p>95.00000</text:p>
          </table:table-cell>
          <table:table-cell table:formula="of:=RADIANS([.A27])" office:value-type="float" office:value="1.65806278939461">
            <text:p>1.65806</text:p>
          </table:table-cell>
          <table:table-cell table:formula="of:=SIN([.B27])" office:value-type="float" office:value="0.996194698091746">
            <text:p>0.99619</text:p>
          </table:table-cell>
          <table:table-cell table:formula="of:=COS([.B27])" office:value-type="float" office:value="-0.0871557427476582">
            <text:p>-0.08716</text:p>
          </table:table-cell>
          <table:table-cell table:formula="of:=[.C26]+([.C28]-[.C26])*(([.B27]-[.B26])/([.B28]-[.B26]))" office:value-type="float" office:value="0.992403876506104">
            <text:p>0.99240</text:p>
          </table:table-cell>
          <table:table-cell table:formula="of:=[.D26]+([.D28]-[.D26])*(([.B27]-[.B26])/([.B28]-[.B26]))" office:value-type="float" office:value="-0.0868240888334652">
            <text:p>-0.08682</text:p>
          </table:table-cell>
          <table:table-cell table:formula="of:=[.C27]-[.E27]" office:value-type="float" office:value="0.00379082158564159">
            <text:p>0.00379</text:p>
          </table:table-cell>
          <table:table-cell table:formula="of:=([.C27]-[.E27])/[.C27]" office:value-type="percentage" office:value="0.00380530190825456">
            <text:p>0.38%</text:p>
          </table:table-cell>
          <table:table-cell table:formula="of:=[.D27]-[.F27]" office:value-type="float" office:value="-0.000331653914193">
            <text:p>-0.00033</text:p>
          </table:table-cell>
          <table:table-cell table:formula="of:=([.D27]-[.F27])/[.D27]" office:value-type="percentage" office:value="0.00380530190825448">
            <text:p>0.38%</text:p>
          </table:table-cell>
        </table:table-row>
        <table:table-row table:style-name="ro1">
          <table:table-cell office:value-type="float" office:value="100">
            <text:p>100.00000</text:p>
          </table:table-cell>
          <table:table-cell table:formula="of:=RADIANS([.A28])" office:value-type="float" office:value="1.74532925199433">
            <text:p>1.74533</text:p>
          </table:table-cell>
          <table:table-cell table:formula="of:=SIN([.B28])" office:value-type="float" office:value="0.984807753012208">
            <text:p>0.98481</text:p>
          </table:table-cell>
          <table:table-cell table:formula="of:=COS([.B28])" office:value-type="float" office:value="-0.17364817766693">
            <text:p>-0.17365</text:p>
          </table:table-cell>
          <table:table-cell table:formula="of:=[.C27]+([.C29]-[.C27])*(([.B28]-[.B27])/([.B29]-[.B27]))" office:value-type="float" office:value="0.981060262190407">
            <text:p>0.98106</text:p>
          </table:table-cell>
          <table:table-cell table:formula="of:=[.D27]+([.D29]-[.D27])*(([.B28]-[.B27])/([.B29]-[.B27]))" office:value-type="float" office:value="-0.172987393925089">
            <text:p>-0.17299</text:p>
          </table:table-cell>
          <table:table-cell table:formula="of:=[.C28]-[.E28]" office:value-type="float" office:value="0.00374749082180104">
            <text:p>0.00375</text:p>
          </table:table-cell>
          <table:table-cell table:formula="of:=([.C28]-[.E28])/[.C28]" office:value-type="percentage" office:value="0.00380530190825435">
            <text:p>0.38%</text:p>
          </table:table-cell>
          <table:table-cell table:formula="of:=[.D28]-[.F28]" office:value-type="float" office:value="-0.000660783741840865">
            <text:p>-0.00066</text:p>
          </table:table-cell>
          <table:table-cell table:formula="of:=([.D28]-[.F28])/[.D28]" office:value-type="percentage" office:value="0.00380530190825437">
            <text:p>0.38%</text:p>
          </table:table-cell>
        </table:table-row>
        <table:table-row table:style-name="ro1">
          <table:table-cell office:value-type="float" office:value="105">
            <text:p>105.00000</text:p>
          </table:table-cell>
          <table:table-cell table:formula="of:=RADIANS([.A29])" office:value-type="float" office:value="1.83259571459405">
            <text:p>1.83260</text:p>
          </table:table-cell>
          <table:table-cell table:formula="of:=SIN([.B29])" office:value-type="float" office:value="0.965925826289068">
            <text:p>0.96593</text:p>
          </table:table-cell>
          <table:table-cell table:formula="of:=COS([.B29])" office:value-type="float" office:value="-0.258819045102521">
            <text:p>-0.25882</text:p>
          </table:table-cell>
          <table:table-cell table:formula="of:=[.C28]+([.C30]-[.C28])*(([.B29]-[.B28])/([.B30]-[.B28]))" office:value-type="float" office:value="0.962250186899058">
            <text:p>0.96225</text:p>
          </table:table-cell>
          <table:table-cell table:formula="of:=[.D28]+([.D30]-[.D28])*(([.B29]-[.B28])/([.B30]-[.B28]))" office:value-type="float" office:value="-0.2578341604963">
            <text:p>-0.25783</text:p>
          </table:table-cell>
          <table:table-cell table:formula="of:=[.C29]-[.E29]" office:value-type="float" office:value="0.00367563939001014">
            <text:p>0.00368</text:p>
          </table:table-cell>
          <table:table-cell table:formula="of:=([.C29]-[.E29])/[.C29]" office:value-type="percentage" office:value="0.00380530190825455">
            <text:p>0.38%</text:p>
          </table:table-cell>
          <table:table-cell table:formula="of:=[.D29]-[.F29]" office:value-type="float" office:value="-0.000984884606221259">
            <text:p>-0.00098</text:p>
          </table:table-cell>
          <table:table-cell table:formula="of:=([.D29]-[.F29])/[.D29]" office:value-type="percentage" office:value="0.00380530190825461">
            <text:p>0.38%</text:p>
          </table:table-cell>
        </table:table-row>
        <table:table-row table:style-name="ro1">
          <table:table-cell office:value-type="float" office:value="110">
            <text:p>110.00000</text:p>
          </table:table-cell>
          <table:table-cell table:formula="of:=RADIANS([.A30])" office:value-type="float" office:value="1.91986217719376">
            <text:p>1.91986</text:p>
          </table:table-cell>
          <table:table-cell table:formula="of:=SIN([.B30])" office:value-type="float" office:value="0.939692620785908">
            <text:p>0.93969</text:p>
          </table:table-cell>
          <table:table-cell table:formula="of:=COS([.B30])" office:value-type="float" office:value="-0.342020143325669">
            <text:p>-0.34202</text:p>
          </table:table-cell>
          <table:table-cell table:formula="of:=[.C29]+([.C31]-[.C29])*(([.B30]-[.B29])/([.B31]-[.B29]))" office:value-type="float" office:value="0.936116806662859">
            <text:p>0.93612</text:p>
          </table:table-cell>
          <table:table-cell table:formula="of:=[.D29]+([.D31]-[.D29])*(([.B30]-[.B29])/([.B31]-[.B29]))" office:value-type="float" office:value="-0.34071865342161">
            <text:p>-0.34072</text:p>
          </table:table-cell>
          <table:table-cell table:formula="of:=[.C30]-[.E30]" office:value-type="float" office:value="0.0035758141230493">
            <text:p>0.00358</text:p>
          </table:table-cell>
          <table:table-cell table:formula="of:=([.C30]-[.E30])/[.C30]" office:value-type="percentage" office:value="0.00380530190825451">
            <text:p>0.38%</text:p>
          </table:table-cell>
          <table:table-cell table:formula="of:=[.D30]-[.F30]" office:value-type="float" office:value="-0.00130148990405859">
            <text:p>-0.00130</text:p>
          </table:table-cell>
          <table:table-cell table:formula="of:=([.D30]-[.F30])/[.D30]" office:value-type="percentage" office:value="0.00380530190825435">
            <text:p>0.38%</text:p>
          </table:table-cell>
        </table:table-row>
        <table:table-row table:style-name="ro1">
          <table:table-cell office:value-type="float" office:value="115">
            <text:p>115.00000</text:p>
          </table:table-cell>
          <table:table-cell table:formula="of:=RADIANS([.A31])" office:value-type="float" office:value="2.00712863979348">
            <text:p>2.00713</text:p>
          </table:table-cell>
          <table:table-cell table:formula="of:=SIN([.B31])" office:value-type="float" office:value="0.90630778703665">
            <text:p>0.90631</text:p>
          </table:table-cell>
          <table:table-cell table:formula="of:=COS([.B31])" office:value-type="float" office:value="-0.422618261740699">
            <text:p>-0.42262</text:p>
          </table:table-cell>
          <table:table-cell table:formula="of:=[.C30]+([.C32]-[.C30])*(([.B31]-[.B30])/([.B32]-[.B30]))" office:value-type="float" office:value="0.902859012285174">
            <text:p>0.90286</text:p>
          </table:table-cell>
          <table:table-cell table:formula="of:=[.D30]+([.D32]-[.D30])*(([.B31]-[.B30])/([.B32]-[.B30]))" office:value-type="float" office:value="-0.421010071662834">
            <text:p>-0.42101</text:p>
          </table:table-cell>
          <table:table-cell table:formula="of:=[.C31]-[.E31]" office:value-type="float" office:value="0.00344877475147642">
            <text:p>0.00345</text:p>
          </table:table-cell>
          <table:table-cell table:formula="of:=([.C31]-[.E31])/[.C31]" office:value-type="percentage" office:value="0.00380530190825444">
            <text:p>0.38%</text:p>
          </table:table-cell>
          <table:table-cell table:formula="of:=[.D31]-[.F31]" office:value-type="float" office:value="-0.00160819007786511">
            <text:p>-0.00161</text:p>
          </table:table-cell>
          <table:table-cell table:formula="of:=([.D31]-[.F31])/[.D31]" office:value-type="percentage" office:value="0.00380530190825457">
            <text:p>0.38%</text:p>
          </table:table-cell>
        </table:table-row>
        <table:table-row table:style-name="ro1">
          <table:table-cell office:value-type="float" office:value="120">
            <text:p>120.00000</text:p>
          </table:table-cell>
          <table:table-cell table:formula="of:=RADIANS([.A32])" office:value-type="float" office:value="2.0943951023932">
            <text:p>2.09440</text:p>
          </table:table-cell>
          <table:table-cell table:formula="of:=SIN([.B32])" office:value-type="float" office:value="0.866025403784439">
            <text:p>0.86603</text:p>
          </table:table-cell>
          <table:table-cell table:formula="of:=COS([.B32])" office:value-type="float" office:value="-0.5">
            <text:p>-0.50000</text:p>
          </table:table-cell>
          <table:table-cell table:formula="of:=[.C31]+([.C33]-[.C31])*(([.B32]-[.B31])/([.B33]-[.B31]))" office:value-type="float" office:value="0.862729915662821">
            <text:p>0.86273</text:p>
          </table:table-cell>
          <table:table-cell table:formula="of:=[.D31]+([.D33]-[.D31])*(([.B32]-[.B31])/([.B33]-[.B31]))" office:value-type="float" office:value="-0.498097349045873">
            <text:p>-0.49810</text:p>
          </table:table-cell>
          <table:table-cell table:formula="of:=[.C32]-[.E32]" office:value-type="float" office:value="0.00329548812161773">
            <text:p>0.00330</text:p>
          </table:table-cell>
          <table:table-cell table:formula="of:=([.C32]-[.E32])/[.C32]" office:value-type="percentage" office:value="0.00380530190825442">
            <text:p>0.38%</text:p>
          </table:table-cell>
          <table:table-cell table:formula="of:=[.D32]-[.F32]" office:value-type="float" office:value="-0.00190265095412723">
            <text:p>-0.00190</text:p>
          </table:table-cell>
          <table:table-cell table:formula="of:=([.D32]-[.F32])/[.D32]" office:value-type="percentage" office:value="0.00380530190825446">
            <text:p>0.38%</text:p>
          </table:table-cell>
        </table:table-row>
        <table:table-row table:style-name="ro1">
          <table:table-cell office:value-type="float" office:value="125">
            <text:p>125.00000</text:p>
          </table:table-cell>
          <table:table-cell table:formula="of:=RADIANS([.A33])" office:value-type="float" office:value="2.18166156499291">
            <text:p>2.18166</text:p>
          </table:table-cell>
          <table:table-cell table:formula="of:=SIN([.B33])" office:value-type="float" office:value="0.819152044288992">
            <text:p>0.81915</text:p>
          </table:table-cell>
          <table:table-cell table:formula="of:=COS([.B33])" office:value-type="float" office:value="-0.573576436351046">
            <text:p>-0.57358</text:p>
          </table:table-cell>
          <table:table-cell table:formula="of:=[.C32]+([.C34]-[.C32])*(([.B33]-[.B32])/([.B34]-[.B32]))" office:value-type="float" office:value="0.816034923451708">
            <text:p>0.81603</text:p>
          </table:table-cell>
          <table:table-cell table:formula="of:=[.D32]+([.D34]-[.D32])*(([.B33]-[.B32])/([.B34]-[.B32]))" office:value-type="float" office:value="-0.57139380484327">
            <text:p>-0.57139</text:p>
          </table:table-cell>
          <table:table-cell table:formula="of:=[.C33]-[.E33]" office:value-type="float" office:value="0.00311712083728344">
            <text:p>0.00312</text:p>
          </table:table-cell>
          <table:table-cell table:formula="of:=([.C33]-[.E33])/[.C33]" office:value-type="percentage" office:value="0.00380530190825446">
            <text:p>0.38%</text:p>
          </table:table-cell>
          <table:table-cell table:formula="of:=[.D33]-[.F33]" office:value-type="float" office:value="-0.00218263150777642">
            <text:p>-0.00218</text:p>
          </table:table-cell>
          <table:table-cell table:formula="of:=([.D33]-[.F33])/[.D33]" office:value-type="percentage" office:value="0.00380530190825445">
            <text:p>0.38%</text:p>
          </table:table-cell>
        </table:table-row>
        <table:table-row table:style-name="ro1">
          <table:table-cell office:value-type="float" office:value="130">
            <text:p>130.00000</text:p>
          </table:table-cell>
          <table:table-cell table:formula="of:=RADIANS([.A34])" office:value-type="float" office:value="2.26892802759263">
            <text:p>2.26893</text:p>
          </table:table-cell>
          <table:table-cell table:formula="of:=SIN([.B34])" office:value-type="float" office:value="0.766044443118978">
            <text:p>0.76604</text:p>
          </table:table-cell>
          <table:table-cell table:formula="of:=COS([.B34])" office:value-type="float" office:value="-0.642787609686539">
            <text:p>-0.64279</text:p>
          </table:table-cell>
          <table:table-cell table:formula="of:=[.C33]+([.C35]-[.C33])*(([.B34]-[.B33])/([.B35]-[.B33]))" office:value-type="float" office:value="0.76312941273777">
            <text:p>0.76313</text:p>
          </table:table-cell>
          <table:table-cell table:formula="of:=[.D33]+([.D35]-[.D33])*(([.B34]-[.B33])/([.B35]-[.B33]))" office:value-type="float" office:value="-0.640341608768797">
            <text:p>-0.64034</text:p>
          </table:table-cell>
          <table:table-cell table:formula="of:=[.C34]-[.E34]" office:value-type="float" office:value="0.00291503038120833">
            <text:p>0.00292</text:p>
          </table:table-cell>
          <table:table-cell table:formula="of:=([.C34]-[.E34])/[.C34]" office:value-type="percentage" office:value="0.0038053019082544">
            <text:p>0.38%</text:p>
          </table:table-cell>
          <table:table-cell table:formula="of:=[.D34]-[.F34]" office:value-type="float" office:value="-0.00244600091774261">
            <text:p>-0.00245</text:p>
          </table:table-cell>
          <table:table-cell table:formula="of:=([.D34]-[.F34])/[.D34]" office:value-type="percentage" office:value="0.00380530190825461">
            <text:p>0.38%</text:p>
          </table:table-cell>
        </table:table-row>
        <table:table-row table:style-name="ro1">
          <table:table-cell office:value-type="float" office:value="135">
            <text:p>135.00000</text:p>
          </table:table-cell>
          <table:table-cell table:formula="of:=RADIANS([.A35])" office:value-type="float" office:value="2.35619449019234">
            <text:p>2.35619</text:p>
          </table:table-cell>
          <table:table-cell table:formula="of:=SIN([.B35])" office:value-type="float" office:value="0.707106781186548">
            <text:p>0.70711</text:p>
          </table:table-cell>
          <table:table-cell table:formula="of:=COS([.B35])" office:value-type="float" office:value="-0.707106781186547">
            <text:p>-0.70711</text:p>
          </table:table-cell>
          <table:table-cell table:formula="of:=[.C34]+([.C36]-[.C34])*(([.B35]-[.B34])/([.B36]-[.B34]))" office:value-type="float" office:value="0.704416026402759">
            <text:p>0.70442</text:p>
          </table:table-cell>
          <table:table-cell table:formula="of:=[.D34]+([.D36]-[.D34])*(([.B35]-[.B34])/([.B36]-[.B34]))" office:value-type="float" office:value="-0.704416026402759">
            <text:p>-0.70442</text:p>
          </table:table-cell>
          <table:table-cell table:formula="of:=[.C35]-[.E35]" office:value-type="float" office:value="0.00269075478378877">
            <text:p>0.00269</text:p>
          </table:table-cell>
          <table:table-cell table:formula="of:=([.C35]-[.E35])/[.C35]" office:value-type="percentage" office:value="0.00380530190825437">
            <text:p>0.38%</text:p>
          </table:table-cell>
          <table:table-cell table:formula="of:=[.D35]-[.F35]" office:value-type="float" office:value="-0.00269075478378888">
            <text:p>-0.00269</text:p>
          </table:table-cell>
          <table:table-cell table:formula="of:=([.D35]-[.F35])/[.D35]" office:value-type="percentage" office:value="0.00380530190825453">
            <text:p>0.38%</text:p>
          </table:table-cell>
        </table:table-row>
        <table:table-row table:style-name="ro1">
          <table:table-cell office:value-type="float" office:value="140">
            <text:p>140.00000</text:p>
          </table:table-cell>
          <table:table-cell table:formula="of:=RADIANS([.A36])" office:value-type="float" office:value="2.44346095279206">
            <text:p>2.44346</text:p>
          </table:table-cell>
          <table:table-cell table:formula="of:=SIN([.B36])" office:value-type="float" office:value="0.642787609686539">
            <text:p>0.64279</text:p>
          </table:table-cell>
          <table:table-cell table:formula="of:=COS([.B36])" office:value-type="float" office:value="-0.766044443118978">
            <text:p>-0.76604</text:p>
          </table:table-cell>
          <table:table-cell table:formula="of:=[.C35]+([.C37]-[.C35])*(([.B36]-[.B35])/([.B37]-[.B35]))" office:value-type="float" office:value="0.640341608768797">
            <text:p>0.64034</text:p>
          </table:table-cell>
          <table:table-cell table:formula="of:=[.D35]+([.D37]-[.D35])*(([.B36]-[.B35])/([.B37]-[.B35]))" office:value-type="float" office:value="-0.76312941273777">
            <text:p>-0.76313</text:p>
          </table:table-cell>
          <table:table-cell table:formula="of:=[.C36]-[.E36]" office:value-type="float" office:value="0.0024460009177425">
            <text:p>0.00245</text:p>
          </table:table-cell>
          <table:table-cell table:formula="of:=([.C36]-[.E36])/[.C36]" office:value-type="percentage" office:value="0.00380530190825444">
            <text:p>0.38%</text:p>
          </table:table-cell>
          <table:table-cell table:formula="of:=[.D36]-[.F36]" office:value-type="float" office:value="-0.00291503038120833">
            <text:p>-0.00292</text:p>
          </table:table-cell>
          <table:table-cell table:formula="of:=([.D36]-[.F36])/[.D36]" office:value-type="percentage" office:value="0.0038053019082544">
            <text:p>0.38%</text:p>
          </table:table-cell>
        </table:table-row>
        <table:table-row table:style-name="ro1">
          <table:table-cell office:value-type="float" office:value="145">
            <text:p>145.00000</text:p>
          </table:table-cell>
          <table:table-cell table:formula="of:=RADIANS([.A37])" office:value-type="float" office:value="2.53072741539178">
            <text:p>2.53073</text:p>
          </table:table-cell>
          <table:table-cell table:formula="of:=SIN([.B37])" office:value-type="float" office:value="0.573576436351046">
            <text:p>0.57358</text:p>
          </table:table-cell>
          <table:table-cell table:formula="of:=COS([.B37])" office:value-type="float" office:value="-0.819152044288992">
            <text:p>-0.81915</text:p>
          </table:table-cell>
          <table:table-cell table:formula="of:=[.C36]+([.C38]-[.C36])*(([.B37]-[.B36])/([.B38]-[.B36]))" office:value-type="float" office:value="0.57139380484327">
            <text:p>0.57139</text:p>
          </table:table-cell>
          <table:table-cell table:formula="of:=[.D36]+([.D38]-[.D36])*(([.B37]-[.B36])/([.B38]-[.B36]))" office:value-type="float" office:value="-0.816034923451709">
            <text:p>-0.81603</text:p>
          </table:table-cell>
          <table:table-cell table:formula="of:=[.C37]-[.E37]" office:value-type="float" office:value="0.00218263150777642">
            <text:p>0.00218</text:p>
          </table:table-cell>
          <table:table-cell table:formula="of:=([.C37]-[.E37])/[.C37]" office:value-type="percentage" office:value="0.00380530190825445">
            <text:p>0.38%</text:p>
          </table:table-cell>
          <table:table-cell table:formula="of:=[.D37]-[.F37]" office:value-type="float" office:value="-0.00311712083728344">
            <text:p>-0.00312</text:p>
          </table:table-cell>
          <table:table-cell table:formula="of:=([.D37]-[.F37])/[.D37]" office:value-type="percentage" office:value="0.00380530190825445">
            <text:p>0.38%</text:p>
          </table:table-cell>
        </table:table-row>
        <table:table-row table:style-name="ro1">
          <table:table-cell office:value-type="float" office:value="150">
            <text:p>150.00000</text:p>
          </table:table-cell>
          <table:table-cell table:formula="of:=RADIANS([.A38])" office:value-type="float" office:value="2.61799387799149">
            <text:p>2.61799</text:p>
          </table:table-cell>
          <table:table-cell table:formula="of:=SIN([.B38])" office:value-type="float" office:value="0.5">
            <text:p>0.50000</text:p>
          </table:table-cell>
          <table:table-cell table:formula="of:=COS([.B38])" office:value-type="float" office:value="-0.866025403784439">
            <text:p>-0.86603</text:p>
          </table:table-cell>
          <table:table-cell table:formula="of:=[.C37]+([.C39]-[.C37])*(([.B38]-[.B37])/([.B39]-[.B37]))" office:value-type="float" office:value="0.498097349045873">
            <text:p>0.49810</text:p>
          </table:table-cell>
          <table:table-cell table:formula="of:=[.D37]+([.D39]-[.D37])*(([.B38]-[.B37])/([.B39]-[.B37]))" office:value-type="float" office:value="-0.862729915662821">
            <text:p>-0.86273</text:p>
          </table:table-cell>
          <table:table-cell table:formula="of:=[.C38]-[.E38]" office:value-type="float" office:value="0.00190265095412723">
            <text:p>0.00190</text:p>
          </table:table-cell>
          <table:table-cell table:formula="of:=([.C38]-[.E38])/[.C38]" office:value-type="percentage" office:value="0.00380530190825446">
            <text:p>0.38%</text:p>
          </table:table-cell>
          <table:table-cell table:formula="of:=[.D38]-[.F38]" office:value-type="float" office:value="-0.00329548812161773">
            <text:p>-0.00330</text:p>
          </table:table-cell>
          <table:table-cell table:formula="of:=([.D38]-[.F38])/[.D38]" office:value-type="percentage" office:value="0.00380530190825442">
            <text:p>0.38%</text:p>
          </table:table-cell>
        </table:table-row>
        <table:table-row table:style-name="ro1">
          <table:table-cell office:value-type="float" office:value="155">
            <text:p>155.00000</text:p>
          </table:table-cell>
          <table:table-cell table:formula="of:=RADIANS([.A39])" office:value-type="float" office:value="2.70526034059121">
            <text:p>2.70526</text:p>
          </table:table-cell>
          <table:table-cell table:formula="of:=SIN([.B39])" office:value-type="float" office:value="0.422618261740699">
            <text:p>0.42262</text:p>
          </table:table-cell>
          <table:table-cell table:formula="of:=COS([.B39])" office:value-type="float" office:value="-0.90630778703665">
            <text:p>-0.90631</text:p>
          </table:table-cell>
          <table:table-cell table:formula="of:=[.C38]+([.C40]-[.C38])*(([.B39]-[.B38])/([.B40]-[.B38]))" office:value-type="float" office:value="0.421010071662834">
            <text:p>0.42101</text:p>
          </table:table-cell>
          <table:table-cell table:formula="of:=[.D38]+([.D40]-[.D38])*(([.B39]-[.B38])/([.B40]-[.B38]))" office:value-type="float" office:value="-0.902859012285174">
            <text:p>-0.90286</text:p>
          </table:table-cell>
          <table:table-cell table:formula="of:=[.C39]-[.E39]" office:value-type="float" office:value="0.00160819007786506">
            <text:p>0.00161</text:p>
          </table:table-cell>
          <table:table-cell table:formula="of:=([.C39]-[.E39])/[.C39]" office:value-type="percentage" office:value="0.00380530190825444">
            <text:p>0.38%</text:p>
          </table:table-cell>
          <table:table-cell table:formula="of:=[.D39]-[.F39]" office:value-type="float" office:value="-0.00344877475147642">
            <text:p>-0.00345</text:p>
          </table:table-cell>
          <table:table-cell table:formula="of:=([.D39]-[.F39])/[.D39]" office:value-type="percentage" office:value="0.00380530190825444">
            <text:p>0.38%</text:p>
          </table:table-cell>
        </table:table-row>
        <table:table-row table:style-name="ro1">
          <table:table-cell office:value-type="float" office:value="160">
            <text:p>160.00000</text:p>
          </table:table-cell>
          <table:table-cell table:formula="of:=RADIANS([.A40])" office:value-type="float" office:value="2.79252680319093">
            <text:p>2.79253</text:p>
          </table:table-cell>
          <table:table-cell table:formula="of:=SIN([.B40])" office:value-type="float" office:value="0.342020143325669">
            <text:p>0.34202</text:p>
          </table:table-cell>
          <table:table-cell table:formula="of:=COS([.B40])" office:value-type="float" office:value="-0.939692620785908">
            <text:p>-0.93969</text:p>
          </table:table-cell>
          <table:table-cell table:formula="of:=[.C39]+([.C41]-[.C39])*(([.B40]-[.B39])/([.B41]-[.B39]))" office:value-type="float" office:value="0.34071865342161">
            <text:p>0.34072</text:p>
          </table:table-cell>
          <table:table-cell table:formula="of:=[.D39]+([.D41]-[.D39])*(([.B40]-[.B39])/([.B41]-[.B39]))" office:value-type="float" office:value="-0.936116806662859">
            <text:p>-0.93612</text:p>
          </table:table-cell>
          <table:table-cell table:formula="of:=[.C40]-[.E40]" office:value-type="float" office:value="0.00130148990405865">
            <text:p>0.00130</text:p>
          </table:table-cell>
          <table:table-cell table:formula="of:=([.C40]-[.E40])/[.C40]" office:value-type="percentage" office:value="0.00380530190825451">
            <text:p>0.38%</text:p>
          </table:table-cell>
          <table:table-cell table:formula="of:=[.D40]-[.F40]" office:value-type="float" office:value="-0.00357581412304919">
            <text:p>-0.00358</text:p>
          </table:table-cell>
          <table:table-cell table:formula="of:=([.D40]-[.F40])/[.D40]" office:value-type="percentage" office:value="0.0038053019082544">
            <text:p>0.38%</text:p>
          </table:table-cell>
        </table:table-row>
        <table:table-row table:style-name="ro1">
          <table:table-cell office:value-type="float" office:value="165">
            <text:p>165.00000</text:p>
          </table:table-cell>
          <table:table-cell table:formula="of:=RADIANS([.A41])" office:value-type="float" office:value="2.87979326579064">
            <text:p>2.87979</text:p>
          </table:table-cell>
          <table:table-cell table:formula="of:=SIN([.B41])" office:value-type="float" office:value="0.258819045102521">
            <text:p>0.25882</text:p>
          </table:table-cell>
          <table:table-cell table:formula="of:=COS([.B41])" office:value-type="float" office:value="-0.965925826289068">
            <text:p>-0.96593</text:p>
          </table:table-cell>
          <table:table-cell table:formula="of:=[.C40]+([.C42]-[.C40])*(([.B41]-[.B40])/([.B42]-[.B40]))" office:value-type="float" office:value="0.2578341604963">
            <text:p>0.25783</text:p>
          </table:table-cell>
          <table:table-cell table:formula="of:=[.D40]+([.D42]-[.D40])*(([.B41]-[.B40])/([.B42]-[.B40]))" office:value-type="float" office:value="-0.962250186899058">
            <text:p>-0.96225</text:p>
          </table:table-cell>
          <table:table-cell table:formula="of:=[.C41]-[.E41]" office:value-type="float" office:value="0.000984884606221203">
            <text:p>0.00098</text:p>
          </table:table-cell>
          <table:table-cell table:formula="of:=([.C41]-[.E41])/[.C41]" office:value-type="percentage" office:value="0.00380530190825439">
            <text:p>0.38%</text:p>
          </table:table-cell>
          <table:table-cell table:formula="of:=[.D41]-[.F41]" office:value-type="float" office:value="-0.00367563939001014">
            <text:p>-0.00368</text:p>
          </table:table-cell>
          <table:table-cell table:formula="of:=([.D41]-[.F41])/[.D41]" office:value-type="percentage" office:value="0.00380530190825455">
            <text:p>0.38%</text:p>
          </table:table-cell>
        </table:table-row>
        <table:table-row table:style-name="ro1">
          <table:table-cell office:value-type="float" office:value="170">
            <text:p>170.00000</text:p>
          </table:table-cell>
          <table:table-cell table:formula="of:=RADIANS([.A42])" office:value-type="float" office:value="2.96705972839036">
            <text:p>2.96706</text:p>
          </table:table-cell>
          <table:table-cell table:formula="of:=SIN([.B42])" office:value-type="float" office:value="0.17364817766693">
            <text:p>0.17365</text:p>
          </table:table-cell>
          <table:table-cell table:formula="of:=COS([.B42])" office:value-type="float" office:value="-0.984807753012208">
            <text:p>-0.98481</text:p>
          </table:table-cell>
          <table:table-cell table:formula="of:=[.C41]+([.C43]-[.C41])*(([.B42]-[.B41])/([.B43]-[.B41]))" office:value-type="float" office:value="0.172987393925089">
            <text:p>0.17299</text:p>
          </table:table-cell>
          <table:table-cell table:formula="of:=[.D41]+([.D43]-[.D41])*(([.B42]-[.B41])/([.B43]-[.B41]))" office:value-type="float" office:value="-0.981060262190407">
            <text:p>-0.98106</text:p>
          </table:table-cell>
          <table:table-cell table:formula="of:=[.C42]-[.E42]" office:value-type="float" office:value="0.000660783741840892">
            <text:p>0.00066</text:p>
          </table:table-cell>
          <table:table-cell table:formula="of:=([.C42]-[.E42])/[.C42]" office:value-type="percentage" office:value="0.00380530190825454">
            <text:p>0.38%</text:p>
          </table:table-cell>
          <table:table-cell table:formula="of:=[.D42]-[.F42]" office:value-type="float" office:value="-0.00374749082180115">
            <text:p>-0.00375</text:p>
          </table:table-cell>
          <table:table-cell table:formula="of:=([.D42]-[.F42])/[.D42]" office:value-type="percentage" office:value="0.00380530190825446">
            <text:p>0.38%</text:p>
          </table:table-cell>
        </table:table-row>
        <table:table-row table:style-name="ro1">
          <table:table-cell office:value-type="float" office:value="175">
            <text:p>175.00000</text:p>
          </table:table-cell>
          <table:table-cell table:formula="of:=RADIANS([.A43])" office:value-type="float" office:value="3.05432619099008">
            <text:p>3.05433</text:p>
          </table:table-cell>
          <table:table-cell table:formula="of:=SIN([.B43])" office:value-type="float" office:value="0.0871557427476582">
            <text:p>0.08716</text:p>
          </table:table-cell>
          <table:table-cell table:formula="of:=COS([.B43])" office:value-type="float" office:value="-0.996194698091746">
            <text:p>-0.99619</text:p>
          </table:table-cell>
          <table:table-cell table:formula="of:=[.C42]+([.C44]-[.C42])*(([.B43]-[.B42])/([.B44]-[.B42]))" office:value-type="float" office:value="0.0868240888334652">
            <text:p>0.08682</text:p>
          </table:table-cell>
          <table:table-cell table:formula="of:=[.D42]+([.D44]-[.D42])*(([.B43]-[.B42])/([.B44]-[.B42]))" office:value-type="float" office:value="-0.992403876506104">
            <text:p>-0.99240</text:p>
          </table:table-cell>
          <table:table-cell table:formula="of:=[.C43]-[.E43]" office:value-type="float" office:value="0.000331653914193">
            <text:p>0.00033</text:p>
          </table:table-cell>
          <table:table-cell table:formula="of:=([.C43]-[.E43])/[.C43]" office:value-type="percentage" office:value="0.00380530190825448">
            <text:p>0.38%</text:p>
          </table:table-cell>
          <table:table-cell table:formula="of:=[.D43]-[.F43]" office:value-type="float" office:value="-0.00379082158564148">
            <text:p>-0.00379</text:p>
          </table:table-cell>
          <table:table-cell table:formula="of:=([.D43]-[.F43])/[.D43]" office:value-type="percentage" office:value="0.00380530190825444">
            <text:p>0.38%</text:p>
          </table:table-cell>
        </table:table-row>
        <table:table-row table:style-name="ro1">
          <table:table-cell office:value-type="float" office:value="180">
            <text:p>180.00000</text:p>
          </table:table-cell>
          <table:table-cell table:formula="of:=RADIANS([.A44])" office:value-type="float" office:value="3.14159265358979">
            <text:p>3.14159</text:p>
          </table:table-cell>
          <table:table-cell table:formula="of:=SIN([.B44])" office:value-type="float" office:value="1.22464679914735E-016">
            <text:p>0.00000</text:p>
          </table:table-cell>
          <table:table-cell table:formula="of:=COS([.B44])" office:value-type="float" office:value="-1">
            <text:p>-1.00000</text:p>
          </table:table-cell>
          <table:table-cell table:formula="of:=[.C43]+([.C45]-[.C43])*(([.B44]-[.B43])/([.B45]-[.B43]))" office:value-type="float" office:value="0">
            <text:p>0.00000</text:p>
          </table:table-cell>
          <table:table-cell table:formula="of:=[.D43]+([.D45]-[.D43])*(([.B44]-[.B43])/([.B45]-[.B43]))" office:value-type="float" office:value="-0.996194698091746">
            <text:p>-0.99619</text:p>
          </table:table-cell>
          <table:table-cell table:formula="of:=[.C44]-[.E44]" office:value-type="float" office:value="1.22464679914735E-016">
            <text:p>0.00000</text:p>
          </table:table-cell>
          <table:table-cell office:value-type="percentage" office:value="0">
            <text:p>0.00%</text:p>
          </table:table-cell>
          <table:table-cell table:formula="of:=[.D44]-[.F44]" office:value-type="float" office:value="-0.00380530190825445">
            <text:p>-0.00381</text:p>
          </table:table-cell>
          <table:table-cell table:formula="of:=([.D44]-[.F44])/[.D44]" office:value-type="percentage" office:value="0.00380530190825445">
            <text:p>0.38%</text:p>
          </table:table-cell>
        </table:table-row>
        <table:table-row table:style-name="ro1">
          <table:table-cell office:value-type="float" office:value="185">
            <text:p>185.00000</text:p>
          </table:table-cell>
          <table:table-cell table:formula="of:=RADIANS([.A45])" office:value-type="float" office:value="3.22885911618951">
            <text:p>3.22886</text:p>
          </table:table-cell>
          <table:table-cell table:formula="of:=SIN([.B45])" office:value-type="float" office:value="-0.0871557427476579">
            <text:p>-0.08716</text:p>
          </table:table-cell>
          <table:table-cell table:formula="of:=COS([.B45])" office:value-type="float" office:value="-0.996194698091746">
            <text:p>-0.99619</text:p>
          </table:table-cell>
          <table:table-cell table:formula="of:=[.C44]+([.C46]-[.C44])*(([.B45]-[.B44])/([.B46]-[.B44]))" office:value-type="float" office:value="-0.0868240888334649">
            <text:p>-0.08682</text:p>
          </table:table-cell>
          <table:table-cell table:formula="of:=[.D44]+([.D46]-[.D44])*(([.B45]-[.B44])/([.B46]-[.B44]))" office:value-type="float" office:value="-0.992403876506104">
            <text:p>-0.99240</text:p>
          </table:table-cell>
          <table:table-cell table:formula="of:=[.C45]-[.E45]" office:value-type="float" office:value="-0.000331653914193">
            <text:p>-0.00033</text:p>
          </table:table-cell>
          <table:table-cell table:formula="of:=([.C45]-[.E45])/[.C45]" office:value-type="percentage" office:value="0.00380530190825449">
            <text:p>0.38%</text:p>
          </table:table-cell>
          <table:table-cell table:formula="of:=[.D45]-[.F45]" office:value-type="float" office:value="-0.00379082158564148">
            <text:p>-0.00379</text:p>
          </table:table-cell>
          <table:table-cell table:formula="of:=([.D45]-[.F45])/[.D45]" office:value-type="percentage" office:value="0.00380530190825444">
            <text:p>0.38%</text:p>
          </table:table-cell>
        </table:table-row>
        <table:table-row table:style-name="ro1">
          <table:table-cell office:value-type="float" office:value="190">
            <text:p>190.00000</text:p>
          </table:table-cell>
          <table:table-cell table:formula="of:=RADIANS([.A46])" office:value-type="float" office:value="3.31612557878923">
            <text:p>3.31613</text:p>
          </table:table-cell>
          <table:table-cell table:formula="of:=SIN([.B46])" office:value-type="float" office:value="-0.17364817766693">
            <text:p>-0.17365</text:p>
          </table:table-cell>
          <table:table-cell table:formula="of:=COS([.B46])" office:value-type="float" office:value="-0.984807753012208">
            <text:p>-0.98481</text:p>
          </table:table-cell>
          <table:table-cell table:formula="of:=[.C45]+([.C47]-[.C45])*(([.B46]-[.B45])/([.B47]-[.B45]))" office:value-type="float" office:value="-0.17298739392509">
            <text:p>-0.17299</text:p>
          </table:table-cell>
          <table:table-cell table:formula="of:=[.D45]+([.D47]-[.D45])*(([.B46]-[.B45])/([.B47]-[.B45]))" office:value-type="float" office:value="-0.981060262190407">
            <text:p>-0.98106</text:p>
          </table:table-cell>
          <table:table-cell table:formula="of:=[.C46]-[.E46]" office:value-type="float" office:value="-0.000660783741840892">
            <text:p>-0.00066</text:p>
          </table:table-cell>
          <table:table-cell table:formula="of:=([.C46]-[.E46])/[.C46]" office:value-type="percentage" office:value="0.00380530190825453">
            <text:p>0.38%</text:p>
          </table:table-cell>
          <table:table-cell table:formula="of:=[.D46]-[.F46]" office:value-type="float" office:value="-0.00374749082180115">
            <text:p>-0.00375</text:p>
          </table:table-cell>
          <table:table-cell table:formula="of:=([.D46]-[.F46])/[.D46]" office:value-type="percentage" office:value="0.00380530190825446">
            <text:p>0.38%</text:p>
          </table:table-cell>
        </table:table-row>
        <table:table-row table:style-name="ro1">
          <table:table-cell office:value-type="float" office:value="195">
            <text:p>195.00000</text:p>
          </table:table-cell>
          <table:table-cell table:formula="of:=RADIANS([.A47])" office:value-type="float" office:value="3.40339204138894">
            <text:p>3.40339</text:p>
          </table:table-cell>
          <table:table-cell table:formula="of:=SIN([.B47])" office:value-type="float" office:value="-0.258819045102521">
            <text:p>-0.25882</text:p>
          </table:table-cell>
          <table:table-cell table:formula="of:=COS([.B47])" office:value-type="float" office:value="-0.965925826289068">
            <text:p>-0.96593</text:p>
          </table:table-cell>
          <table:table-cell table:formula="of:=[.C46]+([.C48]-[.C46])*(([.B47]-[.B46])/([.B48]-[.B46]))" office:value-type="float" office:value="-0.2578341604963">
            <text:p>-0.25783</text:p>
          </table:table-cell>
          <table:table-cell table:formula="of:=[.D46]+([.D48]-[.D46])*(([.B47]-[.B46])/([.B48]-[.B46]))" office:value-type="float" office:value="-0.962250186899058">
            <text:p>-0.96225</text:p>
          </table:table-cell>
          <table:table-cell table:formula="of:=[.C47]-[.E47]" office:value-type="float" office:value="-0.000984884606221203">
            <text:p>-0.00098</text:p>
          </table:table-cell>
          <table:table-cell table:formula="of:=([.C47]-[.E47])/[.C47]" office:value-type="percentage" office:value="0.0038053019082544">
            <text:p>0.38%</text:p>
          </table:table-cell>
          <table:table-cell table:formula="of:=[.D47]-[.F47]" office:value-type="float" office:value="-0.00367563939001003">
            <text:p>-0.00368</text:p>
          </table:table-cell>
          <table:table-cell table:formula="of:=([.D47]-[.F47])/[.D47]" office:value-type="percentage" office:value="0.00380530190825443">
            <text:p>0.38%</text:p>
          </table:table-cell>
        </table:table-row>
        <table:table-row table:style-name="ro1">
          <table:table-cell office:value-type="float" office:value="200">
            <text:p>200.00000</text:p>
          </table:table-cell>
          <table:table-cell table:formula="of:=RADIANS([.A48])" office:value-type="float" office:value="3.49065850398866">
            <text:p>3.49066</text:p>
          </table:table-cell>
          <table:table-cell table:formula="of:=SIN([.B48])" office:value-type="float" office:value="-0.342020143325669">
            <text:p>-0.34202</text:p>
          </table:table-cell>
          <table:table-cell table:formula="of:=COS([.B48])" office:value-type="float" office:value="-0.939692620785908">
            <text:p>-0.93969</text:p>
          </table:table-cell>
          <table:table-cell table:formula="of:=[.C47]+([.C49]-[.C47])*(([.B48]-[.B47])/([.B49]-[.B47]))" office:value-type="float" office:value="-0.34071865342161">
            <text:p>-0.34072</text:p>
          </table:table-cell>
          <table:table-cell table:formula="of:=[.D47]+([.D49]-[.D47])*(([.B48]-[.B47])/([.B49]-[.B47]))" office:value-type="float" office:value="-0.936116806662859">
            <text:p>-0.93612</text:p>
          </table:table-cell>
          <table:table-cell table:formula="of:=[.C48]-[.E48]" office:value-type="float" office:value="-0.00130148990405865">
            <text:p>-0.00130</text:p>
          </table:table-cell>
          <table:table-cell table:formula="of:=([.C48]-[.E48])/[.C48]" office:value-type="percentage" office:value="0.00380530190825452">
            <text:p>0.38%</text:p>
          </table:table-cell>
          <table:table-cell table:formula="of:=[.D48]-[.F48]" office:value-type="float" office:value="-0.0035758141230493">
            <text:p>-0.00358</text:p>
          </table:table-cell>
          <table:table-cell table:formula="of:=([.D48]-[.F48])/[.D48]" office:value-type="percentage" office:value="0.00380530190825451">
            <text:p>0.38%</text:p>
          </table:table-cell>
        </table:table-row>
        <table:table-row table:style-name="ro1">
          <table:table-cell office:value-type="float" office:value="205">
            <text:p>205.00000</text:p>
          </table:table-cell>
          <table:table-cell table:formula="of:=RADIANS([.A49])" office:value-type="float" office:value="3.57792496658838">
            <text:p>3.57792</text:p>
          </table:table-cell>
          <table:table-cell table:formula="of:=SIN([.B49])" office:value-type="float" office:value="-0.422618261740699">
            <text:p>-0.42262</text:p>
          </table:table-cell>
          <table:table-cell table:formula="of:=COS([.B49])" office:value-type="float" office:value="-0.90630778703665">
            <text:p>-0.90631</text:p>
          </table:table-cell>
          <table:table-cell table:formula="of:=[.C48]+([.C50]-[.C48])*(([.B49]-[.B48])/([.B50]-[.B48]))" office:value-type="float" office:value="-0.421010071662834">
            <text:p>-0.42101</text:p>
          </table:table-cell>
          <table:table-cell table:formula="of:=[.D48]+([.D50]-[.D48])*(([.B49]-[.B48])/([.B50]-[.B48]))" office:value-type="float" office:value="-0.902859012285174">
            <text:p>-0.90286</text:p>
          </table:table-cell>
          <table:table-cell table:formula="of:=[.C49]-[.E49]" office:value-type="float" office:value="-0.00160819007786511">
            <text:p>-0.00161</text:p>
          </table:table-cell>
          <table:table-cell table:formula="of:=([.C49]-[.E49])/[.C49]" office:value-type="percentage" office:value="0.00380530190825457">
            <text:p>0.38%</text:p>
          </table:table-cell>
          <table:table-cell table:formula="of:=[.D49]-[.F49]" office:value-type="float" office:value="-0.00344877475147642">
            <text:p>-0.00345</text:p>
          </table:table-cell>
          <table:table-cell table:formula="of:=([.D49]-[.F49])/[.D49]" office:value-type="percentage" office:value="0.00380530190825444">
            <text:p>0.38%</text:p>
          </table:table-cell>
        </table:table-row>
        <table:table-row table:style-name="ro1">
          <table:table-cell office:value-type="float" office:value="210">
            <text:p>210.00000</text:p>
          </table:table-cell>
          <table:table-cell table:formula="of:=RADIANS([.A50])" office:value-type="float" office:value="3.66519142918809">
            <text:p>3.66519</text:p>
          </table:table-cell>
          <table:table-cell table:formula="of:=SIN([.B50])" office:value-type="float" office:value="-0.5">
            <text:p>-0.50000</text:p>
          </table:table-cell>
          <table:table-cell table:formula="of:=COS([.B50])" office:value-type="float" office:value="-0.866025403784439">
            <text:p>-0.86603</text:p>
          </table:table-cell>
          <table:table-cell table:formula="of:=[.C49]+([.C51]-[.C49])*(([.B50]-[.B49])/([.B51]-[.B49]))" office:value-type="float" office:value="-0.498097349045873">
            <text:p>-0.49810</text:p>
          </table:table-cell>
          <table:table-cell table:formula="of:=[.D49]+([.D51]-[.D49])*(([.B50]-[.B49])/([.B51]-[.B49]))" office:value-type="float" office:value="-0.862729915662821">
            <text:p>-0.86273</text:p>
          </table:table-cell>
          <table:table-cell table:formula="of:=[.C50]-[.E50]" office:value-type="float" office:value="-0.00190265095412723">
            <text:p>-0.00190</text:p>
          </table:table-cell>
          <table:table-cell table:formula="of:=([.C50]-[.E50])/[.C50]" office:value-type="percentage" office:value="0.00380530190825445">
            <text:p>0.38%</text:p>
          </table:table-cell>
          <table:table-cell table:formula="of:=[.D50]-[.F50]" office:value-type="float" office:value="-0.00329548812161773">
            <text:p>-0.00330</text:p>
          </table:table-cell>
          <table:table-cell table:formula="of:=([.D50]-[.F50])/[.D50]" office:value-type="percentage" office:value="0.00380530190825442">
            <text:p>0.38%</text:p>
          </table:table-cell>
        </table:table-row>
        <table:table-row table:style-name="ro1">
          <table:table-cell office:value-type="float" office:value="215">
            <text:p>215.00000</text:p>
          </table:table-cell>
          <table:table-cell table:formula="of:=RADIANS([.A51])" office:value-type="float" office:value="3.75245789178781">
            <text:p>3.75246</text:p>
          </table:table-cell>
          <table:table-cell table:formula="of:=SIN([.B51])" office:value-type="float" office:value="-0.573576436351046">
            <text:p>-0.57358</text:p>
          </table:table-cell>
          <table:table-cell table:formula="of:=COS([.B51])" office:value-type="float" office:value="-0.819152044288992">
            <text:p>-0.81915</text:p>
          </table:table-cell>
          <table:table-cell table:formula="of:=[.C50]+([.C52]-[.C50])*(([.B51]-[.B50])/([.B52]-[.B50]))" office:value-type="float" office:value="-0.57139380484327">
            <text:p>-0.57139</text:p>
          </table:table-cell>
          <table:table-cell table:formula="of:=[.D50]+([.D52]-[.D50])*(([.B51]-[.B50])/([.B52]-[.B50]))" office:value-type="float" office:value="-0.816034923451708">
            <text:p>-0.81603</text:p>
          </table:table-cell>
          <table:table-cell table:formula="of:=[.C51]-[.E51]" office:value-type="float" office:value="-0.00218263150777653">
            <text:p>-0.00218</text:p>
          </table:table-cell>
          <table:table-cell table:formula="of:=([.C51]-[.E51])/[.C51]" office:value-type="percentage" office:value="0.00380530190825464">
            <text:p>0.38%</text:p>
          </table:table-cell>
          <table:table-cell table:formula="of:=[.D51]-[.F51]" office:value-type="float" office:value="-0.00311712083728344">
            <text:p>-0.00312</text:p>
          </table:table-cell>
          <table:table-cell table:formula="of:=([.D51]-[.F51])/[.D51]" office:value-type="percentage" office:value="0.00380530190825445">
            <text:p>0.38%</text:p>
          </table:table-cell>
        </table:table-row>
        <table:table-row table:style-name="ro1">
          <table:table-cell office:value-type="float" office:value="220">
            <text:p>220.00000</text:p>
          </table:table-cell>
          <table:table-cell table:formula="of:=RADIANS([.A52])" office:value-type="float" office:value="3.83972435438752">
            <text:p>3.83972</text:p>
          </table:table-cell>
          <table:table-cell table:formula="of:=SIN([.B52])" office:value-type="float" office:value="-0.642787609686539">
            <text:p>-0.64279</text:p>
          </table:table-cell>
          <table:table-cell table:formula="of:=COS([.B52])" office:value-type="float" office:value="-0.766044443118978">
            <text:p>-0.76604</text:p>
          </table:table-cell>
          <table:table-cell table:formula="of:=[.C51]+([.C53]-[.C51])*(([.B52]-[.B51])/([.B53]-[.B51]))" office:value-type="float" office:value="-0.640341608768797">
            <text:p>-0.64034</text:p>
          </table:table-cell>
          <table:table-cell table:formula="of:=[.D51]+([.D53]-[.D51])*(([.B52]-[.B51])/([.B53]-[.B51]))" office:value-type="float" office:value="-0.76312941273777">
            <text:p>-0.76313</text:p>
          </table:table-cell>
          <table:table-cell table:formula="of:=[.C52]-[.E52]" office:value-type="float" office:value="-0.0024460009177425">
            <text:p>-0.00245</text:p>
          </table:table-cell>
          <table:table-cell table:formula="of:=([.C52]-[.E52])/[.C52]" office:value-type="percentage" office:value="0.00380530190825444">
            <text:p>0.38%</text:p>
          </table:table-cell>
          <table:table-cell table:formula="of:=[.D52]-[.F52]" office:value-type="float" office:value="-0.00291503038120833">
            <text:p>-0.00292</text:p>
          </table:table-cell>
          <table:table-cell table:formula="of:=([.D52]-[.F52])/[.D52]" office:value-type="percentage" office:value="0.0038053019082544">
            <text:p>0.38%</text:p>
          </table:table-cell>
        </table:table-row>
        <table:table-row table:style-name="ro1">
          <table:table-cell office:value-type="float" office:value="225">
            <text:p>225.00000</text:p>
          </table:table-cell>
          <table:table-cell table:formula="of:=RADIANS([.A53])" office:value-type="float" office:value="3.92699081698724">
            <text:p>3.92699</text:p>
          </table:table-cell>
          <table:table-cell table:formula="of:=SIN([.B53])" office:value-type="float" office:value="-0.707106781186547">
            <text:p>-0.70711</text:p>
          </table:table-cell>
          <table:table-cell table:formula="of:=COS([.B53])" office:value-type="float" office:value="-0.707106781186548">
            <text:p>-0.70711</text:p>
          </table:table-cell>
          <table:table-cell table:formula="of:=[.C52]+([.C54]-[.C52])*(([.B53]-[.B52])/([.B54]-[.B52]))" office:value-type="float" office:value="-0.704416026402759">
            <text:p>-0.70442</text:p>
          </table:table-cell>
          <table:table-cell table:formula="of:=[.D52]+([.D54]-[.D52])*(([.B53]-[.B52])/([.B54]-[.B52]))" office:value-type="float" office:value="-0.704416026402759">
            <text:p>-0.70442</text:p>
          </table:table-cell>
          <table:table-cell table:formula="of:=[.C53]-[.E53]" office:value-type="float" office:value="-0.00269075478378888">
            <text:p>-0.00269</text:p>
          </table:table-cell>
          <table:table-cell table:formula="of:=([.C53]-[.E53])/[.C53]" office:value-type="percentage" office:value="0.00380530190825453">
            <text:p>0.38%</text:p>
          </table:table-cell>
          <table:table-cell table:formula="of:=[.D53]-[.F53]" office:value-type="float" office:value="-0.00269075478378888">
            <text:p>-0.00269</text:p>
          </table:table-cell>
          <table:table-cell table:formula="of:=([.D53]-[.F53])/[.D53]" office:value-type="percentage" office:value="0.00380530190825452">
            <text:p>0.38%</text:p>
          </table:table-cell>
        </table:table-row>
        <table:table-row table:style-name="ro1">
          <table:table-cell office:value-type="float" office:value="230">
            <text:p>230.00000</text:p>
          </table:table-cell>
          <table:table-cell table:formula="of:=RADIANS([.A54])" office:value-type="float" office:value="4.01425727958696">
            <text:p>4.01426</text:p>
          </table:table-cell>
          <table:table-cell table:formula="of:=SIN([.B54])" office:value-type="float" office:value="-0.766044443118978">
            <text:p>-0.76604</text:p>
          </table:table-cell>
          <table:table-cell table:formula="of:=COS([.B54])" office:value-type="float" office:value="-0.642787609686539">
            <text:p>-0.64279</text:p>
          </table:table-cell>
          <table:table-cell table:formula="of:=[.C53]+([.C55]-[.C53])*(([.B54]-[.B53])/([.B55]-[.B53]))" office:value-type="float" office:value="-0.763129412737769">
            <text:p>-0.76313</text:p>
          </table:table-cell>
          <table:table-cell table:formula="of:=[.D53]+([.D55]-[.D53])*(([.B54]-[.B53])/([.B55]-[.B53]))" office:value-type="float" office:value="-0.640341608768797">
            <text:p>-0.64034</text:p>
          </table:table-cell>
          <table:table-cell table:formula="of:=[.C54]-[.E54]" office:value-type="float" office:value="-0.00291503038120844">
            <text:p>-0.00292</text:p>
          </table:table-cell>
          <table:table-cell table:formula="of:=([.C54]-[.E54])/[.C54]" office:value-type="percentage" office:value="0.00380530190825455">
            <text:p>0.38%</text:p>
          </table:table-cell>
          <table:table-cell table:formula="of:=[.D54]-[.F54]" office:value-type="float" office:value="-0.0024460009177425">
            <text:p>-0.00245</text:p>
          </table:table-cell>
          <table:table-cell table:formula="of:=([.D54]-[.F54])/[.D54]" office:value-type="percentage" office:value="0.00380530190825444">
            <text:p>0.38%</text:p>
          </table:table-cell>
        </table:table-row>
        <table:table-row table:style-name="ro1">
          <table:table-cell office:value-type="float" office:value="235">
            <text:p>235.00000</text:p>
          </table:table-cell>
          <table:table-cell table:formula="of:=RADIANS([.A55])" office:value-type="float" office:value="4.10152374218667">
            <text:p>4.10152</text:p>
          </table:table-cell>
          <table:table-cell table:formula="of:=SIN([.B55])" office:value-type="float" office:value="-0.819152044288992">
            <text:p>-0.81915</text:p>
          </table:table-cell>
          <table:table-cell table:formula="of:=COS([.B55])" office:value-type="float" office:value="-0.573576436351046">
            <text:p>-0.57358</text:p>
          </table:table-cell>
          <table:table-cell table:formula="of:=[.C54]+([.C56]-[.C54])*(([.B55]-[.B54])/([.B56]-[.B54]))" office:value-type="float" office:value="-0.816034923451708">
            <text:p>-0.81603</text:p>
          </table:table-cell>
          <table:table-cell table:formula="of:=[.D54]+([.D56]-[.D54])*(([.B55]-[.B54])/([.B56]-[.B54]))" office:value-type="float" office:value="-0.57139380484327">
            <text:p>-0.57139</text:p>
          </table:table-cell>
          <table:table-cell table:formula="of:=[.C55]-[.E55]" office:value-type="float" office:value="-0.00311712083728344">
            <text:p>-0.00312</text:p>
          </table:table-cell>
          <table:table-cell table:formula="of:=([.C55]-[.E55])/[.C55]" office:value-type="percentage" office:value="0.00380530190825446">
            <text:p>0.38%</text:p>
          </table:table-cell>
          <table:table-cell table:formula="of:=[.D55]-[.F55]" office:value-type="float" office:value="-0.00218263150777642">
            <text:p>-0.00218</text:p>
          </table:table-cell>
          <table:table-cell table:formula="of:=([.D55]-[.F55])/[.D55]" office:value-type="percentage" office:value="0.00380530190825445">
            <text:p>0.38%</text:p>
          </table:table-cell>
        </table:table-row>
        <table:table-row table:style-name="ro1">
          <table:table-cell office:value-type="float" office:value="240">
            <text:p>240.00000</text:p>
          </table:table-cell>
          <table:table-cell table:formula="of:=RADIANS([.A56])" office:value-type="float" office:value="4.18879020478639">
            <text:p>4.18879</text:p>
          </table:table-cell>
          <table:table-cell table:formula="of:=SIN([.B56])" office:value-type="float" office:value="-0.866025403784438">
            <text:p>-0.86603</text:p>
          </table:table-cell>
          <table:table-cell table:formula="of:=COS([.B56])" office:value-type="float" office:value="-0.5">
            <text:p>-0.50000</text:p>
          </table:table-cell>
          <table:table-cell table:formula="of:=[.C55]+([.C57]-[.C55])*(([.B56]-[.B55])/([.B57]-[.B55]))" office:value-type="float" office:value="-0.86272991566282">
            <text:p>-0.86273</text:p>
          </table:table-cell>
          <table:table-cell table:formula="of:=[.D55]+([.D57]-[.D55])*(([.B56]-[.B55])/([.B57]-[.B55]))" office:value-type="float" office:value="-0.498097349045873">
            <text:p>-0.49810</text:p>
          </table:table-cell>
          <table:table-cell table:formula="of:=[.C56]-[.E56]" office:value-type="float" office:value="-0.00329548812161784">
            <text:p>-0.00330</text:p>
          </table:table-cell>
          <table:table-cell table:formula="of:=([.C56]-[.E56])/[.C56]" office:value-type="percentage" office:value="0.00380530190825455">
            <text:p>0.38%</text:p>
          </table:table-cell>
          <table:table-cell table:formula="of:=[.D56]-[.F56]" office:value-type="float" office:value="-0.00190265095412728">
            <text:p>-0.00190</text:p>
          </table:table-cell>
          <table:table-cell table:formula="of:=([.D56]-[.F56])/[.D56]" office:value-type="percentage" office:value="0.00380530190825456">
            <text:p>0.38%</text:p>
          </table:table-cell>
        </table:table-row>
        <table:table-row table:style-name="ro1">
          <table:table-cell office:value-type="float" office:value="245">
            <text:p>245.00000</text:p>
          </table:table-cell>
          <table:table-cell table:formula="of:=RADIANS([.A57])" office:value-type="float" office:value="4.27605666738611">
            <text:p>4.27606</text:p>
          </table:table-cell>
          <table:table-cell table:formula="of:=SIN([.B57])" office:value-type="float" office:value="-0.90630778703665">
            <text:p>-0.90631</text:p>
          </table:table-cell>
          <table:table-cell table:formula="of:=COS([.B57])" office:value-type="float" office:value="-0.422618261740699">
            <text:p>-0.42262</text:p>
          </table:table-cell>
          <table:table-cell table:formula="of:=[.C56]+([.C58]-[.C56])*(([.B57]-[.B56])/([.B58]-[.B56]))" office:value-type="float" office:value="-0.902859012285174">
            <text:p>-0.90286</text:p>
          </table:table-cell>
          <table:table-cell table:formula="of:=[.D56]+([.D58]-[.D56])*(([.B57]-[.B56])/([.B58]-[.B56]))" office:value-type="float" office:value="-0.421010071662834">
            <text:p>-0.42101</text:p>
          </table:table-cell>
          <table:table-cell table:formula="of:=[.C57]-[.E57]" office:value-type="float" office:value="-0.00344877475147642">
            <text:p>-0.00345</text:p>
          </table:table-cell>
          <table:table-cell table:formula="of:=([.C57]-[.E57])/[.C57]" office:value-type="percentage" office:value="0.00380530190825444">
            <text:p>0.38%</text:p>
          </table:table-cell>
          <table:table-cell table:formula="of:=[.D57]-[.F57]" office:value-type="float" office:value="-0.00160819007786506">
            <text:p>-0.00161</text:p>
          </table:table-cell>
          <table:table-cell table:formula="of:=([.D57]-[.F57])/[.D57]" office:value-type="percentage" office:value="0.00380530190825444">
            <text:p>0.38%</text:p>
          </table:table-cell>
        </table:table-row>
        <table:table-row table:style-name="ro1">
          <table:table-cell office:value-type="float" office:value="250">
            <text:p>250.00000</text:p>
          </table:table-cell>
          <table:table-cell table:formula="of:=RADIANS([.A58])" office:value-type="float" office:value="4.36332312998582">
            <text:p>4.36332</text:p>
          </table:table-cell>
          <table:table-cell table:formula="of:=SIN([.B58])" office:value-type="float" office:value="-0.939692620785908">
            <text:p>-0.93969</text:p>
          </table:table-cell>
          <table:table-cell table:formula="of:=COS([.B58])" office:value-type="float" office:value="-0.342020143325669">
            <text:p>-0.34202</text:p>
          </table:table-cell>
          <table:table-cell table:formula="of:=[.C57]+([.C59]-[.C57])*(([.B58]-[.B57])/([.B59]-[.B57]))" office:value-type="float" office:value="-0.936116806662859">
            <text:p>-0.93612</text:p>
          </table:table-cell>
          <table:table-cell table:formula="of:=[.D57]+([.D59]-[.D57])*(([.B58]-[.B57])/([.B59]-[.B57]))" office:value-type="float" office:value="-0.34071865342161">
            <text:p>-0.34072</text:p>
          </table:table-cell>
          <table:table-cell table:formula="of:=[.C58]-[.E58]" office:value-type="float" office:value="-0.0035758141230493">
            <text:p>-0.00358</text:p>
          </table:table-cell>
          <table:table-cell table:formula="of:=([.C58]-[.E58])/[.C58]" office:value-type="percentage" office:value="0.00380530190825451">
            <text:p>0.38%</text:p>
          </table:table-cell>
          <table:table-cell table:formula="of:=[.D58]-[.F58]" office:value-type="float" office:value="-0.00130148990405865">
            <text:p>-0.00130</text:p>
          </table:table-cell>
          <table:table-cell table:formula="of:=([.D58]-[.F58])/[.D58]" office:value-type="percentage" office:value="0.00380530190825452">
            <text:p>0.38%</text:p>
          </table:table-cell>
        </table:table-row>
        <table:table-row table:style-name="ro1">
          <table:table-cell office:value-type="float" office:value="255">
            <text:p>255.00000</text:p>
          </table:table-cell>
          <table:table-cell table:formula="of:=RADIANS([.A59])" office:value-type="float" office:value="4.45058959258554">
            <text:p>4.45059</text:p>
          </table:table-cell>
          <table:table-cell table:formula="of:=SIN([.B59])" office:value-type="float" office:value="-0.965925826289068">
            <text:p>-0.96593</text:p>
          </table:table-cell>
          <table:table-cell table:formula="of:=COS([.B59])" office:value-type="float" office:value="-0.258819045102521">
            <text:p>-0.25882</text:p>
          </table:table-cell>
          <table:table-cell table:formula="of:=[.C58]+([.C60]-[.C58])*(([.B59]-[.B58])/([.B60]-[.B58]))" office:value-type="float" office:value="-0.962250186899058">
            <text:p>-0.96225</text:p>
          </table:table-cell>
          <table:table-cell table:formula="of:=[.D58]+([.D60]-[.D58])*(([.B59]-[.B58])/([.B60]-[.B58]))" office:value-type="float" office:value="-0.257834160496299">
            <text:p>-0.25783</text:p>
          </table:table-cell>
          <table:table-cell table:formula="of:=[.C59]-[.E59]" office:value-type="float" office:value="-0.00367563939001003">
            <text:p>-0.00368</text:p>
          </table:table-cell>
          <table:table-cell table:formula="of:=([.C59]-[.E59])/[.C59]" office:value-type="percentage" office:value="0.00380530190825443">
            <text:p>0.38%</text:p>
          </table:table-cell>
          <table:table-cell table:formula="of:=[.D59]-[.F59]" office:value-type="float" office:value="-0.000984884606221203">
            <text:p>-0.00098</text:p>
          </table:table-cell>
          <table:table-cell table:formula="of:=([.D59]-[.F59])/[.D59]" office:value-type="percentage" office:value="0.0038053019082544">
            <text:p>0.38%</text:p>
          </table:table-cell>
        </table:table-row>
        <table:table-row table:style-name="ro1">
          <table:table-cell office:value-type="float" office:value="260">
            <text:p>260.00000</text:p>
          </table:table-cell>
          <table:table-cell table:formula="of:=RADIANS([.A60])" office:value-type="float" office:value="4.53785605518526">
            <text:p>4.53786</text:p>
          </table:table-cell>
          <table:table-cell table:formula="of:=SIN([.B60])" office:value-type="float" office:value="-0.984807753012208">
            <text:p>-0.98481</text:p>
          </table:table-cell>
          <table:table-cell table:formula="of:=COS([.B60])" office:value-type="float" office:value="-0.17364817766693">
            <text:p>-0.17365</text:p>
          </table:table-cell>
          <table:table-cell table:formula="of:=[.C59]+([.C61]-[.C59])*(([.B60]-[.B59])/([.B61]-[.B59]))" office:value-type="float" office:value="-0.981060262190407">
            <text:p>-0.98106</text:p>
          </table:table-cell>
          <table:table-cell table:formula="of:=[.D59]+([.D61]-[.D59])*(([.B60]-[.B59])/([.B61]-[.B59]))" office:value-type="float" office:value="-0.172987393925089">
            <text:p>-0.17299</text:p>
          </table:table-cell>
          <table:table-cell table:formula="of:=[.C60]-[.E60]" office:value-type="float" office:value="-0.00374749082180104">
            <text:p>-0.00375</text:p>
          </table:table-cell>
          <table:table-cell table:formula="of:=([.C60]-[.E60])/[.C60]" office:value-type="percentage" office:value="0.00380530190825435">
            <text:p>0.38%</text:p>
          </table:table-cell>
          <table:table-cell table:formula="of:=[.D60]-[.F60]" office:value-type="float" office:value="-0.000660783741840892">
            <text:p>-0.00066</text:p>
          </table:table-cell>
          <table:table-cell table:formula="of:=([.D60]-[.F60])/[.D60]" office:value-type="percentage" office:value="0.00380530190825453">
            <text:p>0.38%</text:p>
          </table:table-cell>
        </table:table-row>
        <table:table-row table:style-name="ro1">
          <table:table-cell office:value-type="float" office:value="265">
            <text:p>265.00000</text:p>
          </table:table-cell>
          <table:table-cell table:formula="of:=RADIANS([.A61])" office:value-type="float" office:value="4.62512251778497">
            <text:p>4.62512</text:p>
          </table:table-cell>
          <table:table-cell table:formula="of:=SIN([.B61])" office:value-type="float" office:value="-0.996194698091746">
            <text:p>-0.99619</text:p>
          </table:table-cell>
          <table:table-cell table:formula="of:=COS([.B61])" office:value-type="float" office:value="-0.0871557427476582">
            <text:p>-0.08716</text:p>
          </table:table-cell>
          <table:table-cell table:formula="of:=[.C60]+([.C62]-[.C60])*(([.B61]-[.B60])/([.B62]-[.B60]))" office:value-type="float" office:value="-0.992403876506104">
            <text:p>-0.99240</text:p>
          </table:table-cell>
          <table:table-cell table:formula="of:=[.D60]+([.D62]-[.D60])*(([.B61]-[.B60])/([.B62]-[.B60]))" office:value-type="float" office:value="-0.0868240888334653">
            <text:p>-0.08682</text:p>
          </table:table-cell>
          <table:table-cell table:formula="of:=[.C61]-[.E61]" office:value-type="float" office:value="-0.00379082158564148">
            <text:p>-0.00379</text:p>
          </table:table-cell>
          <table:table-cell table:formula="of:=([.C61]-[.E61])/[.C61]" office:value-type="percentage" office:value="0.00380530190825444">
            <text:p>0.38%</text:p>
          </table:table-cell>
          <table:table-cell table:formula="of:=[.D61]-[.F61]" office:value-type="float" office:value="-0.000331653914192986">
            <text:p>-0.00033</text:p>
          </table:table-cell>
          <table:table-cell table:formula="of:=([.D61]-[.F61])/[.D61]" office:value-type="percentage" office:value="0.00380530190825432">
            <text:p>0.38%</text:p>
          </table:table-cell>
        </table:table-row>
        <table:table-row table:style-name="ro1">
          <table:table-cell office:value-type="float" office:value="270">
            <text:p>270.00000</text:p>
          </table:table-cell>
          <table:table-cell table:formula="of:=RADIANS([.A62])" office:value-type="float" office:value="4.71238898038469">
            <text:p>4.71239</text:p>
          </table:table-cell>
          <table:table-cell table:formula="of:=SIN([.B62])" office:value-type="float" office:value="-1">
            <text:p>-1.00000</text:p>
          </table:table-cell>
          <table:table-cell table:formula="of:=COS([.B62])" office:value-type="float" office:value="-1.83697019872103E-016">
            <text:p>0.00000</text:p>
          </table:table-cell>
          <table:table-cell table:formula="of:=[.C61]+([.C63]-[.C61])*(([.B62]-[.B61])/([.B63]-[.B61]))" office:value-type="float" office:value="-0.996194698091746">
            <text:p>-0.99619</text:p>
          </table:table-cell>
          <table:table-cell table:formula="of:=[.D61]+([.D63]-[.D61])*(([.B62]-[.B61])/([.B63]-[.B61]))" office:value-type="float" office:value="0">
            <text:p>0.00000</text:p>
          </table:table-cell>
          <table:table-cell table:formula="of:=[.C62]-[.E62]" office:value-type="float" office:value="-0.00380530190825445">
            <text:p>-0.00381</text:p>
          </table:table-cell>
          <table:table-cell table:formula="of:=([.C62]-[.E62])/[.C62]" office:value-type="percentage" office:value="0.00380530190825445">
            <text:p>0.38%</text:p>
          </table:table-cell>
          <table:table-cell table:formula="of:=[.D62]-[.F62]" office:value-type="float" office:value="-1.83697019872103E-016">
            <text:p>0.00000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75">
            <text:p>275.00000</text:p>
          </table:table-cell>
          <table:table-cell table:formula="of:=RADIANS([.A63])" office:value-type="float" office:value="4.79965544298441">
            <text:p>4.79966</text:p>
          </table:table-cell>
          <table:table-cell table:formula="of:=SIN([.B63])" office:value-type="float" office:value="-0.996194698091746">
            <text:p>-0.99619</text:p>
          </table:table-cell>
          <table:table-cell table:formula="of:=COS([.B63])" office:value-type="float" office:value="0.0871557427476579">
            <text:p>0.08716</text:p>
          </table:table-cell>
          <table:table-cell table:formula="of:=[.C62]+([.C64]-[.C62])*(([.B63]-[.B62])/([.B64]-[.B62]))" office:value-type="float" office:value="-0.992403876506104">
            <text:p>-0.99240</text:p>
          </table:table-cell>
          <table:table-cell table:formula="of:=[.D62]+([.D64]-[.D62])*(([.B63]-[.B62])/([.B64]-[.B62]))" office:value-type="float" office:value="0.0868240888334649">
            <text:p>0.08682</text:p>
          </table:table-cell>
          <table:table-cell table:formula="of:=[.C63]-[.E63]" office:value-type="float" office:value="-0.00379082158564148">
            <text:p>-0.00379</text:p>
          </table:table-cell>
          <table:table-cell table:formula="of:=([.C63]-[.E63])/[.C63]" office:value-type="percentage" office:value="0.00380530190825444">
            <text:p>0.38%</text:p>
          </table:table-cell>
          <table:table-cell table:formula="of:=[.D63]-[.F63]" office:value-type="float" office:value="0.000331653914192986">
            <text:p>0.00033</text:p>
          </table:table-cell>
          <table:table-cell table:formula="of:=([.D63]-[.F63])/[.D63]" office:value-type="percentage" office:value="0.00380530190825433">
            <text:p>0.38%</text:p>
          </table:table-cell>
        </table:table-row>
        <table:table-row table:style-name="ro1">
          <table:table-cell office:value-type="float" office:value="280">
            <text:p>280.00000</text:p>
          </table:table-cell>
          <table:table-cell table:formula="of:=RADIANS([.A64])" office:value-type="float" office:value="4.88692190558412">
            <text:p>4.88692</text:p>
          </table:table-cell>
          <table:table-cell table:formula="of:=SIN([.B64])" office:value-type="float" office:value="-0.984807753012208">
            <text:p>-0.98481</text:p>
          </table:table-cell>
          <table:table-cell table:formula="of:=COS([.B64])" office:value-type="float" office:value="0.17364817766693">
            <text:p>0.17365</text:p>
          </table:table-cell>
          <table:table-cell table:formula="of:=[.C63]+([.C65]-[.C63])*(([.B64]-[.B63])/([.B65]-[.B63]))" office:value-type="float" office:value="-0.981060262190407">
            <text:p>-0.98106</text:p>
          </table:table-cell>
          <table:table-cell table:formula="of:=[.D63]+([.D65]-[.D63])*(([.B64]-[.B63])/([.B65]-[.B63]))" office:value-type="float" office:value="0.172987393925089">
            <text:p>0.17299</text:p>
          </table:table-cell>
          <table:table-cell table:formula="of:=[.C64]-[.E64]" office:value-type="float" office:value="-0.00374749082180115">
            <text:p>-0.00375</text:p>
          </table:table-cell>
          <table:table-cell table:formula="of:=([.C64]-[.E64])/[.C64]" office:value-type="percentage" office:value="0.00380530190825446">
            <text:p>0.38%</text:p>
          </table:table-cell>
          <table:table-cell table:formula="of:=[.D64]-[.F64]" office:value-type="float" office:value="0.000660783741840865">
            <text:p>0.00066</text:p>
          </table:table-cell>
          <table:table-cell table:formula="of:=([.D64]-[.F64])/[.D64]" office:value-type="percentage" office:value="0.00380530190825438">
            <text:p>0.38%</text:p>
          </table:table-cell>
        </table:table-row>
        <table:table-row table:style-name="ro1">
          <table:table-cell office:value-type="float" office:value="285">
            <text:p>285.00000</text:p>
          </table:table-cell>
          <table:table-cell table:formula="of:=RADIANS([.A65])" office:value-type="float" office:value="4.97418836818384">
            <text:p>4.97419</text:p>
          </table:table-cell>
          <table:table-cell table:formula="of:=SIN([.B65])" office:value-type="float" office:value="-0.965925826289068">
            <text:p>-0.96593</text:p>
          </table:table-cell>
          <table:table-cell table:formula="of:=COS([.B65])" office:value-type="float" office:value="0.25881904510252">
            <text:p>0.25882</text:p>
          </table:table-cell>
          <table:table-cell table:formula="of:=[.C64]+([.C66]-[.C64])*(([.B65]-[.B64])/([.B66]-[.B64]))" office:value-type="float" office:value="-0.962250186899058">
            <text:p>-0.96225</text:p>
          </table:table-cell>
          <table:table-cell table:formula="of:=[.D64]+([.D66]-[.D64])*(([.B65]-[.B64])/([.B66]-[.B64]))" office:value-type="float" office:value="0.257834160496299">
            <text:p>0.25783</text:p>
          </table:table-cell>
          <table:table-cell table:formula="of:=[.C65]-[.E65]" office:value-type="float" office:value="-0.00367563939001003">
            <text:p>-0.00368</text:p>
          </table:table-cell>
          <table:table-cell table:formula="of:=([.C65]-[.E65])/[.C65]" office:value-type="percentage" office:value="0.00380530190825443">
            <text:p>0.38%</text:p>
          </table:table-cell>
          <table:table-cell table:formula="of:=[.D65]-[.F65]" office:value-type="float" office:value="0.000984884606221259">
            <text:p>0.00098</text:p>
          </table:table-cell>
          <table:table-cell table:formula="of:=([.D65]-[.F65])/[.D65]" office:value-type="percentage" office:value="0.00380530190825462">
            <text:p>0.38%</text:p>
          </table:table-cell>
        </table:table-row>
        <table:table-row table:style-name="ro1">
          <table:table-cell office:value-type="float" office:value="290">
            <text:p>290.00000</text:p>
          </table:table-cell>
          <table:table-cell table:formula="of:=RADIANS([.A66])" office:value-type="float" office:value="5.06145483078356">
            <text:p>5.06145</text:p>
          </table:table-cell>
          <table:table-cell table:formula="of:=SIN([.B66])" office:value-type="float" office:value="-0.939692620785908">
            <text:p>-0.93969</text:p>
          </table:table-cell>
          <table:table-cell table:formula="of:=COS([.B66])" office:value-type="float" office:value="0.342020143325669">
            <text:p>0.34202</text:p>
          </table:table-cell>
          <table:table-cell table:formula="of:=[.C65]+([.C67]-[.C65])*(([.B66]-[.B65])/([.B67]-[.B65]))" office:value-type="float" office:value="-0.936116806662859">
            <text:p>-0.93612</text:p>
          </table:table-cell>
          <table:table-cell table:formula="of:=[.D65]+([.D67]-[.D65])*(([.B66]-[.B65])/([.B67]-[.B65]))" office:value-type="float" office:value="0.34071865342161">
            <text:p>0.34072</text:p>
          </table:table-cell>
          <table:table-cell table:formula="of:=[.C66]-[.E66]" office:value-type="float" office:value="-0.0035758141230493">
            <text:p>-0.00358</text:p>
          </table:table-cell>
          <table:table-cell table:formula="of:=([.C66]-[.E66])/[.C66]" office:value-type="percentage" office:value="0.00380530190825452">
            <text:p>0.38%</text:p>
          </table:table-cell>
          <table:table-cell table:formula="of:=[.D66]-[.F66]" office:value-type="float" office:value="0.00130148990405865">
            <text:p>0.00130</text:p>
          </table:table-cell>
          <table:table-cell table:formula="of:=([.D66]-[.F66])/[.D66]" office:value-type="percentage" office:value="0.00380530190825451">
            <text:p>0.38%</text:p>
          </table:table-cell>
        </table:table-row>
        <table:table-row table:style-name="ro1">
          <table:table-cell office:value-type="float" office:value="295">
            <text:p>295.00000</text:p>
          </table:table-cell>
          <table:table-cell table:formula="of:=RADIANS([.A67])" office:value-type="float" office:value="5.14872129338327">
            <text:p>5.14872</text:p>
          </table:table-cell>
          <table:table-cell table:formula="of:=SIN([.B67])" office:value-type="float" office:value="-0.90630778703665">
            <text:p>-0.90631</text:p>
          </table:table-cell>
          <table:table-cell table:formula="of:=COS([.B67])" office:value-type="float" office:value="0.4226182617407">
            <text:p>0.42262</text:p>
          </table:table-cell>
          <table:table-cell table:formula="of:=[.C66]+([.C68]-[.C66])*(([.B67]-[.B66])/([.B68]-[.B66]))" office:value-type="float" office:value="-0.902859012285173">
            <text:p>-0.90286</text:p>
          </table:table-cell>
          <table:table-cell table:formula="of:=[.D66]+([.D68]-[.D66])*(([.B67]-[.B66])/([.B68]-[.B66]))" office:value-type="float" office:value="0.421010071662835">
            <text:p>0.42101</text:p>
          </table:table-cell>
          <table:table-cell table:formula="of:=[.C67]-[.E67]" office:value-type="float" office:value="-0.00344877475147654">
            <text:p>-0.00345</text:p>
          </table:table-cell>
          <table:table-cell table:formula="of:=([.C67]-[.E67])/[.C67]" office:value-type="percentage" office:value="0.00380530190825456">
            <text:p>0.38%</text:p>
          </table:table-cell>
          <table:table-cell table:formula="of:=[.D67]-[.F67]" office:value-type="float" office:value="0.00160819007786506">
            <text:p>0.00161</text:p>
          </table:table-cell>
          <table:table-cell table:formula="of:=([.D67]-[.F67])/[.D67]" office:value-type="percentage" office:value="0.00380530190825444">
            <text:p>0.38%</text:p>
          </table:table-cell>
        </table:table-row>
        <table:table-row table:style-name="ro1">
          <table:table-cell office:value-type="float" office:value="300">
            <text:p>300.00000</text:p>
          </table:table-cell>
          <table:table-cell table:formula="of:=RADIANS([.A68])" office:value-type="float" office:value="5.23598775598299">
            <text:p>5.23599</text:p>
          </table:table-cell>
          <table:table-cell table:formula="of:=SIN([.B68])" office:value-type="float" office:value="-0.866025403784439">
            <text:p>-0.86603</text:p>
          </table:table-cell>
          <table:table-cell table:formula="of:=COS([.B68])" office:value-type="float" office:value="0.5">
            <text:p>0.50000</text:p>
          </table:table-cell>
          <table:table-cell table:formula="of:=[.C67]+([.C69]-[.C67])*(([.B68]-[.B67])/([.B69]-[.B67]))" office:value-type="float" office:value="-0.862729915662821">
            <text:p>-0.86273</text:p>
          </table:table-cell>
          <table:table-cell table:formula="of:=[.D67]+([.D69]-[.D67])*(([.B68]-[.B67])/([.B69]-[.B67]))" office:value-type="float" office:value="0.498097349045873">
            <text:p>0.49810</text:p>
          </table:table-cell>
          <table:table-cell table:formula="of:=[.C68]-[.E68]" office:value-type="float" office:value="-0.00329548812161773">
            <text:p>-0.00330</text:p>
          </table:table-cell>
          <table:table-cell table:formula="of:=([.C68]-[.E68])/[.C68]" office:value-type="percentage" office:value="0.00380530190825442">
            <text:p>0.38%</text:p>
          </table:table-cell>
          <table:table-cell table:formula="of:=[.D68]-[.F68]" office:value-type="float" office:value="0.00190265095412728">
            <text:p>0.00190</text:p>
          </table:table-cell>
          <table:table-cell table:formula="of:=([.D68]-[.F68])/[.D68]" office:value-type="percentage" office:value="0.00380530190825456">
            <text:p>0.38%</text:p>
          </table:table-cell>
        </table:table-row>
        <table:table-row table:style-name="ro1">
          <table:table-cell office:value-type="float" office:value="305">
            <text:p>305.00000</text:p>
          </table:table-cell>
          <table:table-cell table:formula="of:=RADIANS([.A69])" office:value-type="float" office:value="5.32325421858271">
            <text:p>5.32325</text:p>
          </table:table-cell>
          <table:table-cell table:formula="of:=SIN([.B69])" office:value-type="float" office:value="-0.819152044288992">
            <text:p>-0.81915</text:p>
          </table:table-cell>
          <table:table-cell table:formula="of:=COS([.B69])" office:value-type="float" office:value="0.573576436351046">
            <text:p>0.57358</text:p>
          </table:table-cell>
          <table:table-cell table:formula="of:=[.C68]+([.C70]-[.C68])*(([.B69]-[.B68])/([.B70]-[.B68]))" office:value-type="float" office:value="-0.816034923451708">
            <text:p>-0.81603</text:p>
          </table:table-cell>
          <table:table-cell table:formula="of:=[.D68]+([.D70]-[.D68])*(([.B69]-[.B68])/([.B70]-[.B68]))" office:value-type="float" office:value="0.57139380484327">
            <text:p>0.57139</text:p>
          </table:table-cell>
          <table:table-cell table:formula="of:=[.C69]-[.E69]" office:value-type="float" office:value="-0.00311712083728344">
            <text:p>-0.00312</text:p>
          </table:table-cell>
          <table:table-cell table:formula="of:=([.C69]-[.E69])/[.C69]" office:value-type="percentage" office:value="0.00380530190825445">
            <text:p>0.38%</text:p>
          </table:table-cell>
          <table:table-cell table:formula="of:=[.D69]-[.F69]" office:value-type="float" office:value="0.00218263150777642">
            <text:p>0.00218</text:p>
          </table:table-cell>
          <table:table-cell table:formula="of:=([.D69]-[.F69])/[.D69]" office:value-type="percentage" office:value="0.00380530190825445">
            <text:p>0.38%</text:p>
          </table:table-cell>
        </table:table-row>
        <table:table-row table:style-name="ro1">
          <table:table-cell office:value-type="float" office:value="310">
            <text:p>310.00000</text:p>
          </table:table-cell>
          <table:table-cell table:formula="of:=RADIANS([.A70])" office:value-type="float" office:value="5.41052068118242">
            <text:p>5.41052</text:p>
          </table:table-cell>
          <table:table-cell table:formula="of:=SIN([.B70])" office:value-type="float" office:value="-0.766044443118978">
            <text:p>-0.76604</text:p>
          </table:table-cell>
          <table:table-cell table:formula="of:=COS([.B70])" office:value-type="float" office:value="0.642787609686539">
            <text:p>0.64279</text:p>
          </table:table-cell>
          <table:table-cell table:formula="of:=[.C69]+([.C71]-[.C69])*(([.B70]-[.B69])/([.B71]-[.B69]))" office:value-type="float" office:value="-0.76312941273777">
            <text:p>-0.76313</text:p>
          </table:table-cell>
          <table:table-cell table:formula="of:=[.D69]+([.D71]-[.D69])*(([.B70]-[.B69])/([.B71]-[.B69]))" office:value-type="float" office:value="0.640341608768797">
            <text:p>0.64034</text:p>
          </table:table-cell>
          <table:table-cell table:formula="of:=[.C70]-[.E70]" office:value-type="float" office:value="-0.00291503038120844">
            <text:p>-0.00292</text:p>
          </table:table-cell>
          <table:table-cell table:formula="of:=([.C70]-[.E70])/[.C70]" office:value-type="percentage" office:value="0.00380530190825455">
            <text:p>0.38%</text:p>
          </table:table-cell>
          <table:table-cell table:formula="of:=[.D70]-[.F70]" office:value-type="float" office:value="0.0024460009177425">
            <text:p>0.00245</text:p>
          </table:table-cell>
          <table:table-cell table:formula="of:=([.D70]-[.F70])/[.D70]" office:value-type="percentage" office:value="0.00380530190825444">
            <text:p>0.38%</text:p>
          </table:table-cell>
        </table:table-row>
        <table:table-row table:style-name="ro1">
          <table:table-cell office:value-type="float" office:value="315">
            <text:p>315.00000</text:p>
          </table:table-cell>
          <table:table-cell table:formula="of:=RADIANS([.A71])" office:value-type="float" office:value="5.49778714378214">
            <text:p>5.49779</text:p>
          </table:table-cell>
          <table:table-cell table:formula="of:=SIN([.B71])" office:value-type="float" office:value="-0.707106781186548">
            <text:p>-0.70711</text:p>
          </table:table-cell>
          <table:table-cell table:formula="of:=COS([.B71])" office:value-type="float" office:value="0.707106781186547">
            <text:p>0.70711</text:p>
          </table:table-cell>
          <table:table-cell table:formula="of:=[.C70]+([.C72]-[.C70])*(([.B71]-[.B70])/([.B72]-[.B70]))" office:value-type="float" office:value="-0.704416026402759">
            <text:p>-0.70442</text:p>
          </table:table-cell>
          <table:table-cell table:formula="of:=[.D70]+([.D72]-[.D70])*(([.B71]-[.B70])/([.B72]-[.B70]))" office:value-type="float" office:value="0.704416026402759">
            <text:p>0.70442</text:p>
          </table:table-cell>
          <table:table-cell table:formula="of:=[.C71]-[.E71]" office:value-type="float" office:value="-0.00269075478378888">
            <text:p>-0.00269</text:p>
          </table:table-cell>
          <table:table-cell table:formula="of:=([.C71]-[.E71])/[.C71]" office:value-type="percentage" office:value="0.00380530190825452">
            <text:p>0.38%</text:p>
          </table:table-cell>
          <table:table-cell table:formula="of:=[.D71]-[.F71]" office:value-type="float" office:value="0.00269075478378877">
            <text:p>0.00269</text:p>
          </table:table-cell>
          <table:table-cell table:formula="of:=([.D71]-[.F71])/[.D71]" office:value-type="percentage" office:value="0.00380530190825437">
            <text:p>0.38%</text:p>
          </table:table-cell>
        </table:table-row>
        <table:table-row table:style-name="ro1">
          <table:table-cell office:value-type="float" office:value="320">
            <text:p>320.00000</text:p>
          </table:table-cell>
          <table:table-cell table:formula="of:=RADIANS([.A72])" office:value-type="float" office:value="5.58505360638185">
            <text:p>5.58505</text:p>
          </table:table-cell>
          <table:table-cell table:formula="of:=SIN([.B72])" office:value-type="float" office:value="-0.64278760968654">
            <text:p>-0.64279</text:p>
          </table:table-cell>
          <table:table-cell table:formula="of:=COS([.B72])" office:value-type="float" office:value="0.766044443118978">
            <text:p>0.76604</text:p>
          </table:table-cell>
          <table:table-cell table:formula="of:=[.C71]+([.C73]-[.C71])*(([.B72]-[.B71])/([.B73]-[.B71]))" office:value-type="float" office:value="-0.640341608768797">
            <text:p>-0.64034</text:p>
          </table:table-cell>
          <table:table-cell table:formula="of:=[.D71]+([.D73]-[.D71])*(([.B72]-[.B71])/([.B73]-[.B71]))" office:value-type="float" office:value="0.763129412737769">
            <text:p>0.76313</text:p>
          </table:table-cell>
          <table:table-cell table:formula="of:=[.C72]-[.E72]" office:value-type="float" office:value="-0.0024460009177425">
            <text:p>-0.00245</text:p>
          </table:table-cell>
          <table:table-cell table:formula="of:=([.C72]-[.E72])/[.C72]" office:value-type="percentage" office:value="0.00380530190825444">
            <text:p>0.38%</text:p>
          </table:table-cell>
          <table:table-cell table:formula="of:=[.D72]-[.F72]" office:value-type="float" office:value="0.00291503038120833">
            <text:p>0.00292</text:p>
          </table:table-cell>
          <table:table-cell table:formula="of:=([.D72]-[.F72])/[.D72]" office:value-type="percentage" office:value="0.0038053019082544">
            <text:p>0.38%</text:p>
          </table:table-cell>
        </table:table-row>
        <table:table-row table:style-name="ro1">
          <table:table-cell office:value-type="float" office:value="325">
            <text:p>325.00000</text:p>
          </table:table-cell>
          <table:table-cell table:formula="of:=RADIANS([.A73])" office:value-type="float" office:value="5.67232006898157">
            <text:p>5.67232</text:p>
          </table:table-cell>
          <table:table-cell table:formula="of:=SIN([.B73])" office:value-type="float" office:value="-0.573576436351047">
            <text:p>-0.57358</text:p>
          </table:table-cell>
          <table:table-cell table:formula="of:=COS([.B73])" office:value-type="float" office:value="0.819152044288992">
            <text:p>0.81915</text:p>
          </table:table-cell>
          <table:table-cell table:formula="of:=[.C72]+([.C74]-[.C72])*(([.B73]-[.B72])/([.B74]-[.B72]))" office:value-type="float" office:value="-0.57139380484327">
            <text:p>-0.57139</text:p>
          </table:table-cell>
          <table:table-cell table:formula="of:=[.D72]+([.D74]-[.D72])*(([.B73]-[.B72])/([.B74]-[.B72]))" office:value-type="float" office:value="0.816034923451708">
            <text:p>0.81603</text:p>
          </table:table-cell>
          <table:table-cell table:formula="of:=[.C73]-[.E73]" office:value-type="float" office:value="-0.00218263150777642">
            <text:p>-0.00218</text:p>
          </table:table-cell>
          <table:table-cell table:formula="of:=([.C73]-[.E73])/[.C73]" office:value-type="percentage" office:value="0.00380530190825445">
            <text:p>0.38%</text:p>
          </table:table-cell>
          <table:table-cell table:formula="of:=[.D73]-[.F73]" office:value-type="float" office:value="0.00311712083728344">
            <text:p>0.00312</text:p>
          </table:table-cell>
          <table:table-cell table:formula="of:=([.D73]-[.F73])/[.D73]" office:value-type="percentage" office:value="0.00380530190825446">
            <text:p>0.38%</text:p>
          </table:table-cell>
        </table:table-row>
        <table:table-row table:style-name="ro1">
          <table:table-cell office:value-type="float" office:value="330">
            <text:p>330.00000</text:p>
          </table:table-cell>
          <table:table-cell table:formula="of:=RADIANS([.A74])" office:value-type="float" office:value="5.75958653158129">
            <text:p>5.75959</text:p>
          </table:table-cell>
          <table:table-cell table:formula="of:=SIN([.B74])" office:value-type="float" office:value="-0.5">
            <text:p>-0.50000</text:p>
          </table:table-cell>
          <table:table-cell table:formula="of:=COS([.B74])" office:value-type="float" office:value="0.866025403784438">
            <text:p>0.86603</text:p>
          </table:table-cell>
          <table:table-cell table:formula="of:=[.C73]+([.C75]-[.C73])*(([.B74]-[.B73])/([.B75]-[.B73]))" office:value-type="float" office:value="-0.498097349045873">
            <text:p>-0.49810</text:p>
          </table:table-cell>
          <table:table-cell table:formula="of:=[.D73]+([.D75]-[.D73])*(([.B74]-[.B73])/([.B75]-[.B73]))" office:value-type="float" office:value="0.86272991566282">
            <text:p>0.86273</text:p>
          </table:table-cell>
          <table:table-cell table:formula="of:=[.C74]-[.E74]" office:value-type="float" office:value="-0.00190265095412723">
            <text:p>-0.00190</text:p>
          </table:table-cell>
          <table:table-cell table:formula="of:=([.C74]-[.E74])/[.C74]" office:value-type="percentage" office:value="0.00380530190825445">
            <text:p>0.38%</text:p>
          </table:table-cell>
          <table:table-cell table:formula="of:=[.D74]-[.F74]" office:value-type="float" office:value="0.00329548812161784">
            <text:p>0.00330</text:p>
          </table:table-cell>
          <table:table-cell table:formula="of:=([.D74]-[.F74])/[.D74]" office:value-type="percentage" office:value="0.00380530190825455">
            <text:p>0.38%</text:p>
          </table:table-cell>
        </table:table-row>
        <table:table-row table:style-name="ro1">
          <table:table-cell office:value-type="float" office:value="335">
            <text:p>335.00000</text:p>
          </table:table-cell>
          <table:table-cell table:formula="of:=RADIANS([.A75])" office:value-type="float" office:value="5.846852994181">
            <text:p>5.84685</text:p>
          </table:table-cell>
          <table:table-cell table:formula="of:=SIN([.B75])" office:value-type="float" office:value="-0.422618261740699">
            <text:p>-0.42262</text:p>
          </table:table-cell>
          <table:table-cell table:formula="of:=COS([.B75])" office:value-type="float" office:value="0.90630778703665">
            <text:p>0.90631</text:p>
          </table:table-cell>
          <table:table-cell table:formula="of:=[.C74]+([.C76]-[.C74])*(([.B75]-[.B74])/([.B76]-[.B74]))" office:value-type="float" office:value="-0.421010071662834">
            <text:p>-0.42101</text:p>
          </table:table-cell>
          <table:table-cell table:formula="of:=[.D74]+([.D76]-[.D74])*(([.B75]-[.B74])/([.B76]-[.B74]))" office:value-type="float" office:value="0.902859012285174">
            <text:p>0.90286</text:p>
          </table:table-cell>
          <table:table-cell table:formula="of:=[.C75]-[.E75]" office:value-type="float" office:value="-0.00160819007786511">
            <text:p>-0.00161</text:p>
          </table:table-cell>
          <table:table-cell table:formula="of:=([.C75]-[.E75])/[.C75]" office:value-type="percentage" office:value="0.00380530190825457">
            <text:p>0.38%</text:p>
          </table:table-cell>
          <table:table-cell table:formula="of:=[.D75]-[.F75]" office:value-type="float" office:value="0.00344877475147642">
            <text:p>0.00345</text:p>
          </table:table-cell>
          <table:table-cell table:formula="of:=([.D75]-[.F75])/[.D75]" office:value-type="percentage" office:value="0.00380530190825444">
            <text:p>0.38%</text:p>
          </table:table-cell>
        </table:table-row>
        <table:table-row table:style-name="ro1">
          <table:table-cell office:value-type="float" office:value="340">
            <text:p>340.00000</text:p>
          </table:table-cell>
          <table:table-cell table:formula="of:=RADIANS([.A76])" office:value-type="float" office:value="5.93411945678072">
            <text:p>5.93412</text:p>
          </table:table-cell>
          <table:table-cell table:formula="of:=SIN([.B76])" office:value-type="float" office:value="-0.342020143325669">
            <text:p>-0.34202</text:p>
          </table:table-cell>
          <table:table-cell table:formula="of:=COS([.B76])" office:value-type="float" office:value="0.939692620785908">
            <text:p>0.93969</text:p>
          </table:table-cell>
          <table:table-cell table:formula="of:=[.C75]+([.C77]-[.C75])*(([.B76]-[.B75])/([.B77]-[.B75]))" office:value-type="float" office:value="-0.34071865342161">
            <text:p>-0.34072</text:p>
          </table:table-cell>
          <table:table-cell table:formula="of:=[.D75]+([.D77]-[.D75])*(([.B76]-[.B75])/([.B77]-[.B75]))" office:value-type="float" office:value="0.936116806662859">
            <text:p>0.93612</text:p>
          </table:table-cell>
          <table:table-cell table:formula="of:=[.C76]-[.E76]" office:value-type="float" office:value="-0.00130148990405865">
            <text:p>-0.00130</text:p>
          </table:table-cell>
          <table:table-cell table:formula="of:=([.C76]-[.E76])/[.C76]" office:value-type="percentage" office:value="0.00380530190825452">
            <text:p>0.38%</text:p>
          </table:table-cell>
          <table:table-cell table:formula="of:=[.D76]-[.F76]" office:value-type="float" office:value="0.0035758141230493">
            <text:p>0.00358</text:p>
          </table:table-cell>
          <table:table-cell table:formula="of:=([.D76]-[.F76])/[.D76]" office:value-type="percentage" office:value="0.00380530190825451">
            <text:p>0.38%</text:p>
          </table:table-cell>
        </table:table-row>
        <table:table-row table:style-name="ro1">
          <table:table-cell office:value-type="float" office:value="345">
            <text:p>345.00000</text:p>
          </table:table-cell>
          <table:table-cell table:formula="of:=RADIANS([.A77])" office:value-type="float" office:value="6.02138591938044">
            <text:p>6.02139</text:p>
          </table:table-cell>
          <table:table-cell table:formula="of:=SIN([.B77])" office:value-type="float" office:value="-0.258819045102521">
            <text:p>-0.25882</text:p>
          </table:table-cell>
          <table:table-cell table:formula="of:=COS([.B77])" office:value-type="float" office:value="0.965925826289068">
            <text:p>0.96593</text:p>
          </table:table-cell>
          <table:table-cell table:formula="of:=[.C76]+([.C78]-[.C76])*(([.B77]-[.B76])/([.B78]-[.B76]))" office:value-type="float" office:value="-0.257834160496299">
            <text:p>-0.25783</text:p>
          </table:table-cell>
          <table:table-cell table:formula="of:=[.D76]+([.D78]-[.D76])*(([.B77]-[.B76])/([.B78]-[.B76]))" office:value-type="float" office:value="0.962250186899058">
            <text:p>0.96225</text:p>
          </table:table-cell>
          <table:table-cell table:formula="of:=[.C77]-[.E77]" office:value-type="float" office:value="-0.000984884606221203">
            <text:p>-0.00098</text:p>
          </table:table-cell>
          <table:table-cell table:formula="of:=([.C77]-[.E77])/[.C77]" office:value-type="percentage" office:value="0.0038053019082544">
            <text:p>0.38%</text:p>
          </table:table-cell>
          <table:table-cell table:formula="of:=[.D77]-[.F77]" office:value-type="float" office:value="0.00367563939001003">
            <text:p>0.00368</text:p>
          </table:table-cell>
          <table:table-cell table:formula="of:=([.D77]-[.F77])/[.D77]" office:value-type="percentage" office:value="0.00380530190825443">
            <text:p>0.38%</text:p>
          </table:table-cell>
        </table:table-row>
        <table:table-row table:style-name="ro1">
          <table:table-cell office:value-type="float" office:value="350">
            <text:p>350.00000</text:p>
          </table:table-cell>
          <table:table-cell table:formula="of:=RADIANS([.A78])" office:value-type="float" office:value="6.10865238198015">
            <text:p>6.10865</text:p>
          </table:table-cell>
          <table:table-cell table:formula="of:=SIN([.B78])" office:value-type="float" office:value="-0.17364817766693">
            <text:p>-0.17365</text:p>
          </table:table-cell>
          <table:table-cell table:formula="of:=COS([.B78])" office:value-type="float" office:value="0.984807753012208">
            <text:p>0.98481</text:p>
          </table:table-cell>
          <table:table-cell table:formula="of:=[.C77]+([.C79]-[.C77])*(([.B78]-[.B77])/([.B79]-[.B77]))" office:value-type="float" office:value="-0.172987393925089">
            <text:p>-0.17299</text:p>
          </table:table-cell>
          <table:table-cell table:formula="of:=[.D77]+([.D79]-[.D77])*(([.B78]-[.B77])/([.B79]-[.B77]))" office:value-type="float" office:value="0.981060262190407">
            <text:p>0.98106</text:p>
          </table:table-cell>
          <table:table-cell table:formula="of:=[.C78]-[.E78]" office:value-type="float" office:value="-0.000660783741840892">
            <text:p>-0.00066</text:p>
          </table:table-cell>
          <table:table-cell table:formula="of:=([.C78]-[.E78])/[.C78]" office:value-type="percentage" office:value="0.00380530190825453">
            <text:p>0.38%</text:p>
          </table:table-cell>
          <table:table-cell table:formula="of:=[.D78]-[.F78]" office:value-type="float" office:value="0.00374749082180104">
            <text:p>0.00375</text:p>
          </table:table-cell>
          <table:table-cell table:formula="of:=([.D78]-[.F78])/[.D78]" office:value-type="percentage" office:value="0.00380530190825435">
            <text:p>0.38%</text:p>
          </table:table-cell>
        </table:table-row>
        <table:table-row table:style-name="ro1">
          <table:table-cell office:value-type="float" office:value="355">
            <text:p>355.00000</text:p>
          </table:table-cell>
          <table:table-cell table:formula="of:=RADIANS([.A79])" office:value-type="float" office:value="6.19591884457987">
            <text:p>6.19592</text:p>
          </table:table-cell>
          <table:table-cell table:formula="of:=SIN([.B79])" office:value-type="float" office:value="-0.0871557427476583">
            <text:p>-0.08716</text:p>
          </table:table-cell>
          <table:table-cell table:formula="of:=COS([.B79])" office:value-type="float" office:value="0.996194698091746">
            <text:p>0.99619</text:p>
          </table:table-cell>
          <table:table-cell table:formula="of:=[.C78]+([.C80]-[.C78])*(([.B79]-[.B78])/([.B80]-[.B78]))" office:value-type="float" office:value="-0.0868240888334653">
            <text:p>-0.08682</text:p>
          </table:table-cell>
          <table:table-cell table:formula="of:=[.D78]+([.D80]-[.D78])*(([.B79]-[.B78])/([.B80]-[.B78]))" office:value-type="float" office:value="0.992403876506104">
            <text:p>0.99240</text:p>
          </table:table-cell>
          <table:table-cell table:formula="of:=[.C79]-[.E79]" office:value-type="float" office:value="-0.000331653914193">
            <text:p>-0.00033</text:p>
          </table:table-cell>
          <table:table-cell table:formula="of:=([.C79]-[.E79])/[.C79]" office:value-type="percentage" office:value="0.00380530190825447">
            <text:p>0.38%</text:p>
          </table:table-cell>
          <table:table-cell table:formula="of:=[.D79]-[.F79]" office:value-type="float" office:value="0.00379082158564148">
            <text:p>0.00379</text:p>
          </table:table-cell>
          <table:table-cell table:formula="of:=([.D79]-[.F79])/[.D79]" office:value-type="percentage" office:value="0.00380530190825444">
            <text:p>0.38%</text:p>
          </table:table-cell>
        </table:table-row>
        <table:table-row table:style-name="ro1">
          <table:table-cell office:value-type="float" office:value="360">
            <text:p>360.00000</text:p>
          </table:table-cell>
          <table:table-cell table:formula="of:=RADIANS([.A80])" office:value-type="float" office:value="6.28318530717959">
            <text:p>6.28319</text:p>
          </table:table-cell>
          <table:table-cell table:formula="of:=SIN([.B80])" office:value-type="float" office:value="-2.44929359829471E-016">
            <text:p>0.00000</text:p>
          </table:table-cell>
          <table:table-cell table:formula="of:=COS([.B80])" office:value-type="float" office:value="1">
            <text:p>1.00000</text:p>
          </table:table-cell>
          <table:table-cell/>
          <table:table-cell table:style-name="Default" table:number-columns-repeated="5"/>
        </table:table-row>
      </table:table>
      <table:table table:name="Plots" table:style-name="ta1" table:print="false">
        <table:table-column table:style-name="co1" table:default-cell-style-name="Default"/>
        <table:table-row table:style-name="ro1">
          <table:table-cell>
            <draw:frame table:end-cell-address="Plots.J29" table:end-x="0.8118in" table:end-y="0.1016in" draw:z-index="0" draw:style-name="gr1" draw:text-style-name="P1" svg:width="8.711in" svg:height="4.663in" svg:x="0.102in" svg:y="0.0878in">
              <draw:object draw:notify-on-update-of-ranges="Sin_Cos_Data.B8:Sin_Cos_Data.B80 Sin_Cos_Data.C5:Sin_Cos_Data.C5 Sin_Cos_Data.C8:Sin_Cos_Data.C80 Sin_Cos_Data.B9:Sin_Cos_Data.B79 Sin_Cos_Data.E5:Sin_Cos_Data.E5 Sin_Cos_Data.E9:Sin_Cos_Data.E79 Sin_Cos_Data.B8:Sin_Cos_Data.B80 Sin_Cos_Data.H5:Sin_Cos_Data.H5 Sin_Cos_Data.H9:Sin_Cos_Data.H7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42">
          <table:table-cell/>
        </table:table-row>
        <table:table-row table:style-name="ro1">
          <table:table-cell>
            <draw:frame table:end-cell-address="Plots.J69" table:end-x="0.7539in" table:end-y="0.0925in" draw:z-index="1" draw:style-name="gr1" draw:text-style-name="P1" svg:width="8.6783in" svg:height="4.0969in" svg:x="0.0768in" svg:y="0.1469in">
              <draw:object draw:notify-on-update-of-ranges="Sin_Cos_Data.B8:Sin_Cos_Data.B80 Sin_Cos_Data.D5:Sin_Cos_Data.D5 Sin_Cos_Data.D8:Sin_Cos_Data.D80 Sin_Cos_Data.B9:Sin_Cos_Data.B79 Sin_Cos_Data.F5:Sin_Cos_Data.F5 Sin_Cos_Data.F9:Sin_Cos_Data.F79 Sin_Cos_Data.B8:Sin_Cos_Data.B80 Sin_Cos_Data.J5:Sin_Cos_Data.J5 Sin_Cos_Data.J9:Sin_Cos_Data.J7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4/20/2015</text:date>, <text:time>21:2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5-04-07T09:54:31.13</meta:creation-date>
    <dc:date>2015-04-20T21:22:31.40</dc:date>
    <dc:creator>Scott Nevin</dc:creator>
    <meta:editing-duration>PT35M19S</meta:editing-duration>
    <meta:editing-cycles>13</meta:editing-cycles>
    <meta:generator>OpenOffice/4.1.1$Win32 OpenOffice.org_project/411m6$Build-9775</meta:generator>
    <meta:printed-by>Scott Nevin</meta:printed-by>
    <meta:print-date>2015-04-20T21:21:05.21</meta:print-date>
    <meta:document-statistic meta:table-count="3" meta:cell-count="73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1">
      <number:number number:decimal-places="2" number:min-integer-digits="1"/>
      <number:text>%</number:text>
    </number:percentage-style>
    <number:number-style style:name="N118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8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8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127cm" svg:height="11.845cm" xlink:href=".." xlink:type="simple" chart:class="chart:scatter" chart:style-name="ch1">
        <chart:title svg:x="9.225cm" svg:y="0.372cm" chart:style-name="ch2">
          <text:p>Sine Interpolation</text:p>
        </chart:title>
        <chart:legend chart:legend-position="end" svg:x="19.859cm" svg:y="5.131cm" style:legend-expansion="high" chart:style-name="ch3"/>
        <chart:plot-area chart:style-name="ch4" table:cell-range-address="Sin_Cos_Data.B8:Sin_Cos_Data.C80 Sin_Cos_Data.C5:Sin_Cos_Data.C5 Sin_Cos_Data.E5:Sin_Cos_Data.E5 Sin_Cos_Data.E9:Sin_Cos_Data.E79 Sin_Cos_Data.H5:Sin_Cos_Data.H5 Sin_Cos_Data.H9:Sin_Cos_Data.H79" chart:data-source-has-labels="row" svg:x="0.892cm" svg:y="1.887cm" svg:width="18.083cm" svg:height="9.302cm">
          <chartooo:coordinate-region svg:x="2.459cm" svg:y="2.084cm" svg:width="15.914cm" svg:height="8.90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in_Cos_Data.C8:Sin_Cos_Data.C80" chart:label-cell-address="Sin_Cos_Data.C5:Sin_Cos_Data.C5" chart:class="chart:scatter">
            <chart:domain table:cell-range-address="Sin_Cos_Data.B8:Sin_Cos_Data.B80"/>
            <chart:data-point chart:repeated="73"/>
          </chart:series>
          <chart:series chart:style-name="ch8" chart:values-cell-range-address="Sin_Cos_Data.E9:Sin_Cos_Data.E79" chart:label-cell-address="Sin_Cos_Data.E5:Sin_Cos_Data.E5" chart:class="chart:scatter">
            <chart:domain table:cell-range-address="Sin_Cos_Data.B9:Sin_Cos_Data.B79"/>
            <chart:data-point chart:repeated="71"/>
          </chart:series>
          <chart:series chart:style-name="ch9" chart:values-cell-range-address="Sin_Cos_Data.H9:Sin_Cos_Data.H79" chart:label-cell-address="Sin_Cos_Data.H5:Sin_Cos_Data.H5" chart:class="chart:scatter">
            <chart:data-point chart:repeated="7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in</text:p>
                <draw:g>
                  <svg:desc>Sin_Cos_Data.C5:Sin_Cos_Data.C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Interp.</text:p>
                <draw:g>
                  <svg:desc>Sin_Cos_Data.E5:Sin_Cos_Data.E5</svg:desc>
                </draw:g>
              </table:table-cell>
              <table:table-cell office:value-type="string">
                <text:p>Error</text:p>
                <draw:g>
                  <svg:desc>Sin_Cos_Data.H5:Sin_Cos_Data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in_Cos_Data.B8:Sin_Cos_Data.B80</svg:desc>
                </draw:g>
              </table:table-cell>
              <table:table-cell office:value-type="float" office:value="0">
                <text:p>0</text:p>
                <draw:g>
                  <svg:desc>Sin_Cos_Data.C8:Sin_Cos_Data.C80</svg:desc>
                </draw:g>
              </table:table-cell>
              <table:table-cell office:value-type="float" office:value="0.0872664625997165">
                <text:p>0.0872664625997165</text:p>
                <draw:g>
                  <svg:desc>Sin_Cos_Data.B9:Sin_Cos_Data.B79</svg:desc>
                </draw:g>
              </table:table-cell>
              <table:table-cell office:value-type="float" office:value="0.0868240888334652">
                <text:p>0.0868240888334652</text:p>
                <draw:g>
                  <svg:desc>Sin_Cos_Data.E9:Sin_Cos_Data.E79</svg:desc>
                </draw:g>
              </table:table-cell>
              <table:table-cell office:value-type="float" office:value="0.00380530190825448">
                <text:p>0.00380530190825448</text:p>
                <draw:g>
                  <svg:desc>Sin_Cos_Data.H9:Sin_Cos_Data.H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72664625997165">
                <text:p>0.0872664625997165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174532925199433">
                <text:p>0.174532925199433</text:p>
              </table:table-cell>
              <table:table-cell office:value-type="float" office:value="0.172987393925089">
                <text:p>0.172987393925089</text:p>
              </table:table-cell>
              <table:table-cell office:value-type="float" office:value="0.00380530190825437">
                <text:p>0.003805301908254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4532925199433">
                <text:p>0.174532925199433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261799387799149">
                <text:p>0.261799387799149</text:p>
              </table:table-cell>
              <table:table-cell office:value-type="float" office:value="0.257834160496299">
                <text:p>0.257834160496299</text:p>
              </table:table-cell>
              <table:table-cell office:value-type="float" office:value="0.00380530190825461">
                <text:p>0.003805301908254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1799387799149">
                <text:p>0.261799387799149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349065850398866">
                <text:p>0.349065850398866</text:p>
              </table:table-cell>
              <table:table-cell office:value-type="float" office:value="0.34071865342161">
                <text:p>0.34071865342161</text:p>
              </table:table-cell>
              <table:table-cell office:value-type="float" office:value="0.00380530190825435">
                <text:p>0.003805301908254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065850398866">
                <text:p>0.349065850398866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436332312998582">
                <text:p>0.436332312998582</text:p>
              </table:table-cell>
              <table:table-cell office:value-type="float" office:value="0.421010071662834">
                <text:p>0.421010071662834</text:p>
              </table:table-cell>
              <table:table-cell office:value-type="float" office:value="0.00380530190825457">
                <text:p>0.003805301908254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6332312998582">
                <text:p>0.436332312998582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523598775598299">
                <text:p>0.523598775598299</text:p>
              </table:table-cell>
              <table:table-cell office:value-type="float" office:value="0.498097349045873">
                <text:p>0.498097349045873</text:p>
              </table:table-cell>
              <table:table-cell office:value-type="float" office:value="0.00380530190825446">
                <text:p>0.003805301908254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23598775598299">
                <text:p>0.523598775598299</text:p>
              </table:table-cell>
              <table:table-cell office:value-type="float" office:value="0.5">
                <text:p>0.5</text:p>
              </table:table-cell>
              <table:table-cell office:value-type="float" office:value="0.610865238198015">
                <text:p>0.610865238198015</text:p>
              </table:table-cell>
              <table:table-cell office:value-type="float" office:value="0.57139380484327">
                <text:p>0.57139380484327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0865238198015">
                <text:p>0.61086523819801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698131700797732">
                <text:p>0.698131700797732</text:p>
              </table:table-cell>
              <table:table-cell office:value-type="float" office:value="0.640341608768797">
                <text:p>0.640341608768797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98131700797732">
                <text:p>0.698131700797732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785398163397448">
                <text:p>0.785398163397448</text:p>
              </table:table-cell>
              <table:table-cell office:value-type="float" office:value="0.704416026402759">
                <text:p>0.704416026402759</text:p>
              </table:table-cell>
              <table:table-cell office:value-type="float" office:value="0.00380530190825453">
                <text:p>0.003805301908254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85398163397448">
                <text:p>0.78539816339744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872664625997165">
                <text:p>0.872664625997165</text:p>
              </table:table-cell>
              <table:table-cell office:value-type="float" office:value="0.76312941273777">
                <text:p>0.76312941273777</text:p>
              </table:table-cell>
              <table:table-cell office:value-type="float" office:value="0.0038053019082544">
                <text:p>0.00380530190825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72664625997165">
                <text:p>0.872664625997165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959931088596881">
                <text:p>0.959931088596881</text:p>
              </table:table-cell>
              <table:table-cell office:value-type="float" office:value="0.816034923451708">
                <text:p>0.816034923451708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59931088596881">
                <text:p>0.959931088596881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1.0471975511966">
                <text:p>1.0471975511966</text:p>
              </table:table-cell>
              <table:table-cell office:value-type="float" office:value="0.862729915662821">
                <text:p>0.862729915662821</text:p>
              </table:table-cell>
              <table:table-cell office:value-type="float" office:value="0.00380530190825455">
                <text:p>0.003805301908254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471975511966">
                <text:p>1.0471975511966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13446401379631">
                <text:p>1.13446401379631</text:p>
              </table:table-cell>
              <table:table-cell office:value-type="float" office:value="0.902859012285174">
                <text:p>0.90285901228517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3446401379631">
                <text:p>1.13446401379631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1.22173047639603">
                <text:p>1.22173047639603</text:p>
              </table:table-cell>
              <table:table-cell office:value-type="float" office:value="0.936116806662859">
                <text:p>0.936116806662859</text:p>
              </table:table-cell>
              <table:table-cell office:value-type="float" office:value="0.0038053019082544">
                <text:p>0.00380530190825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2173047639603">
                <text:p>1.22173047639603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1.30899693899575">
                <text:p>1.30899693899575</text:p>
              </table:table-cell>
              <table:table-cell office:value-type="float" office:value="0.962250186899058">
                <text:p>0.962250186899058</text:p>
              </table:table-cell>
              <table:table-cell office:value-type="float" office:value="0.00380530190825455">
                <text:p>0.003805301908254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0899693899575">
                <text:p>1.3089969389957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39626340159546">
                <text:p>1.39626340159546</text:p>
              </table:table-cell>
              <table:table-cell office:value-type="float" office:value="0.981060262190407">
                <text:p>0.981060262190407</text:p>
              </table:table-cell>
              <table:table-cell office:value-type="float" office:value="0.00380530190825446">
                <text:p>0.003805301908254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9626340159546">
                <text:p>1.39626340159546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1.48352986419518">
                <text:p>1.48352986419518</text:p>
              </table:table-cell>
              <table:table-cell office:value-type="float" office:value="0.992403876506104">
                <text:p>0.99240387650610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8352986419518">
                <text:p>1.48352986419518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1">
                <text:p>1</text:p>
              </table:table-cell>
              <table:table-cell office:value-type="float" office:value="1.65806278939461">
                <text:p>1.65806278939461</text:p>
              </table:table-cell>
              <table:table-cell office:value-type="float" office:value="0.992403876506104">
                <text:p>0.992403876506104</text:p>
              </table:table-cell>
              <table:table-cell office:value-type="float" office:value="0.00380530190825456">
                <text:p>0.003805301908254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5806278939461">
                <text:p>1.65806278939461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1.74532925199433">
                <text:p>1.74532925199433</text:p>
              </table:table-cell>
              <table:table-cell office:value-type="float" office:value="0.981060262190407">
                <text:p>0.981060262190407</text:p>
              </table:table-cell>
              <table:table-cell office:value-type="float" office:value="0.00380530190825435">
                <text:p>0.003805301908254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4532925199433">
                <text:p>1.74532925199433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1.83259571459405">
                <text:p>1.83259571459405</text:p>
              </table:table-cell>
              <table:table-cell office:value-type="float" office:value="0.962250186899058">
                <text:p>0.962250186899058</text:p>
              </table:table-cell>
              <table:table-cell office:value-type="float" office:value="0.00380530190825455">
                <text:p>0.003805301908254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3259571459405">
                <text:p>1.8325957145940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91986217719376">
                <text:p>1.91986217719376</text:p>
              </table:table-cell>
              <table:table-cell office:value-type="float" office:value="0.936116806662859">
                <text:p>0.936116806662859</text:p>
              </table:table-cell>
              <table:table-cell office:value-type="float" office:value="0.00380530190825451">
                <text:p>0.003805301908254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1986217719376">
                <text:p>1.91986217719376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2.00712863979348">
                <text:p>2.00712863979348</text:p>
              </table:table-cell>
              <table:table-cell office:value-type="float" office:value="0.902859012285174">
                <text:p>0.90285901228517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00712863979348">
                <text:p>2.00712863979348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2.0943951023932">
                <text:p>2.0943951023932</text:p>
              </table:table-cell>
              <table:table-cell office:value-type="float" office:value="0.862729915662821">
                <text:p>0.862729915662821</text:p>
              </table:table-cell>
              <table:table-cell office:value-type="float" office:value="0.00380530190825442">
                <text:p>0.003805301908254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943951023932">
                <text:p>2.0943951023932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2.18166156499291">
                <text:p>2.18166156499291</text:p>
              </table:table-cell>
              <table:table-cell office:value-type="float" office:value="0.816034923451708">
                <text:p>0.816034923451708</text:p>
              </table:table-cell>
              <table:table-cell office:value-type="float" office:value="0.00380530190825446">
                <text:p>0.003805301908254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8166156499291">
                <text:p>2.18166156499291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2.26892802759263">
                <text:p>2.26892802759263</text:p>
              </table:table-cell>
              <table:table-cell office:value-type="float" office:value="0.76312941273777">
                <text:p>0.76312941273777</text:p>
              </table:table-cell>
              <table:table-cell office:value-type="float" office:value="0.0038053019082544">
                <text:p>0.00380530190825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26892802759263">
                <text:p>2.26892802759263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2.35619449019234">
                <text:p>2.35619449019234</text:p>
              </table:table-cell>
              <table:table-cell office:value-type="float" office:value="0.704416026402759">
                <text:p>0.704416026402759</text:p>
              </table:table-cell>
              <table:table-cell office:value-type="float" office:value="0.00380530190825437">
                <text:p>0.003805301908254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35619449019234">
                <text:p>2.35619449019234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44346095279206">
                <text:p>2.44346095279206</text:p>
              </table:table-cell>
              <table:table-cell office:value-type="float" office:value="0.640341608768797">
                <text:p>0.640341608768797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44346095279206">
                <text:p>2.44346095279206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2.53072741539178">
                <text:p>2.53072741539178</text:p>
              </table:table-cell>
              <table:table-cell office:value-type="float" office:value="0.57139380484327">
                <text:p>0.57139380484327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53072741539178">
                <text:p>2.53072741539178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2.61799387799149">
                <text:p>2.61799387799149</text:p>
              </table:table-cell>
              <table:table-cell office:value-type="float" office:value="0.498097349045873">
                <text:p>0.498097349045873</text:p>
              </table:table-cell>
              <table:table-cell office:value-type="float" office:value="0.00380530190825446">
                <text:p>0.003805301908254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61799387799149">
                <text:p>2.61799387799149</text:p>
              </table:table-cell>
              <table:table-cell office:value-type="float" office:value="0.5">
                <text:p>0.5</text:p>
              </table:table-cell>
              <table:table-cell office:value-type="float" office:value="2.70526034059121">
                <text:p>2.70526034059121</text:p>
              </table:table-cell>
              <table:table-cell office:value-type="float" office:value="0.421010071662834">
                <text:p>0.42101007166283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70526034059121">
                <text:p>2.70526034059121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2.79252680319093">
                <text:p>2.79252680319093</text:p>
              </table:table-cell>
              <table:table-cell office:value-type="float" office:value="0.34071865342161">
                <text:p>0.34071865342161</text:p>
              </table:table-cell>
              <table:table-cell office:value-type="float" office:value="0.00380530190825451">
                <text:p>0.003805301908254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79252680319093">
                <text:p>2.79252680319093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2.87979326579064">
                <text:p>2.87979326579064</text:p>
              </table:table-cell>
              <table:table-cell office:value-type="float" office:value="0.2578341604963">
                <text:p>0.2578341604963</text:p>
              </table:table-cell>
              <table:table-cell office:value-type="float" office:value="0.00380530190825439">
                <text:p>0.003805301908254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87979326579064">
                <text:p>2.87979326579064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96705972839036">
                <text:p>2.96705972839036</text:p>
              </table:table-cell>
              <table:table-cell office:value-type="float" office:value="0.172987393925089">
                <text:p>0.172987393925089</text:p>
              </table:table-cell>
              <table:table-cell office:value-type="float" office:value="0.00380530190825454">
                <text:p>0.003805301908254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96705972839036">
                <text:p>2.96705972839036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3.05432619099008">
                <text:p>3.05432619099008</text:p>
              </table:table-cell>
              <table:table-cell office:value-type="float" office:value="0.0868240888334652">
                <text:p>0.0868240888334652</text:p>
              </table:table-cell>
              <table:table-cell office:value-type="float" office:value="0.00380530190825448">
                <text:p>0.003805301908254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5432619099008">
                <text:p>3.05432619099008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3.14159265358979">
                <text:p>3.14159265358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14159265358979">
                <text:p>3.1415926535897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3.22885911618951">
                <text:p>3.22885911618951</text:p>
              </table:table-cell>
              <table:table-cell office:value-type="float" office:value="-0.0868240888334649">
                <text:p>-0.0868240888334649</text:p>
              </table:table-cell>
              <table:table-cell office:value-type="float" office:value="0.00380530190825449">
                <text:p>0.003805301908254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22885911618951">
                <text:p>3.22885911618951</text:p>
              </table:table-cell>
              <table:table-cell office:value-type="float" office:value="-0.0871557427476579">
                <text:p>-0.0871557427476579</text:p>
              </table:table-cell>
              <table:table-cell office:value-type="float" office:value="3.31612557878923">
                <text:p>3.31612557878923</text:p>
              </table:table-cell>
              <table:table-cell office:value-type="float" office:value="-0.17298739392509">
                <text:p>-0.17298739392509</text:p>
              </table:table-cell>
              <table:table-cell office:value-type="float" office:value="0.00380530190825453">
                <text:p>0.003805301908254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31612557878923">
                <text:p>3.31612557878923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3.40339204138894">
                <text:p>3.40339204138894</text:p>
              </table:table-cell>
              <table:table-cell office:value-type="float" office:value="-0.2578341604963">
                <text:p>-0.2578341604963</text:p>
              </table:table-cell>
              <table:table-cell office:value-type="float" office:value="0.0038053019082544">
                <text:p>0.00380530190825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40339204138894">
                <text:p>3.40339204138894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3.49065850398866">
                <text:p>3.49065850398866</text:p>
              </table:table-cell>
              <table:table-cell office:value-type="float" office:value="-0.34071865342161">
                <text:p>-0.34071865342161</text:p>
              </table:table-cell>
              <table:table-cell office:value-type="float" office:value="0.00380530190825452">
                <text:p>0.003805301908254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49065850398866">
                <text:p>3.49065850398866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3.57792496658838">
                <text:p>3.57792496658838</text:p>
              </table:table-cell>
              <table:table-cell office:value-type="float" office:value="-0.421010071662834">
                <text:p>-0.421010071662834</text:p>
              </table:table-cell>
              <table:table-cell office:value-type="float" office:value="0.00380530190825457">
                <text:p>0.003805301908254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57792496658838">
                <text:p>3.57792496658838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3.66519142918809">
                <text:p>3.66519142918809</text:p>
              </table:table-cell>
              <table:table-cell office:value-type="float" office:value="-0.498097349045873">
                <text:p>-0.498097349045873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66519142918809">
                <text:p>3.66519142918809</text:p>
              </table:table-cell>
              <table:table-cell office:value-type="float" office:value="-0.5">
                <text:p>-0.5</text:p>
              </table:table-cell>
              <table:table-cell office:value-type="float" office:value="3.75245789178781">
                <text:p>3.75245789178781</text:p>
              </table:table-cell>
              <table:table-cell office:value-type="float" office:value="-0.57139380484327">
                <text:p>-0.57139380484327</text:p>
              </table:table-cell>
              <table:table-cell office:value-type="float" office:value="0.00380530190825464">
                <text:p>0.003805301908254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75245789178781">
                <text:p>3.75245789178781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3.83972435438752">
                <text:p>3.83972435438752</text:p>
              </table:table-cell>
              <table:table-cell office:value-type="float" office:value="-0.640341608768797">
                <text:p>-0.640341608768797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83972435438752">
                <text:p>3.83972435438752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3.92699081698724">
                <text:p>3.92699081698724</text:p>
              </table:table-cell>
              <table:table-cell office:value-type="float" office:value="-0.704416026402759">
                <text:p>-0.704416026402759</text:p>
              </table:table-cell>
              <table:table-cell office:value-type="float" office:value="0.00380530190825453">
                <text:p>0.003805301908254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92699081698724">
                <text:p>3.92699081698724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4.01425727958696">
                <text:p>4.01425727958696</text:p>
              </table:table-cell>
              <table:table-cell office:value-type="float" office:value="-0.763129412737769">
                <text:p>-0.763129412737769</text:p>
              </table:table-cell>
              <table:table-cell office:value-type="float" office:value="0.00380530190825455">
                <text:p>0.003805301908254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01425727958696">
                <text:p>4.01425727958696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4.10152374218667">
                <text:p>4.10152374218667</text:p>
              </table:table-cell>
              <table:table-cell office:value-type="float" office:value="-0.816034923451708">
                <text:p>-0.816034923451708</text:p>
              </table:table-cell>
              <table:table-cell office:value-type="float" office:value="0.00380530190825446">
                <text:p>0.0038053019082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10152374218667">
                <text:p>4.10152374218667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4.18879020478639">
                <text:p>4.18879020478639</text:p>
              </table:table-cell>
              <table:table-cell office:value-type="float" office:value="-0.86272991566282">
                <text:p>-0.86272991566282</text:p>
              </table:table-cell>
              <table:table-cell office:value-type="float" office:value="0.00380530190825455">
                <text:p>0.003805301908254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18879020478639">
                <text:p>4.188790204786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4.27605666738611">
                <text:p>4.27605666738611</text:p>
              </table:table-cell>
              <table:table-cell office:value-type="float" office:value="-0.902859012285174">
                <text:p>-0.90285901228517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27605666738611">
                <text:p>4.27605666738611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4.36332312998582">
                <text:p>4.36332312998582</text:p>
              </table:table-cell>
              <table:table-cell office:value-type="float" office:value="-0.936116806662859">
                <text:p>-0.936116806662859</text:p>
              </table:table-cell>
              <table:table-cell office:value-type="float" office:value="0.00380530190825451">
                <text:p>0.003805301908254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36332312998582">
                <text:p>4.36332312998582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4.45058959258554">
                <text:p>4.45058959258554</text:p>
              </table:table-cell>
              <table:table-cell office:value-type="float" office:value="-0.962250186899058">
                <text:p>-0.962250186899058</text:p>
              </table:table-cell>
              <table:table-cell office:value-type="float" office:value="0.00380530190825443">
                <text:p>0.003805301908254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45058959258554">
                <text:p>4.45058959258554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4.53785605518526">
                <text:p>4.53785605518526</text:p>
              </table:table-cell>
              <table:table-cell office:value-type="float" office:value="-0.981060262190407">
                <text:p>-0.981060262190407</text:p>
              </table:table-cell>
              <table:table-cell office:value-type="float" office:value="0.00380530190825435">
                <text:p>0.003805301908254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53785605518526">
                <text:p>4.53785605518526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4.62512251778497">
                <text:p>4.62512251778497</text:p>
              </table:table-cell>
              <table:table-cell office:value-type="float" office:value="-0.992403876506104">
                <text:p>-0.99240387650610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62512251778497">
                <text:p>4.62512251778497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4.71238898038469">
                <text:p>4.71238898038469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71238898038469">
                <text:p>4.71238898038469</text:p>
              </table:table-cell>
              <table:table-cell office:value-type="float" office:value="-1">
                <text:p>-1</text:p>
              </table:table-cell>
              <table:table-cell office:value-type="float" office:value="4.79965544298441">
                <text:p>4.79965544298441</text:p>
              </table:table-cell>
              <table:table-cell office:value-type="float" office:value="-0.992403876506104">
                <text:p>-0.99240387650610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79965544298441">
                <text:p>4.79965544298441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4.88692190558412">
                <text:p>4.88692190558412</text:p>
              </table:table-cell>
              <table:table-cell office:value-type="float" office:value="-0.981060262190407">
                <text:p>-0.981060262190407</text:p>
              </table:table-cell>
              <table:table-cell office:value-type="float" office:value="0.00380530190825446">
                <text:p>0.003805301908254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88692190558412">
                <text:p>4.88692190558412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4.97418836818384">
                <text:p>4.97418836818384</text:p>
              </table:table-cell>
              <table:table-cell office:value-type="float" office:value="-0.962250186899058">
                <text:p>-0.962250186899058</text:p>
              </table:table-cell>
              <table:table-cell office:value-type="float" office:value="0.00380530190825443">
                <text:p>0.003805301908254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97418836818384">
                <text:p>4.97418836818384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5.06145483078356">
                <text:p>5.06145483078356</text:p>
              </table:table-cell>
              <table:table-cell office:value-type="float" office:value="-0.936116806662859">
                <text:p>-0.936116806662859</text:p>
              </table:table-cell>
              <table:table-cell office:value-type="float" office:value="0.00380530190825452">
                <text:p>0.003805301908254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06145483078356">
                <text:p>5.06145483078356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5.14872129338327">
                <text:p>5.14872129338327</text:p>
              </table:table-cell>
              <table:table-cell office:value-type="float" office:value="-0.902859012285173">
                <text:p>-0.902859012285173</text:p>
              </table:table-cell>
              <table:table-cell office:value-type="float" office:value="0.00380530190825456">
                <text:p>0.003805301908254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14872129338327">
                <text:p>5.14872129338327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5.23598775598299">
                <text:p>5.23598775598299</text:p>
              </table:table-cell>
              <table:table-cell office:value-type="float" office:value="-0.862729915662821">
                <text:p>-0.862729915662821</text:p>
              </table:table-cell>
              <table:table-cell office:value-type="float" office:value="0.00380530190825442">
                <text:p>0.003805301908254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23598775598299">
                <text:p>5.2359877559829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5.32325421858271">
                <text:p>5.32325421858271</text:p>
              </table:table-cell>
              <table:table-cell office:value-type="float" office:value="-0.816034923451708">
                <text:p>-0.816034923451708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32325421858271">
                <text:p>5.32325421858271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5.41052068118242">
                <text:p>5.41052068118242</text:p>
              </table:table-cell>
              <table:table-cell office:value-type="float" office:value="-0.76312941273777">
                <text:p>-0.76312941273777</text:p>
              </table:table-cell>
              <table:table-cell office:value-type="float" office:value="0.00380530190825455">
                <text:p>0.003805301908254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41052068118242">
                <text:p>5.41052068118242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5.49778714378214">
                <text:p>5.49778714378214</text:p>
              </table:table-cell>
              <table:table-cell office:value-type="float" office:value="-0.704416026402759">
                <text:p>-0.704416026402759</text:p>
              </table:table-cell>
              <table:table-cell office:value-type="float" office:value="0.00380530190825452">
                <text:p>0.003805301908254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49778714378214">
                <text:p>5.49778714378214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5.58505360638185">
                <text:p>5.58505360638185</text:p>
              </table:table-cell>
              <table:table-cell office:value-type="float" office:value="-0.640341608768797">
                <text:p>-0.640341608768797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58505360638185">
                <text:p>5.58505360638185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5.67232006898157">
                <text:p>5.67232006898157</text:p>
              </table:table-cell>
              <table:table-cell office:value-type="float" office:value="-0.57139380484327">
                <text:p>-0.57139380484327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67232006898157">
                <text:p>5.67232006898157</text:p>
              </table:table-cell>
              <table:table-cell office:value-type="float" office:value="-0.573576436351047">
                <text:p>-0.573576436351047</text:p>
              </table:table-cell>
              <table:table-cell office:value-type="float" office:value="5.75958653158129">
                <text:p>5.75958653158129</text:p>
              </table:table-cell>
              <table:table-cell office:value-type="float" office:value="-0.498097349045873">
                <text:p>-0.498097349045873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75958653158129">
                <text:p>5.75958653158129</text:p>
              </table:table-cell>
              <table:table-cell office:value-type="float" office:value="-0.5">
                <text:p>-0.5</text:p>
              </table:table-cell>
              <table:table-cell office:value-type="float" office:value="5.846852994181">
                <text:p>5.846852994181</text:p>
              </table:table-cell>
              <table:table-cell office:value-type="float" office:value="-0.421010071662834">
                <text:p>-0.421010071662834</text:p>
              </table:table-cell>
              <table:table-cell office:value-type="float" office:value="0.00380530190825457">
                <text:p>0.003805301908254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846852994181">
                <text:p>5.846852994181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5.93411945678072">
                <text:p>5.93411945678072</text:p>
              </table:table-cell>
              <table:table-cell office:value-type="float" office:value="-0.34071865342161">
                <text:p>-0.34071865342161</text:p>
              </table:table-cell>
              <table:table-cell office:value-type="float" office:value="0.00380530190825452">
                <text:p>0.003805301908254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93411945678072">
                <text:p>5.93411945678072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6.02138591938044">
                <text:p>6.02138591938044</text:p>
              </table:table-cell>
              <table:table-cell office:value-type="float" office:value="-0.257834160496299">
                <text:p>-0.257834160496299</text:p>
              </table:table-cell>
              <table:table-cell office:value-type="float" office:value="0.0038053019082544">
                <text:p>0.00380530190825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02138591938044">
                <text:p>6.02138591938044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6.10865238198015">
                <text:p>6.10865238198015</text:p>
              </table:table-cell>
              <table:table-cell office:value-type="float" office:value="-0.172987393925089">
                <text:p>-0.172987393925089</text:p>
              </table:table-cell>
              <table:table-cell office:value-type="float" office:value="0.00380530190825453">
                <text:p>0.003805301908254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10865238198015">
                <text:p>6.10865238198015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6.19591884457987">
                <text:p>6.19591884457987</text:p>
              </table:table-cell>
              <table:table-cell office:value-type="float" office:value="-0.0868240888334653">
                <text:p>-0.0868240888334653</text:p>
              </table:table-cell>
              <table:table-cell office:value-type="float" office:value="0.00380530190825447">
                <text:p>0.003805301908254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19591884457987">
                <text:p>6.19591884457987</text:p>
              </table:table-cell>
              <table:table-cell office:value-type="float" office:value="-0.0871557427476583">
                <text:p>-0.0871557427476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28318530717959">
                <text:p>6.28318530717959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1">
      <number:number number:decimal-places="2" number:min-integer-digits="1"/>
      <number:text>%</number:text>
    </number:percentage-style>
    <number:number-style style:name="N118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8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8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044cm" svg:height="10.407cm" xlink:href=".." xlink:type="simple" chart:class="chart:scatter" chart:style-name="ch1">
        <chart:title svg:x="8.93cm" svg:y="0.344cm" chart:style-name="ch2">
          <text:p>Cosine Interpolation</text:p>
        </chart:title>
        <chart:legend chart:legend-position="end" svg:x="19.776cm" svg:y="4.412cm" style:legend-expansion="high" chart:style-name="ch3"/>
        <chart:plot-area chart:style-name="ch4" table:cell-range-address="Sin_Cos_Data.B8:Sin_Cos_Data.B80 Sin_Cos_Data.D5:Sin_Cos_Data.D5 Sin_Cos_Data.D8:Sin_Cos_Data.D80 Sin_Cos_Data.F5:Sin_Cos_Data.F5 Sin_Cos_Data.F9:Sin_Cos_Data.F79 Sin_Cos_Data.J5:Sin_Cos_Data.J5 Sin_Cos_Data.J9:Sin_Cos_Data.J79" chart:data-source-has-labels="row" svg:x="0.89cm" svg:y="1.775cm" svg:width="18.006cm" svg:height="8.004cm">
          <chartooo:coordinate-region svg:x="2.457cm" svg:y="1.972cm" svg:width="15.837cm" svg:height="7.6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in_Cos_Data.D8:Sin_Cos_Data.D80" chart:label-cell-address="Sin_Cos_Data.D5:Sin_Cos_Data.D5" chart:class="chart:scatter">
            <chart:domain table:cell-range-address="Sin_Cos_Data.B8:Sin_Cos_Data.B80"/>
            <chart:data-point chart:repeated="73"/>
          </chart:series>
          <chart:series chart:style-name="ch8" chart:values-cell-range-address="Sin_Cos_Data.F9:Sin_Cos_Data.F79" chart:label-cell-address="Sin_Cos_Data.F5:Sin_Cos_Data.F5" chart:class="chart:scatter">
            <chart:domain table:cell-range-address="Sin_Cos_Data.B9:Sin_Cos_Data.B79"/>
            <chart:data-point chart:repeated="71"/>
          </chart:series>
          <chart:series chart:style-name="ch9" chart:values-cell-range-address="Sin_Cos_Data.J9:Sin_Cos_Data.J79" chart:label-cell-address="Sin_Cos_Data.J5:Sin_Cos_Data.J5" chart:class="chart:scatter">
            <chart:data-point chart:repeated="7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s</text:p>
                <draw:g>
                  <svg:desc>Sin_Cos_Data.D5:Sin_Cos_Data.D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Interp.</text:p>
                <draw:g>
                  <svg:desc>Sin_Cos_Data.F5:Sin_Cos_Data.F5</svg:desc>
                </draw:g>
              </table:table-cell>
              <table:table-cell office:value-type="string">
                <text:p>Error</text:p>
                <draw:g>
                  <svg:desc>Sin_Cos_Data.J5:Sin_Cos_Data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in_Cos_Data.B8:Sin_Cos_Data.B80</svg:desc>
                </draw:g>
              </table:table-cell>
              <table:table-cell office:value-type="float" office:value="1">
                <text:p>1</text:p>
                <draw:g>
                  <svg:desc>Sin_Cos_Data.D8:Sin_Cos_Data.D80</svg:desc>
                </draw:g>
              </table:table-cell>
              <table:table-cell office:value-type="float" office:value="0.0872664625997165">
                <text:p>0.0872664625997165</text:p>
                <draw:g>
                  <svg:desc>Sin_Cos_Data.B9:Sin_Cos_Data.B79</svg:desc>
                </draw:g>
              </table:table-cell>
              <table:table-cell office:value-type="float" office:value="0.992403876506104">
                <text:p>0.992403876506104</text:p>
                <draw:g>
                  <svg:desc>Sin_Cos_Data.F9:Sin_Cos_Data.F79</svg:desc>
                </draw:g>
              </table:table-cell>
              <table:table-cell office:value-type="float" office:value="0.00380530190825444">
                <text:p>0.00380530190825444</text:p>
                <draw:g>
                  <svg:desc>Sin_Cos_Data.J9:Sin_Cos_Data.J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72664625997165">
                <text:p>0.087266462599716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0.174532925199433">
                <text:p>0.174532925199433</text:p>
              </table:table-cell>
              <table:table-cell office:value-type="float" office:value="0.981060262190407">
                <text:p>0.981060262190407</text:p>
              </table:table-cell>
              <table:table-cell office:value-type="float" office:value="0.00380530190825446">
                <text:p>0.003805301908254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4532925199433">
                <text:p>0.174532925199433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261799387799149">
                <text:p>0.261799387799149</text:p>
              </table:table-cell>
              <table:table-cell office:value-type="float" office:value="0.962250186899058">
                <text:p>0.962250186899058</text:p>
              </table:table-cell>
              <table:table-cell office:value-type="float" office:value="0.00380530190825443">
                <text:p>0.003805301908254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1799387799149">
                <text:p>0.26179938779914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0.349065850398866">
                <text:p>0.349065850398866</text:p>
              </table:table-cell>
              <table:table-cell office:value-type="float" office:value="0.936116806662859">
                <text:p>0.936116806662859</text:p>
              </table:table-cell>
              <table:table-cell office:value-type="float" office:value="0.00380530190825451">
                <text:p>0.003805301908254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065850398866">
                <text:p>0.349065850398866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0.436332312998582">
                <text:p>0.436332312998582</text:p>
              </table:table-cell>
              <table:table-cell office:value-type="float" office:value="0.902859012285174">
                <text:p>0.90285901228517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6332312998582">
                <text:p>0.436332312998582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0.523598775598299">
                <text:p>0.523598775598299</text:p>
              </table:table-cell>
              <table:table-cell office:value-type="float" office:value="0.862729915662821">
                <text:p>0.862729915662821</text:p>
              </table:table-cell>
              <table:table-cell office:value-type="float" office:value="0.00380530190825455">
                <text:p>0.00380530190825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23598775598299">
                <text:p>0.52359877559829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610865238198015">
                <text:p>0.610865238198015</text:p>
              </table:table-cell>
              <table:table-cell office:value-type="float" office:value="0.816034923451708">
                <text:p>0.816034923451708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0865238198015">
                <text:p>0.61086523819801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698131700797732">
                <text:p>0.698131700797732</text:p>
              </table:table-cell>
              <table:table-cell office:value-type="float" office:value="0.76312941273777">
                <text:p>0.76312941273777</text:p>
              </table:table-cell>
              <table:table-cell office:value-type="float" office:value="0.0038053019082544">
                <text:p>0.00380530190825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98131700797732">
                <text:p>0.698131700797732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785398163397448">
                <text:p>0.785398163397448</text:p>
              </table:table-cell>
              <table:table-cell office:value-type="float" office:value="0.704416026402759">
                <text:p>0.704416026402759</text:p>
              </table:table-cell>
              <table:table-cell office:value-type="float" office:value="0.00380530190825453">
                <text:p>0.003805301908254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85398163397448">
                <text:p>0.78539816339744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872664625997165">
                <text:p>0.872664625997165</text:p>
              </table:table-cell>
              <table:table-cell office:value-type="float" office:value="0.640341608768797">
                <text:p>0.640341608768797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72664625997165">
                <text:p>0.872664625997165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959931088596881">
                <text:p>0.959931088596881</text:p>
              </table:table-cell>
              <table:table-cell office:value-type="float" office:value="0.57139380484327">
                <text:p>0.57139380484327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59931088596881">
                <text:p>0.959931088596881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1.0471975511966">
                <text:p>1.0471975511966</text:p>
              </table:table-cell>
              <table:table-cell office:value-type="float" office:value="0.498097349045873">
                <text:p>0.498097349045873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471975511966">
                <text:p>1.0471975511966</text:p>
              </table:table-cell>
              <table:table-cell office:value-type="float" office:value="0.5">
                <text:p>0.5</text:p>
              </table:table-cell>
              <table:table-cell office:value-type="float" office:value="1.13446401379631">
                <text:p>1.13446401379631</text:p>
              </table:table-cell>
              <table:table-cell office:value-type="float" office:value="0.421010071662834">
                <text:p>0.421010071662834</text:p>
              </table:table-cell>
              <table:table-cell office:value-type="float" office:value="0.00380530190825457">
                <text:p>0.003805301908254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3446401379631">
                <text:p>1.13446401379631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1.22173047639603">
                <text:p>1.22173047639603</text:p>
              </table:table-cell>
              <table:table-cell office:value-type="float" office:value="0.34071865342161">
                <text:p>0.34071865342161</text:p>
              </table:table-cell>
              <table:table-cell office:value-type="float" office:value="0.00380530190825452">
                <text:p>0.003805301908254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2173047639603">
                <text:p>1.22173047639603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1.30899693899575">
                <text:p>1.30899693899575</text:p>
              </table:table-cell>
              <table:table-cell office:value-type="float" office:value="0.257834160496299">
                <text:p>0.257834160496299</text:p>
              </table:table-cell>
              <table:table-cell office:value-type="float" office:value="0.00380530190825461">
                <text:p>0.003805301908254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0899693899575">
                <text:p>1.3089969389957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1.39626340159546">
                <text:p>1.39626340159546</text:p>
              </table:table-cell>
              <table:table-cell office:value-type="float" office:value="0.17298739392509">
                <text:p>0.17298739392509</text:p>
              </table:table-cell>
              <table:table-cell office:value-type="float" office:value="0.00380530190825437">
                <text:p>0.003805301908254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9626340159546">
                <text:p>1.39626340159546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1.48352986419518">
                <text:p>1.48352986419518</text:p>
              </table:table-cell>
              <table:table-cell office:value-type="float" office:value="0.0868240888334651">
                <text:p>0.0868240888334651</text:p>
              </table:table-cell>
              <table:table-cell office:value-type="float" office:value="0.00380530190825464">
                <text:p>0.003805301908254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8352986419518">
                <text:p>1.48352986419518</text:p>
              </table:table-cell>
              <table:table-cell office:value-type="float" office:value="0.0871557427476581">
                <text:p>0.0871557427476581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1.65806278939461">
                <text:p>1.65806278939461</text:p>
              </table:table-cell>
              <table:table-cell office:value-type="float" office:value="-0.0868240888334652">
                <text:p>-0.0868240888334652</text:p>
              </table:table-cell>
              <table:table-cell office:value-type="float" office:value="0.00380530190825448">
                <text:p>0.003805301908254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5806278939461">
                <text:p>1.65806278939461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1.74532925199433">
                <text:p>1.74532925199433</text:p>
              </table:table-cell>
              <table:table-cell office:value-type="float" office:value="-0.172987393925089">
                <text:p>-0.172987393925089</text:p>
              </table:table-cell>
              <table:table-cell office:value-type="float" office:value="0.00380530190825437">
                <text:p>0.003805301908254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4532925199433">
                <text:p>1.74532925199433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1.83259571459405">
                <text:p>1.83259571459405</text:p>
              </table:table-cell>
              <table:table-cell office:value-type="float" office:value="-0.2578341604963">
                <text:p>-0.2578341604963</text:p>
              </table:table-cell>
              <table:table-cell office:value-type="float" office:value="0.00380530190825461">
                <text:p>0.003805301908254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3259571459405">
                <text:p>1.8325957145940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1.91986217719376">
                <text:p>1.91986217719376</text:p>
              </table:table-cell>
              <table:table-cell office:value-type="float" office:value="-0.34071865342161">
                <text:p>-0.34071865342161</text:p>
              </table:table-cell>
              <table:table-cell office:value-type="float" office:value="0.00380530190825435">
                <text:p>0.003805301908254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1986217719376">
                <text:p>1.91986217719376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2.00712863979348">
                <text:p>2.00712863979348</text:p>
              </table:table-cell>
              <table:table-cell office:value-type="float" office:value="-0.421010071662834">
                <text:p>-0.421010071662834</text:p>
              </table:table-cell>
              <table:table-cell office:value-type="float" office:value="0.00380530190825457">
                <text:p>0.003805301908254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00712863979348">
                <text:p>2.00712863979348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2.0943951023932">
                <text:p>2.0943951023932</text:p>
              </table:table-cell>
              <table:table-cell office:value-type="float" office:value="-0.498097349045873">
                <text:p>-0.498097349045873</text:p>
              </table:table-cell>
              <table:table-cell office:value-type="float" office:value="0.00380530190825446">
                <text:p>0.003805301908254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943951023932">
                <text:p>2.0943951023932</text:p>
              </table:table-cell>
              <table:table-cell office:value-type="float" office:value="-0.5">
                <text:p>-0.5</text:p>
              </table:table-cell>
              <table:table-cell office:value-type="float" office:value="2.18166156499291">
                <text:p>2.18166156499291</text:p>
              </table:table-cell>
              <table:table-cell office:value-type="float" office:value="-0.57139380484327">
                <text:p>-0.57139380484327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8166156499291">
                <text:p>2.18166156499291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2.26892802759263">
                <text:p>2.26892802759263</text:p>
              </table:table-cell>
              <table:table-cell office:value-type="float" office:value="-0.640341608768797">
                <text:p>-0.640341608768797</text:p>
              </table:table-cell>
              <table:table-cell office:value-type="float" office:value="0.00380530190825461">
                <text:p>0.003805301908254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26892802759263">
                <text:p>2.26892802759263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2.35619449019234">
                <text:p>2.35619449019234</text:p>
              </table:table-cell>
              <table:table-cell office:value-type="float" office:value="-0.704416026402759">
                <text:p>-0.704416026402759</text:p>
              </table:table-cell>
              <table:table-cell office:value-type="float" office:value="0.00380530190825453">
                <text:p>0.003805301908254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35619449019234">
                <text:p>2.35619449019234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44346095279206">
                <text:p>2.44346095279206</text:p>
              </table:table-cell>
              <table:table-cell office:value-type="float" office:value="-0.76312941273777">
                <text:p>-0.76312941273777</text:p>
              </table:table-cell>
              <table:table-cell office:value-type="float" office:value="0.0038053019082544">
                <text:p>0.00380530190825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44346095279206">
                <text:p>2.44346095279206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2.53072741539178">
                <text:p>2.53072741539178</text:p>
              </table:table-cell>
              <table:table-cell office:value-type="float" office:value="-0.816034923451709">
                <text:p>-0.816034923451709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53072741539178">
                <text:p>2.53072741539178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2.61799387799149">
                <text:p>2.61799387799149</text:p>
              </table:table-cell>
              <table:table-cell office:value-type="float" office:value="-0.862729915662821">
                <text:p>-0.862729915662821</text:p>
              </table:table-cell>
              <table:table-cell office:value-type="float" office:value="0.00380530190825442">
                <text:p>0.003805301908254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61799387799149">
                <text:p>2.6179938779914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70526034059121">
                <text:p>2.70526034059121</text:p>
              </table:table-cell>
              <table:table-cell office:value-type="float" office:value="-0.902859012285174">
                <text:p>-0.90285901228517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70526034059121">
                <text:p>2.70526034059121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2.79252680319093">
                <text:p>2.79252680319093</text:p>
              </table:table-cell>
              <table:table-cell office:value-type="float" office:value="-0.936116806662859">
                <text:p>-0.936116806662859</text:p>
              </table:table-cell>
              <table:table-cell office:value-type="float" office:value="0.0038053019082544">
                <text:p>0.00380530190825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79252680319093">
                <text:p>2.79252680319093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2.87979326579064">
                <text:p>2.87979326579064</text:p>
              </table:table-cell>
              <table:table-cell office:value-type="float" office:value="-0.962250186899058">
                <text:p>-0.962250186899058</text:p>
              </table:table-cell>
              <table:table-cell office:value-type="float" office:value="0.00380530190825455">
                <text:p>0.003805301908254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87979326579064">
                <text:p>2.87979326579064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6705972839036">
                <text:p>2.96705972839036</text:p>
              </table:table-cell>
              <table:table-cell office:value-type="float" office:value="-0.981060262190407">
                <text:p>-0.981060262190407</text:p>
              </table:table-cell>
              <table:table-cell office:value-type="float" office:value="0.00380530190825446">
                <text:p>0.003805301908254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96705972839036">
                <text:p>2.96705972839036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3.05432619099008">
                <text:p>3.05432619099008</text:p>
              </table:table-cell>
              <table:table-cell office:value-type="float" office:value="-0.992403876506104">
                <text:p>-0.99240387650610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5432619099008">
                <text:p>3.05432619099008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3.14159265358979">
                <text:p>3.14159265358979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14159265358979">
                <text:p>3.14159265358979</text:p>
              </table:table-cell>
              <table:table-cell office:value-type="float" office:value="-1">
                <text:p>-1</text:p>
              </table:table-cell>
              <table:table-cell office:value-type="float" office:value="3.22885911618951">
                <text:p>3.22885911618951</text:p>
              </table:table-cell>
              <table:table-cell office:value-type="float" office:value="-0.992403876506104">
                <text:p>-0.99240387650610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22885911618951">
                <text:p>3.22885911618951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3.31612557878923">
                <text:p>3.31612557878923</text:p>
              </table:table-cell>
              <table:table-cell office:value-type="float" office:value="-0.981060262190407">
                <text:p>-0.981060262190407</text:p>
              </table:table-cell>
              <table:table-cell office:value-type="float" office:value="0.00380530190825446">
                <text:p>0.003805301908254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31612557878923">
                <text:p>3.31612557878923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3.40339204138894">
                <text:p>3.40339204138894</text:p>
              </table:table-cell>
              <table:table-cell office:value-type="float" office:value="-0.962250186899058">
                <text:p>-0.962250186899058</text:p>
              </table:table-cell>
              <table:table-cell office:value-type="float" office:value="0.00380530190825443">
                <text:p>0.003805301908254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40339204138894">
                <text:p>3.40339204138894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3.49065850398866">
                <text:p>3.49065850398866</text:p>
              </table:table-cell>
              <table:table-cell office:value-type="float" office:value="-0.936116806662859">
                <text:p>-0.936116806662859</text:p>
              </table:table-cell>
              <table:table-cell office:value-type="float" office:value="0.00380530190825451">
                <text:p>0.003805301908254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49065850398866">
                <text:p>3.49065850398866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3.57792496658838">
                <text:p>3.57792496658838</text:p>
              </table:table-cell>
              <table:table-cell office:value-type="float" office:value="-0.902859012285174">
                <text:p>-0.90285901228517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57792496658838">
                <text:p>3.57792496658838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3.66519142918809">
                <text:p>3.66519142918809</text:p>
              </table:table-cell>
              <table:table-cell office:value-type="float" office:value="-0.862729915662821">
                <text:p>-0.862729915662821</text:p>
              </table:table-cell>
              <table:table-cell office:value-type="float" office:value="0.00380530190825442">
                <text:p>0.003805301908254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66519142918809">
                <text:p>3.6651914291880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3.75245789178781">
                <text:p>3.75245789178781</text:p>
              </table:table-cell>
              <table:table-cell office:value-type="float" office:value="-0.816034923451708">
                <text:p>-0.816034923451708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75245789178781">
                <text:p>3.75245789178781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3.83972435438752">
                <text:p>3.83972435438752</text:p>
              </table:table-cell>
              <table:table-cell office:value-type="float" office:value="-0.76312941273777">
                <text:p>-0.76312941273777</text:p>
              </table:table-cell>
              <table:table-cell office:value-type="float" office:value="0.0038053019082544">
                <text:p>0.00380530190825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83972435438752">
                <text:p>3.83972435438752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3.92699081698724">
                <text:p>3.92699081698724</text:p>
              </table:table-cell>
              <table:table-cell office:value-type="float" office:value="-0.704416026402759">
                <text:p>-0.704416026402759</text:p>
              </table:table-cell>
              <table:table-cell office:value-type="float" office:value="0.00380530190825452">
                <text:p>0.003805301908254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92699081698724">
                <text:p>3.92699081698724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4.01425727958696">
                <text:p>4.01425727958696</text:p>
              </table:table-cell>
              <table:table-cell office:value-type="float" office:value="-0.640341608768797">
                <text:p>-0.640341608768797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01425727958696">
                <text:p>4.01425727958696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4.10152374218667">
                <text:p>4.10152374218667</text:p>
              </table:table-cell>
              <table:table-cell office:value-type="float" office:value="-0.57139380484327">
                <text:p>-0.57139380484327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10152374218667">
                <text:p>4.10152374218667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4.18879020478639">
                <text:p>4.18879020478639</text:p>
              </table:table-cell>
              <table:table-cell office:value-type="float" office:value="-0.498097349045873">
                <text:p>-0.498097349045873</text:p>
              </table:table-cell>
              <table:table-cell office:value-type="float" office:value="0.00380530190825456">
                <text:p>0.003805301908254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18879020478639">
                <text:p>4.18879020478639</text:p>
              </table:table-cell>
              <table:table-cell office:value-type="float" office:value="-0.5">
                <text:p>-0.5</text:p>
              </table:table-cell>
              <table:table-cell office:value-type="float" office:value="4.27605666738611">
                <text:p>4.27605666738611</text:p>
              </table:table-cell>
              <table:table-cell office:value-type="float" office:value="-0.421010071662834">
                <text:p>-0.42101007166283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27605666738611">
                <text:p>4.27605666738611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4.36332312998582">
                <text:p>4.36332312998582</text:p>
              </table:table-cell>
              <table:table-cell office:value-type="float" office:value="-0.34071865342161">
                <text:p>-0.34071865342161</text:p>
              </table:table-cell>
              <table:table-cell office:value-type="float" office:value="0.00380530190825452">
                <text:p>0.003805301908254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36332312998582">
                <text:p>4.36332312998582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4.45058959258554">
                <text:p>4.45058959258554</text:p>
              </table:table-cell>
              <table:table-cell office:value-type="float" office:value="-0.257834160496299">
                <text:p>-0.257834160496299</text:p>
              </table:table-cell>
              <table:table-cell office:value-type="float" office:value="0.0038053019082544">
                <text:p>0.00380530190825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45058959258554">
                <text:p>4.45058959258554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4.53785605518526">
                <text:p>4.53785605518526</text:p>
              </table:table-cell>
              <table:table-cell office:value-type="float" office:value="-0.172987393925089">
                <text:p>-0.172987393925089</text:p>
              </table:table-cell>
              <table:table-cell office:value-type="float" office:value="0.00380530190825453">
                <text:p>0.003805301908254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53785605518526">
                <text:p>4.53785605518526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4.62512251778497">
                <text:p>4.62512251778497</text:p>
              </table:table-cell>
              <table:table-cell office:value-type="float" office:value="-0.0868240888334653">
                <text:p>-0.0868240888334653</text:p>
              </table:table-cell>
              <table:table-cell office:value-type="float" office:value="0.00380530190825432">
                <text:p>0.003805301908254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62512251778497">
                <text:p>4.62512251778497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4.71238898038469">
                <text:p>4.71238898038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71238898038469">
                <text:p>4.71238898038469</text:p>
              </table:table-cell>
              <table:table-cell office:value-type="float" office:value="-1.83697019872103E-016">
                <text:p>-1.83697019872103E-016</text:p>
              </table:table-cell>
              <table:table-cell office:value-type="float" office:value="4.79965544298441">
                <text:p>4.79965544298441</text:p>
              </table:table-cell>
              <table:table-cell office:value-type="float" office:value="0.0868240888334649">
                <text:p>0.0868240888334649</text:p>
              </table:table-cell>
              <table:table-cell office:value-type="float" office:value="0.00380530190825433">
                <text:p>0.003805301908254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79965544298441">
                <text:p>4.79965544298441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4.88692190558412">
                <text:p>4.88692190558412</text:p>
              </table:table-cell>
              <table:table-cell office:value-type="float" office:value="0.172987393925089">
                <text:p>0.172987393925089</text:p>
              </table:table-cell>
              <table:table-cell office:value-type="float" office:value="0.00380530190825438">
                <text:p>0.003805301908254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88692190558412">
                <text:p>4.88692190558412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4.97418836818384">
                <text:p>4.97418836818384</text:p>
              </table:table-cell>
              <table:table-cell office:value-type="float" office:value="0.257834160496299">
                <text:p>0.257834160496299</text:p>
              </table:table-cell>
              <table:table-cell office:value-type="float" office:value="0.00380530190825462">
                <text:p>0.003805301908254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97418836818384">
                <text:p>4.97418836818384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5.06145483078356">
                <text:p>5.06145483078356</text:p>
              </table:table-cell>
              <table:table-cell office:value-type="float" office:value="0.34071865342161">
                <text:p>0.34071865342161</text:p>
              </table:table-cell>
              <table:table-cell office:value-type="float" office:value="0.00380530190825451">
                <text:p>0.003805301908254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06145483078356">
                <text:p>5.06145483078356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5.14872129338327">
                <text:p>5.14872129338327</text:p>
              </table:table-cell>
              <table:table-cell office:value-type="float" office:value="0.421010071662835">
                <text:p>0.421010071662835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14872129338327">
                <text:p>5.14872129338327</text:p>
              </table:table-cell>
              <table:table-cell office:value-type="float" office:value="0.4226182617407">
                <text:p>0.4226182617407</text:p>
              </table:table-cell>
              <table:table-cell office:value-type="float" office:value="5.23598775598299">
                <text:p>5.23598775598299</text:p>
              </table:table-cell>
              <table:table-cell office:value-type="float" office:value="0.498097349045873">
                <text:p>0.498097349045873</text:p>
              </table:table-cell>
              <table:table-cell office:value-type="float" office:value="0.00380530190825456">
                <text:p>0.003805301908254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23598775598299">
                <text:p>5.23598775598299</text:p>
              </table:table-cell>
              <table:table-cell office:value-type="float" office:value="0.5">
                <text:p>0.5</text:p>
              </table:table-cell>
              <table:table-cell office:value-type="float" office:value="5.32325421858271">
                <text:p>5.32325421858271</text:p>
              </table:table-cell>
              <table:table-cell office:value-type="float" office:value="0.57139380484327">
                <text:p>0.57139380484327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32325421858271">
                <text:p>5.32325421858271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5.41052068118242">
                <text:p>5.41052068118242</text:p>
              </table:table-cell>
              <table:table-cell office:value-type="float" office:value="0.640341608768797">
                <text:p>0.640341608768797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41052068118242">
                <text:p>5.41052068118242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5.49778714378214">
                <text:p>5.49778714378214</text:p>
              </table:table-cell>
              <table:table-cell office:value-type="float" office:value="0.704416026402759">
                <text:p>0.704416026402759</text:p>
              </table:table-cell>
              <table:table-cell office:value-type="float" office:value="0.00380530190825437">
                <text:p>0.003805301908254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49778714378214">
                <text:p>5.49778714378214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5.58505360638185">
                <text:p>5.58505360638185</text:p>
              </table:table-cell>
              <table:table-cell office:value-type="float" office:value="0.763129412737769">
                <text:p>0.763129412737769</text:p>
              </table:table-cell>
              <table:table-cell office:value-type="float" office:value="0.0038053019082544">
                <text:p>0.00380530190825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58505360638185">
                <text:p>5.58505360638185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5.67232006898157">
                <text:p>5.67232006898157</text:p>
              </table:table-cell>
              <table:table-cell office:value-type="float" office:value="0.816034923451708">
                <text:p>0.816034923451708</text:p>
              </table:table-cell>
              <table:table-cell office:value-type="float" office:value="0.00380530190825446">
                <text:p>0.003805301908254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67232006898157">
                <text:p>5.67232006898157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5.75958653158129">
                <text:p>5.75958653158129</text:p>
              </table:table-cell>
              <table:table-cell office:value-type="float" office:value="0.86272991566282">
                <text:p>0.86272991566282</text:p>
              </table:table-cell>
              <table:table-cell office:value-type="float" office:value="0.00380530190825455">
                <text:p>0.003805301908254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75958653158129">
                <text:p>5.7595865315812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5.846852994181">
                <text:p>5.846852994181</text:p>
              </table:table-cell>
              <table:table-cell office:value-type="float" office:value="0.902859012285174">
                <text:p>0.90285901228517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846852994181">
                <text:p>5.846852994181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5.93411945678072">
                <text:p>5.93411945678072</text:p>
              </table:table-cell>
              <table:table-cell office:value-type="float" office:value="0.936116806662859">
                <text:p>0.936116806662859</text:p>
              </table:table-cell>
              <table:table-cell office:value-type="float" office:value="0.00380530190825451">
                <text:p>0.003805301908254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93411945678072">
                <text:p>5.93411945678072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6.02138591938044">
                <text:p>6.02138591938044</text:p>
              </table:table-cell>
              <table:table-cell office:value-type="float" office:value="0.962250186899058">
                <text:p>0.962250186899058</text:p>
              </table:table-cell>
              <table:table-cell office:value-type="float" office:value="0.00380530190825443">
                <text:p>0.003805301908254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02138591938044">
                <text:p>6.02138591938044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6.10865238198015">
                <text:p>6.10865238198015</text:p>
              </table:table-cell>
              <table:table-cell office:value-type="float" office:value="0.981060262190407">
                <text:p>0.981060262190407</text:p>
              </table:table-cell>
              <table:table-cell office:value-type="float" office:value="0.00380530190825435">
                <text:p>0.003805301908254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10865238198015">
                <text:p>6.10865238198015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6.19591884457987">
                <text:p>6.19591884457987</text:p>
              </table:table-cell>
              <table:table-cell office:value-type="float" office:value="0.992403876506104">
                <text:p>0.99240387650610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19591884457987">
                <text:p>6.19591884457987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28318530717959">
                <text:p>6.2831853071795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